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1" svg:font-family="'Segoe UI'" style:font-family-generic="swiss"/>
    <style:font-face style:name="Courier New" svg:font-family="'Courier New'"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2" svg:font-family="'Segoe UI'"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fo:color="#b2b2b2" style:font-name="Arial"/>
    </style:style>
    <style:style style:name="P3" style:family="paragraph" style:parent-style-name="Standard">
      <style:paragraph-properties fo:text-align="justify" style:justify-single-word="false"/>
      <style:text-properties fo:color="#b2b2b2"/>
    </style:style>
    <style:style style:name="P4" style:family="paragraph" style:parent-style-name="Standard">
      <style:paragraph-properties fo:text-align="justify" style:justify-single-word="false"/>
      <style:text-properties fo:color="#cccccc" style:font-name="Arial"/>
    </style:style>
    <style:style style:name="P5" style:family="paragraph" style:parent-style-name="Standard">
      <style:text-properties style:font-name="Ari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ackground-color="#ffffff">
        <style:background-image/>
      </style:paragraph-properties>
      <style:text-properties style:font-name="Arial"/>
    </style:style>
    <style:style style:name="P8" style:family="paragraph" style:parent-style-name="Standard">
      <style:text-properties style:font-name="Arial" fo:font-weight="bold" style:font-weight-asian="bold"/>
    </style:style>
    <style:style style:name="P9" style:family="paragraph" style:parent-style-name="Standard" style:list-style-name="L1">
      <style:paragraph-properties fo:text-align="justify" style:justify-single-word="false"/>
    </style:style>
    <style:style style:name="P10" style:family="paragraph" style:parent-style-name="EndNote_20_Bibliography">
      <style:paragraph-properties fo:margin-left="1.27cm" fo:margin-right="0cm" fo:text-indent="-1.27cm" style:auto-text-indent="false"/>
      <style:text-properties style:font-name="Arial"/>
    </style:style>
    <style:style style:name="P11" style:family="paragraph" style:parent-style-name="Standard">
      <style:paragraph-properties fo:text-align="justify" style:justify-single-word="false"/>
    </style:style>
    <style:style style:name="P12" style:family="paragraph" style:parent-style-name="EndNote_20_Bibliography">
      <style:paragraph-properties fo:margin-left="1.27cm" fo:margin-right="0cm" fo:margin-top="0cm" fo:margin-bottom="0cm" fo:text-indent="-1.27cm" style:auto-text-indent="false"/>
    </style:style>
    <style:style style:name="P13" style:family="paragraph" style:parent-style-name="EndNote_20_Bibliography">
      <style:paragraph-properties fo:margin-left="1.27cm" fo:margin-right="0cm" fo:text-indent="-1.27cm" style:auto-text-indent="false"/>
    </style:style>
    <style:style style:name="P14" style:family="paragraph" style:parent-style-name="EndNote_20_Bibliography">
      <style:paragraph-properties fo:margin-left="1.27cm" fo:margin-right="0cm" fo:text-indent="-1.27cm" style:auto-text-indent="false"/>
      <style:text-properties style:font-name="Arial"/>
    </style:style>
    <style:style style:name="P15" style:family="paragraph" style:parent-style-name="EndNote_20_Bibliography">
      <style:paragraph-properties fo:margin-left="0cm" fo:margin-right="0cm" fo:text-indent="0cm" style:auto-text-indent="false"/>
    </style:style>
    <style:style style:name="P16" style:family="paragraph" style:parent-style-name="EndNote_20_Bibliography">
      <style:paragraph-properties fo:margin-left="0cm" fo:margin-right="0cm" fo:text-indent="0cm" style:auto-text-indent="false"/>
      <style:text-properties style:font-name="Arial"/>
    </style:style>
    <style:style style:name="P17" style:family="paragraph" style:parent-style-name="Standard">
      <style:paragraph-properties fo:text-align="justify" style:justify-single-word="false"/>
      <style:text-properties fo:color="#b2b2b2"/>
    </style:style>
    <style:style style:name="P18" style:family="paragraph" style:parent-style-name="Standard">
      <style:paragraph-properties fo:text-align="justify" style:justify-single-word="false"/>
      <style:text-properties fo:color="#b2b2b2" style:font-name="Arial"/>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fo:color="#000000" style:font-name="Arial" style:font-name-complex="Calibri2"/>
    </style:style>
    <style:style style:name="P21" style:family="paragraph" style:parent-style-name="Standard">
      <style:text-properties fo:color="#000000" style:font-name="Arial" fo:font-weight="bold" style:font-weight-asian="bold"/>
    </style:style>
    <style:style style:name="P22" style:family="paragraph" style:parent-style-name="Standard">
      <style:text-properties fo:color="#cccccc" style:font-name="Arial"/>
    </style:style>
    <style:style style:name="P23" style:family="paragraph" style:parent-style-name="Standard">
      <style:text-properties fo:color="#cccccc" style:font-name="Arial" fo:font-weight="bold" style:font-weight-asian="bold"/>
    </style:style>
    <style:style style:name="P24" style:family="paragraph" style:parent-style-name="Standard">
      <style:paragraph-properties fo:text-align="justify" style:justify-single-word="false"/>
      <style:text-properties fo:color="#cccccc" style:font-name="Arial" fo:font-weight="bold" style:font-weight-asian="bold"/>
    </style:style>
    <style:style style:name="P25" style:family="paragraph" style:parent-style-name="Standard">
      <style:paragraph-properties fo:text-align="justify" style:justify-single-word="false"/>
      <style:text-properties fo:color="#cccccc" style:font-name="Arial"/>
    </style:style>
    <style:style style:name="P26" style:family="paragraph" style:parent-style-name="Standard">
      <style:text-properties fo:color="#cccccc" style:font-name="Arial" fo:font-size="14pt" style:font-size-asian="14pt"/>
    </style:style>
    <style:style style:name="P27" style:family="paragraph" style:parent-style-name="Standard">
      <style:paragraph-properties fo:text-align="justify" style:justify-single-word="false"/>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1">
      <style:paragraph-properties fo:text-align="justify" style:justify-single-word="false"/>
    </style:style>
    <style:style style:name="P30" style:family="paragraph" style:parent-style-name="Standard">
      <style:text-properties style:font-name="Arial"/>
    </style:style>
    <style:style style:name="P31" style:family="paragraph" style:parent-style-name="Standard">
      <style:text-properties style:font-name="Arial" fo:font-size="14pt" style:font-size-asian="14pt"/>
    </style:style>
    <style:style style:name="P32" style:family="paragraph" style:parent-style-name="Standard">
      <style:text-properties style:font-name="Arial" fo:font-weight="bold" style:font-weight-asian="bold"/>
    </style:style>
    <style:style style:name="P33" style:family="paragraph" style:parent-style-name="Standard">
      <style:text-properties style:font-name="Arial" fo:font-weight="bold" style:font-weight-asian="bold" style:font-weight-complex="bold"/>
    </style:style>
    <style:style style:name="P34" style:family="paragraph" style:parent-style-name="Standard">
      <style:paragraph-properties fo:text-align="justify" style:justify-single-word="false"/>
      <style:text-properties style:font-name="Arial" fo:font-weight="bold" style:font-weight-asian="bold" style:font-weight-complex="bold"/>
    </style:style>
    <style:style style:name="P35" style:family="paragraph" style:parent-style-name="Standard">
      <style:text-properties style:font-name="Arial" style:font-size-complex="10pt"/>
    </style:style>
    <style:style style:name="P36" style:family="paragraph" style:parent-style-name="Standard">
      <style:paragraph-properties fo:text-align="justify" style:justify-single-word="false"/>
      <style:text-properties style:font-name="Arial"/>
    </style:style>
    <style:style style:name="P37" style:family="paragraph" style:parent-style-name="Standard">
      <style:paragraph-properties fo:text-align="justify" style:justify-single-word="false"/>
      <style:text-properties style:font-name="Arial" fo:font-weight="normal" style:font-weight-asian="normal" style:font-weight-complex="normal"/>
    </style:style>
    <style:style style:name="P38" style:family="paragraph" style:parent-style-name="Standard">
      <style:paragraph-properties fo:text-align="justify" style:justify-single-word="false"/>
      <style:text-properties style:font-name="Arial" fo:font-size="11pt" style:font-size-asian="11pt" style:font-size-complex="11pt"/>
    </style:style>
    <style:style style:name="P39" style:family="paragraph" style:parent-style-name="Standard">
      <style:paragraph-properties fo:text-align="justify" style:justify-single-word="false"/>
      <style:text-properties style:font-name="Arial" fo:background-color="#ffff00"/>
    </style:style>
    <style:style style:name="P40" style:family="paragraph" style:parent-style-name="Standard">
      <style:paragraph-properties fo:margin-top="0cm" fo:margin-bottom="0.212cm" fo:text-align="justify" style:justify-single-word="false"/>
      <style:text-properties fo:color="#000000" style:font-name="Arial"/>
    </style:style>
    <style:style style:name="P41" style:family="paragraph" style:parent-style-name="Standard">
      <style:paragraph-properties fo:margin-top="0cm" fo:margin-bottom="0.212cm" fo:text-align="justify" style:justify-single-word="false"/>
      <style:text-properties fo:color="#000000" style:font-name="Arial" fo:font-weight="bold" style:font-weight-asian="bold"/>
    </style:style>
    <style:style style:name="P42" style:family="paragraph" style:parent-style-name="Standard">
      <style:paragraph-properties fo:margin-top="0cm" fo:margin-bottom="0.212cm" fo:text-align="justify" style:justify-single-word="false"/>
      <style:text-properties style:font-name="Arial"/>
    </style:style>
    <style:style style:name="P43" style:family="paragraph" style:parent-style-name="Standard">
      <style:paragraph-properties fo:margin-top="0cm" fo:margin-bottom="0.212cm" fo:text-align="justify" style:justify-single-word="false"/>
      <style:text-properties style:font-name="Arial" fo:font-weight="bold" style:font-weight-asian="bold"/>
    </style:style>
    <style:style style:name="P44" style:family="paragraph" style:parent-style-name="Standard">
      <style:paragraph-properties fo:margin-top="0cm" fo:margin-bottom="0.212cm" fo:text-align="justify" style:justify-single-word="false"/>
      <style:text-properties style:font-name="Arial" fo:font-weight="bold" style:font-weight-asian="bold" style:font-weight-complex="bold"/>
    </style:style>
    <style:style style:name="P45" style:family="paragraph" style:parent-style-name="Standard">
      <style:paragraph-properties fo:margin-top="0cm" fo:margin-bottom="0.212cm" fo:text-align="justify" style:justify-single-word="false"/>
      <style:text-properties fo:color="#cccccc" style:font-name="Arial"/>
    </style:style>
    <style:style style:name="P46" style:family="paragraph" style:parent-style-name="Standard">
      <style:paragraph-properties fo:text-align="justify" style:justify-single-word="false" fo:background-color="#ffffff">
        <style:background-image/>
      </style:paragraph-properties>
      <style:text-properties style:font-name="Arial"/>
    </style:style>
    <style:style style:name="P47" style:family="paragraph" style:parent-style-name="Standard" style:master-page-name="Standard">
      <style:paragraph-properties style:page-number="auto"/>
      <style:text-properties style:font-name="Arial" fo:font-size="16pt" fo:font-weight="bold" style:font-size-asian="16pt" style:font-weight-asian="bold"/>
    </style:style>
    <style:style style:name="P48" style:family="paragraph" style:parent-style-name="Listenabsatz">
      <style:paragraph-properties fo:margin-left="0cm" fo:margin-right="0cm" fo:text-align="justify" style:justify-single-word="false" fo:text-indent="0cm" style:auto-text-indent="false">
        <style:tab-stops/>
      </style:paragraph-properties>
      <style:text-properties fo:color="#cccccc" style:font-name="Arial" fo:language="en" fo:country="US" fo:font-weight="normal" style:font-weight-asian="normal" style:font-weight-complex="normal"/>
    </style:style>
    <style:style style:name="P49" style:family="paragraph" style:parent-style-name="Listenabsatz">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style>
    <style:style style:name="P50" style:family="paragraph" style:parent-style-name="Listenabsatz">
      <style:paragraph-properties fo:margin-left="0cm" fo:margin-right="0cm" fo:text-align="justify" style:justify-single-word="false" fo:text-indent="0cm" style:auto-text-indent="false">
        <style:tab-stops/>
      </style:paragraph-properties>
      <style:text-properties style:font-name="Arial" fo:language="en" fo:country="US"/>
    </style:style>
    <style:style style:name="P51" style:family="paragraph">
      <style:paragraph-properties fo:margin-left="0cm" fo:margin-right="0cm" fo:margin-top="0cm" fo:margin-bottom="0cm" fo:line-height="108%" fo:text-align="start" fo:text-indent="0cm" style:text-autospace="ideograph-alpha" style:punctuation-wrap="simple"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8%"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b2b2b2"/>
    </style:style>
    <style:style style:name="T2" style:family="text">
      <style:text-properties fo:background-color="#ffff00"/>
    </style:style>
    <style:style style:name="T3" style:family="text">
      <style:text-properties fo:background-color="#00ff00"/>
    </style:style>
    <style:style style:name="T4" style:family="text">
      <style:text-properties style:font-name="Arial"/>
    </style:style>
    <style:style style:name="T5" style:family="text">
      <style:text-properties style:font-name="Arial" fo:background-color="#00ff00"/>
    </style:style>
    <style:style style:name="T6" style:family="text">
      <style:text-properties fo:font-style="italic" style:font-style-asian="italic"/>
    </style:style>
    <style:style style:name="T7" style:family="text"/>
    <style:style style:name="T8" style:family="text">
      <style:text-properties fo:color="#b2b2b2"/>
    </style:style>
    <style:style style:name="T9" style:family="text">
      <style:text-properties fo:background-color="#ffff00"/>
    </style:style>
    <style:style style:name="T10" style:family="text">
      <style:text-properties fo:background-color="#ffff00" style:font-name-complex="Calibri2"/>
    </style:style>
    <style:style style:name="T11" style:family="text">
      <style:text-properties fo:background-color="#00ff00"/>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ize="14pt" style:font-size-asian="14pt"/>
    </style:style>
    <style:style style:name="T15" style:family="text">
      <style:text-properties fo:font-size="14pt" fo:font-weight="bold" style:font-size-asian="14pt" style:font-weight-asian="bold"/>
    </style:style>
    <style:style style:name="T16" style:family="text">
      <style:text-properties style:font-size-complex="10pt"/>
    </style:style>
    <style:style style:name="T17" style:family="text">
      <style:text-properties style:font-name-complex="Calibri2"/>
    </style:style>
    <style:style style:name="T18" style:family="text">
      <style:text-properties style:text-position="sub 58%"/>
    </style:style>
    <style:style style:name="T19" style:family="text">
      <style:text-properties fo:color="#212121" style:font-name="Arial" style:font-name-complex="Calibri2"/>
    </style:style>
    <style:style style:name="T20" style:family="text">
      <style:text-properties fo:background-color="#ffffff"/>
    </style:style>
    <style:style style:name="T21" style:family="text">
      <style:text-properties style:use-window-font-color="true" fo:language="en" fo:country="US"/>
    </style:style>
    <style:style style:name="T22" style:family="text">
      <style:text-properties style:use-window-font-color="true" style:font-name="Arial" fo:language="en" fo:country="US"/>
    </style:style>
    <style:style style:name="T23" style:family="text">
      <style:text-properties style:use-window-font-color="true" style:font-name="Arial" fo:language="en" fo:country="US" fo:font-style="italic" fo:font-weight="normal" style:font-style-asian="italic" style:font-weight-asian="normal" style:font-style-complex="italic" style:font-weight-complex="normal"/>
    </style:style>
    <style:style style:name="T24" style:family="text">
      <style:text-properties style:use-window-font-color="true" style:font-name="Arial" fo:language="en" fo:country="US" fo:font-weight="normal" style:font-weight-asian="normal" style:font-weight-complex="normal"/>
    </style:style>
    <style:style style:name="T25" style:family="text">
      <style:text-properties style:use-window-font-color="true" style:font-name="Arial" fo:font-size="11pt" fo:language="en" fo:country="U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style:use-window-font-color="true" style:font-name="Arial" fo:font-size="11pt" fo:language="en" fo:country="US" fo:font-style="normal" style:font-name-asian="Courier New" style:font-size-asian="11pt" style:font-style-asian="normal" style:font-name-complex="Courier New" style:font-size-complex="11pt" style:font-style-complex="normal"/>
    </style:style>
    <style:style style:name="T27" style:family="text">
      <style:text-properties fo:background-color="#ffff99"/>
    </style:style>
    <style:style style:name="T28" style:family="text">
      <style:text-properties fo:color="#ff3333" style:text-underline-style="solid" style:text-underline-width="auto" style:text-underline-color="font-color" fo:font-weight="bold" fo:background-color="#ffff99" style:font-weight-asian="bold" style:font-weight-complex="bold"/>
    </style:style>
    <style:style style:name="T29" style:family="text">
      <style:text-properties style:font-name="Arial"/>
    </style:style>
    <style:style style:name="T30" style:family="text">
      <style:text-properties style:font-name="Arial" fo:font-weight="normal" style:font-weight-asian="normal" style:font-weight-complex="normal"/>
    </style:style>
    <style:style style:name="T31" style:family="text">
      <style:text-properties style:font-name="Arial" fo:font-style="italic"/>
    </style:style>
    <style:style style:name="T32" style:family="text">
      <style:text-properties style:font-name="Arial" fo:font-style="italic" fo:font-weight="normal" style:font-style-asian="italic" style:font-weight-asian="normal" style:font-style-complex="italic" style:font-weight-complex="normal"/>
    </style:style>
    <style:style style:name="T33" style:family="text">
      <style:text-properties style:font-name="Arial" fo:font-style="italic" style:font-style-asian="italic"/>
    </style:style>
    <style:style style:name="T34" style:family="text">
      <style:text-properties style:font-name="Arial" fo:font-style="normal" fo:font-weight="normal" style:font-style-asian="normal" style:font-weight-asian="normal" style:font-style-complex="normal" style:font-weight-complex="normal"/>
    </style:style>
    <style:style style:name="T35" style:family="text">
      <style:text-properties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6" style:family="text">
      <style:text-properties style:font-name="Arial" style:font-name-complex="Calibri2"/>
    </style:style>
    <style:style style:name="T37" style:family="text">
      <style:text-properties style:font-name="Arial" fo:background-color="#00ff00"/>
    </style:style>
    <style:style style:name="T38" style:family="text">
      <style:text-properties fo:color="#000000"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1" style:family="text">
      <style:text-properties fo:color="#000000" fo:font-size="10pt" style:font-size-asian="10pt" style:font-size-complex="10pt"/>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785451624" text:id="ct785451624">
          <text:format-change>
            <office:change-info>
              <dc:creator>Corentin Nelias</dc:creator>
              <dc:date>2025-06-26T12:57:00</dc:date>
            </office:change-info>
          </text:format-change>
        </text:changed-region>
        <text:changed-region xml:id="ct241602168" text:id="ct241602168">
          <text:deletion>
            <office:change-info>
              <dc:creator>Wolf, David</dc:creator>
              <dc:date>2023-12-28T18:26:00</dc:date>
            </office:change-info>
            <text:p text:style-name="P1">The </text:p>
          </text:deletion>
        </text:changed-region>
        <text:changed-region xml:id="ct241601336" text:id="ct241601336">
          <text:insertion>
            <office:change-info>
              <dc:creator>Wolf, David</dc:creator>
              <dc:date>2023-12-28T18:26:00</dc:date>
            </office:change-info>
          </text:insertion>
        </text:changed-region>
        <text:changed-region xml:id="ct785452040" text:id="ct785452040">
          <text:format-change>
            <office:change-info>
              <dc:creator>Corentin Nelias</dc:creator>
              <dc:date>2025-06-26T12:57:00</dc:date>
            </office:change-info>
          </text:format-change>
        </text:changed-region>
        <text:changed-region xml:id="ct241603832" text:id="ct241603832">
          <text:insertion>
            <office:change-info>
              <dc:creator>Wolf, David</dc:creator>
              <dc:date>2023-12-28T18:26:00</dc:date>
            </office:change-info>
          </text:insertion>
        </text:changed-region>
        <text:changed-region xml:id="ct785453704" text:id="ct785453704">
          <text:format-change>
            <office:change-info>
              <dc:creator>Corentin Nelias</dc:creator>
              <dc:date>2025-06-26T12:57:00</dc:date>
            </office:change-info>
          </text:format-change>
        </text:changed-region>
        <text:changed-region xml:id="ct241604040" text:id="ct241604040">
          <text:insertion>
            <office:change-info>
              <dc:creator>Wolf, David</dc:creator>
              <dc:date>2023-12-28T18:26:00</dc:date>
            </office:change-info>
          </text:insertion>
        </text:changed-region>
        <text:changed-region xml:id="ct785452144" text:id="ct785452144">
          <text:format-change>
            <office:change-info>
              <dc:creator>Corentin Nelias</dc:creator>
              <dc:date>2025-06-26T12:57:00</dc:date>
            </office:change-info>
          </text:format-change>
        </text:changed-region>
        <text:changed-region xml:id="ct241603624" text:id="ct241603624">
          <text:insertion>
            <office:change-info>
              <dc:creator>Wolf, David</dc:creator>
              <dc:date>2023-12-28T18:26:00</dc:date>
            </office:change-info>
          </text:insertion>
        </text:changed-region>
        <text:changed-region xml:id="ct241603728" text:id="ct241603728">
          <text:insertion>
            <office:change-info>
              <dc:creator>Wolf, David</dc:creator>
              <dc:date>2023-12-28T18:27:00</dc:date>
            </office:change-info>
          </text:insertion>
        </text:changed-region>
        <text:changed-region xml:id="ct241603104" text:id="ct241603104">
          <text:deletion>
            <office:change-info>
              <dc:creator>Wolf, David</dc:creator>
              <dc:date>2023-12-28T18:26:00</dc:date>
            </office:change-info>
            <text:p text:style-name="P1">gold standard </text:p>
          </text:deletion>
        </text:changed-region>
        <text:changed-region xml:id="ct785452352" text:id="ct785452352">
          <text:format-change>
            <office:change-info>
              <dc:creator>Corentin Nelias</dc:creator>
              <dc:date>2025-06-26T12:57:00</dc:date>
            </office:change-info>
          </text:format-change>
        </text:changed-region>
        <text:changed-region xml:id="ct241603208" text:id="ct241603208">
          <text:deletion>
            <office:change-info>
              <dc:creator>Wolf, David</dc:creator>
              <dc:date>2023-12-28T18:27:00</dc:date>
            </office:change-info>
            <text:p text:style-name="P1">. In the first cohort, it</text:p>
          </text:deletion>
        </text:changed-region>
        <text:changed-region xml:id="ct241602376" text:id="ct241602376">
          <text:insertion>
            <office:change-info>
              <dc:creator>Wolf, David</dc:creator>
              <dc:date>2023-12-28T18:27:00</dc:date>
            </office:change-info>
          </text:insertion>
        </text:changed-region>
        <text:changed-region xml:id="ct241604352" text:id="ct241604352">
          <text:deletion>
            <office:change-info>
              <dc:creator>Wolf, David</dc:creator>
              <dc:date>2023-12-28T18:27:00</dc:date>
            </office:change-info>
            <text:p text:style-name="P1"><text:s/></text:p>
          </text:deletion>
        </text:changed-region>
        <text:changed-region xml:id="ct785452560" text:id="ct785452560">
          <text:format-change>
            <office:change-info>
              <dc:creator>Corentin Nelias</dc:creator>
              <dc:date>2025-06-26T12:57:00</dc:date>
            </office:change-info>
          </text:format-change>
        </text:changed-region>
        <text:changed-region xml:id="ct241604456" text:id="ct241604456">
          <text:deletion>
            <office:change-info>
              <dc:creator>Wolf, David</dc:creator>
              <dc:date>2023-12-28T18:27:00</dc:date>
            </office:change-info>
            <text:p text:style-name="P1">autonomous </text:p>
          </text:deletion>
        </text:changed-region>
        <text:changed-region xml:id="ct241602480" text:id="ct241602480">
          <text:insertion>
            <office:change-info>
              <dc:creator>Wolf, David</dc:creator>
              <dc:date>2023-12-28T18:27:00</dc:date>
            </office:change-info>
          </text:insertion>
        </text:changed-region>
        <text:changed-region xml:id="ct785452768" text:id="ct785452768">
          <text:format-change>
            <office:change-info>
              <dc:creator>Corentin Nelias</dc:creator>
              <dc:date>2025-06-26T12:57:00</dc:date>
            </office:change-info>
          </text:format-change>
        </text:changed-region>
        <text:changed-region xml:id="ct241601440" text:id="ct241601440">
          <text:insertion>
            <office:change-info>
              <dc:creator>Wolf, David</dc:creator>
              <dc:date>2023-12-28T18:40:00</dc:date>
            </office:change-info>
          </text:insertion>
        </text:changed-region>
        <text:changed-region xml:id="ct785454120" text:id="ct785454120">
          <text:format-change>
            <office:change-info>
              <dc:creator>Corentin Nelias</dc:creator>
              <dc:date>2025-06-26T12:57:00</dc:date>
            </office:change-info>
          </text:format-change>
        </text:changed-region>
        <text:changed-region xml:id="ct241601544" text:id="ct241601544">
          <text:deletion>
            <office:change-info>
              <dc:creator>Wolf, David</dc:creator>
              <dc:date>2023-12-28T18:45:00</dc:date>
            </office:change-info>
            <text:p text:style-name="P1"/>
            <text:p text:style-name="P1"/>
          </text:deletion>
        </text:changed-region>
        <text:changed-region xml:id="ct785456096" text:id="ct785456096">
          <text:format-change>
            <office:change-info>
              <dc:creator>Corentin Nelias</dc:creator>
              <dc:date>2025-06-26T12:57:00</dc:date>
            </office:change-info>
          </text:format-change>
        </text:changed-region>
        <text:changed-region xml:id="ct241601648" text:id="ct241601648">
          <text:deletion>
            <office:change-info>
              <dc:creator>Wolf, David</dc:creator>
              <dc:date>2023-12-28T18:29:00</dc:date>
            </office:change-info>
            <text:p text:style-name="P1">(3 weeks, 10 animals) </text:p>
          </text:deletion>
        </text:changed-region>
        <text:changed-region xml:id="ct785456512" text:id="ct785456512">
          <text:format-change>
            <office:change-info>
              <dc:creator>Corentin Nelias</dc:creator>
              <dc:date>2025-06-26T12:57:00</dc:date>
            </office:change-info>
          </text:format-change>
        </text:changed-region>
        <text:changed-region xml:id="ct241601960" text:id="ct241601960">
          <text:deletion>
            <office:change-info>
              <dc:creator>Wolf, David</dc:creator>
              <dc:date>2023-12-28T18:27:00</dc:date>
            </office:change-info>
            <text:p text:style-name="P1">behavioral apparatus</text:p>
          </text:deletion>
        </text:changed-region>
        <text:changed-region xml:id="ct241602272" text:id="ct241602272">
          <text:insertion>
            <office:change-info>
              <dc:creator>Wolf, David</dc:creator>
              <dc:date>2023-12-28T18:27:00</dc:date>
            </office:change-info>
          </text:insertion>
        </text:changed-region>
        <text:changed-region xml:id="ct785456304" text:id="ct785456304">
          <text:format-change>
            <office:change-info>
              <dc:creator>Corentin Nelias</dc:creator>
              <dc:date>2025-06-26T12:57:00</dc:date>
            </office:change-info>
          </text:format-change>
        </text:changed-region>
        <text:changed-region xml:id="ct241602688" text:id="ct241602688">
          <text:deletion>
            <office:change-info>
              <dc:creator>Wolf, David</dc:creator>
              <dc:date>2023-12-28T18:29:00</dc:date>
            </office:change-info>
            <text:p text:style-name="P1">were </text:p>
          </text:deletion>
        </text:changed-region>
        <text:changed-region xml:id="ct785455368" text:id="ct785455368">
          <text:format-change>
            <office:change-info>
              <dc:creator>Corentin Nelias</dc:creator>
              <dc:date>2025-06-26T12:57:00</dc:date>
            </office:change-info>
          </text:format-change>
        </text:changed-region>
        <text:changed-region xml:id="ct241605080" text:id="ct241605080">
          <text:deletion>
            <office:change-info>
              <dc:creator>Wolf, David</dc:creator>
              <dc:date>2023-12-28T18:27:00</dc:date>
            </office:change-info>
            <text:p text:style-name="P1">common </text:p>
          </text:deletion>
        </text:changed-region>
        <text:changed-region xml:id="ct785456616" text:id="ct785456616">
          <text:format-change>
            <office:change-info>
              <dc:creator>Corentin Nelias</dc:creator>
              <dc:date>2025-06-26T12:57:00</dc:date>
            </office:change-info>
          </text:format-change>
        </text:changed-region>
        <text:changed-region xml:id="ct241604664" text:id="ct241604664">
          <text:insertion>
            <office:change-info>
              <dc:creator>Wolf, David</dc:creator>
              <dc:date>2023-12-28T18:40:00</dc:date>
            </office:change-info>
          </text:insertion>
        </text:changed-region>
        <text:changed-region xml:id="ct241604976" text:id="ct241604976">
          <text:insertion>
            <office:change-info>
              <dc:creator>Sarah Ghanayem</dc:creator>
              <dc:date>2024-01-08T15:22:00</dc:date>
            </office:change-info>
          </text:insertion>
        </text:changed-region>
        <text:changed-region xml:id="ct785455056" text:id="ct785455056">
          <text:format-change>
            <office:change-info>
              <dc:creator>Corentin Nelias</dc:creator>
              <dc:date>2025-06-26T12:57:00</dc:date>
            </office:change-info>
          </text:format-change>
        </text:changed-region>
        <text:changed-region xml:id="ct241605288" text:id="ct241605288">
          <text:insertion>
            <office:change-info>
              <dc:creator>Wolf, David</dc:creator>
              <dc:date>2023-12-28T18:41:00</dc:date>
            </office:change-info>
          </text:insertion>
        </text:changed-region>
        <text:changed-region xml:id="ct241604872" text:id="ct241604872">
          <text:deletion>
            <office:change-info>
              <dc:creator>Wolf, David</dc:creator>
              <dc:date>2023-12-28T18:41:00</dc:date>
            </office:change-info>
            <text:p text:style-name="P1">T</text:p>
          </text:deletion>
        </text:changed-region>
        <text:changed-region xml:id="ct241605184" text:id="ct241605184">
          <text:insertion>
            <office:change-info>
              <dc:creator>Wolf, David</dc:creator>
              <dc:date>2023-12-28T18:41:00</dc:date>
            </office:change-info>
          </text:insertion>
        </text:changed-region>
        <text:changed-region xml:id="ct785455888" text:id="ct785455888">
          <text:format-change>
            <office:change-info>
              <dc:creator>Corentin Nelias</dc:creator>
              <dc:date>2025-06-26T12:57:00</dc:date>
            </office:change-info>
          </text:format-change>
        </text:changed-region>
        <text:changed-region xml:id="ct241604768" text:id="ct241604768">
          <text:insertion>
            <office:change-info>
              <dc:creator>Wolf, David</dc:creator>
              <dc:date>2023-12-28T18:41:00</dc:date>
            </office:change-info>
          </text:insertion>
        </text:changed-region>
        <text:changed-region xml:id="ct241514336" text:id="ct241514336">
          <text:insertion>
            <office:change-info>
              <dc:creator>Wolf, David</dc:creator>
              <dc:date>2023-12-28T18:42:00</dc:date>
            </office:change-info>
          </text:insertion>
        </text:changed-region>
        <text:changed-region xml:id="ct242119520" text:id="ct242119520">
          <text:insertion>
            <office:change-info>
              <dc:creator>Wolf, David</dc:creator>
              <dc:date>2023-12-28T18:43:00</dc:date>
            </office:change-info>
          </text:insertion>
        </text:changed-region>
        <text:changed-region xml:id="ct242119624" text:id="ct242119624">
          <text:insertion>
            <office:change-info>
              <dc:creator>Wolf, David</dc:creator>
              <dc:date>2023-12-28T18:42:00</dc:date>
            </office:change-info>
          </text:insertion>
        </text:changed-region>
        <text:changed-region xml:id="ct242119832" text:id="ct242119832">
          <text:insertion>
            <office:change-info>
              <dc:creator>Wolf, David</dc:creator>
              <dc:date>2023-12-28T18:43:00</dc:date>
            </office:change-info>
          </text:insertion>
        </text:changed-region>
        <text:changed-region xml:id="ct242119208" text:id="ct242119208">
          <text:insertion>
            <office:change-info>
              <dc:creator>Wolf, David</dc:creator>
              <dc:date>2023-12-28T18:42:00</dc:date>
            </office:change-info>
          </text:insertion>
        </text:changed-region>
        <text:changed-region xml:id="ct242117752" text:id="ct242117752">
          <text:insertion>
            <office:change-info>
              <dc:creator>Wolf, David</dc:creator>
              <dc:date>2023-12-28T18:43:00</dc:date>
            </office:change-info>
          </text:insertion>
        </text:changed-region>
        <text:changed-region xml:id="ct242118480" text:id="ct242118480">
          <text:insertion>
            <office:change-info>
              <dc:creator>Wolf, David</dc:creator>
              <dc:date>2023-12-28T18:42:00</dc:date>
            </office:change-info>
          </text:insertion>
        </text:changed-region>
        <text:changed-region xml:id="ct242119728" text:id="ct242119728">
          <text:insertion>
            <office:change-info>
              <dc:creator>Wolf, David</dc:creator>
              <dc:date>2023-12-28T18:43:00</dc:date>
            </office:change-info>
          </text:insertion>
        </text:changed-region>
        <text:changed-region xml:id="ct242119000" text:id="ct242119000">
          <text:insertion>
            <office:change-info>
              <dc:creator>Wolf, David</dc:creator>
              <dc:date>2023-12-28T18:42:00</dc:date>
            </office:change-info>
          </text:insertion>
        </text:changed-region>
        <text:changed-region xml:id="ct242118688" text:id="ct242118688">
          <text:insertion>
            <office:change-info>
              <dc:creator>Wolf, David</dc:creator>
              <dc:date>2023-12-28T18:43:00</dc:date>
            </office:change-info>
          </text:insertion>
        </text:changed-region>
        <text:changed-region xml:id="ct242118792" text:id="ct242118792">
          <text:insertion>
            <office:change-info>
              <dc:creator>Wolf, David</dc:creator>
              <dc:date>2023-12-28T18:42:00</dc:date>
            </office:change-info>
          </text:insertion>
        </text:changed-region>
        <text:changed-region xml:id="ct242117440" text:id="ct242117440">
          <text:insertion>
            <office:change-info>
              <dc:creator>Wolf, David</dc:creator>
              <dc:date>2023-12-28T18:43:00</dc:date>
            </office:change-info>
          </text:insertion>
        </text:changed-region>
        <text:changed-region xml:id="ct785457032" text:id="ct785457032">
          <text:format-change>
            <office:change-info>
              <dc:creator>Corentin Nelias</dc:creator>
              <dc:date>2025-06-26T12:57:00</dc:date>
            </office:change-info>
          </text:format-change>
        </text:changed-region>
        <text:changed-region xml:id="ct242120040" text:id="ct242120040">
          <text:deletion>
            <office:change-info>
              <dc:creator>Wolf, David</dc:creator>
              <dc:date>2023-12-28T18:44:00</dc:date>
            </office:change-info>
            <text:p text:style-name="P1">The entrances of the chambers have doors, which can be open and closed from outside by the experimenter. The middle of the tube can be closed by a red plastic gate. First, single animals were trained to pass the tube by placing it in one of the chambers and giving it enough time to explore the chambers and the tube. </text:p>
            <text:p text:style-name="P1">Then for each dyadic interaction, one animal was placed in one chamber and another animal in the opposite chamber. The doors of the chambers were opened simultaneously so that the animals could enter the tube. At this point, the tube was closed in the middle by the red plastic gate. Once both animals were near the center, the red plastic gate was removed, so that the animals were facing each other. In most cases, one animal managed to get through the tube by pushing the other animal back. The animal that managed to get through the tube were declared the dominant, the other animal the subordinant. If nothing happened after one minute, the interaction was considered a tie. </text:p>
          </text:deletion>
        </text:changed-region>
        <text:changed-region xml:id="ct785457136" text:id="ct785457136">
          <text:format-change>
            <office:change-info>
              <dc:creator>Corentin Nelias</dc:creator>
              <dc:date>2025-06-26T12:57:00</dc:date>
            </office:change-info>
          </text:format-change>
        </text:changed-region>
        <text:changed-region xml:id="ct242120144" text:id="ct242120144">
          <text:insertion>
            <office:change-info>
              <dc:creator>Wolf, David</dc:creator>
              <dc:date>2023-12-28T18:44:00</dc:date>
            </office:change-info>
          </text:insertion>
        </text:changed-region>
        <text:changed-region xml:id="ct785457240" text:id="ct785457240">
          <text:format-change>
            <office:change-info>
              <dc:creator>Corentin Nelias</dc:creator>
              <dc:date>2025-06-26T12:57:00</dc:date>
            </office:change-info>
          </text:format-change>
        </text:changed-region>
        <text:changed-region xml:id="ct242117856" text:id="ct242117856">
          <text:deletion>
            <office:change-info>
              <dc:creator>Wolf, David</dc:creator>
              <dc:date>2023-12-28T18:44:00</dc:date>
            </office:change-info>
            <text:p text:style-name="P1">was </text:p>
          </text:deletion>
        </text:changed-region>
        <text:changed-region xml:id="ct242118896" text:id="ct242118896">
          <text:insertion>
            <office:change-info>
              <dc:creator>Wolf, David</dc:creator>
              <dc:date>2023-12-28T18:44:00</dc:date>
            </office:change-info>
          </text:insertion>
        </text:changed-region>
        <text:changed-region xml:id="ct785459944" text:id="ct785459944">
          <text:format-change>
            <office:change-info>
              <dc:creator>Corentin Nelias</dc:creator>
              <dc:date>2025-06-26T12:57:00</dc:date>
            </office:change-info>
          </text:format-change>
        </text:changed-region>
        <text:changed-region xml:id="ct242118584" text:id="ct242118584">
          <text:deletion>
            <office:change-info>
              <dc:creator>Wolf, David</dc:creator>
              <dc:date>2023-12-28T18:44:00</dc:date>
            </office:change-info>
            <text:p text:style-name="P1">In a separate control group of mice not involved in the experiment, we had found that too frequent competitions led to an exhaustion. In this case, they took longer to go into the tube or did not go into the tube at all. Therefore, competitions were limited to </text:p>
          </text:deletion>
        </text:changed-region>
        <text:changed-region xml:id="ct242117544" text:id="ct242117544">
          <text:deletion>
            <office:change-info>
              <dc:creator>Wolf, David</dc:creator>
              <dc:date>2023-12-28T18:45:00</dc:date>
            </office:change-info>
            <text:p text:style-name="P1"/>
            <text:p text:style-name="P1"/>
          </text:deletion>
        </text:changed-region>
        <text:changed-region xml:id="ct242117648" text:id="ct242117648">
          <text:insertion>
            <office:change-info>
              <dc:creator>Wolf, David</dc:creator>
              <dc:date>2023-12-28T18:44:00</dc:date>
            </office:change-info>
          </text:insertion>
        </text:changed-region>
        <text:changed-region xml:id="ct785457448" text:id="ct785457448">
          <text:format-change>
            <office:change-info>
              <dc:creator>Corentin Nelias</dc:creator>
              <dc:date>2025-06-26T12:57:00</dc:date>
            </office:change-info>
          </text:format-change>
        </text:changed-region>
        <text:changed-region xml:id="ct242119936" text:id="ct242119936">
          <text:insertion>
            <office:change-info>
              <dc:creator>Wolf, David</dc:creator>
              <dc:date>2023-12-28T18:44:00</dc:date>
            </office:change-info>
          </text:insertion>
        </text:changed-region>
        <text:changed-region xml:id="ct242120248" text:id="ct242120248">
          <text:insertion>
            <office:change-info>
              <dc:creator>Wolf, David</dc:creator>
              <dc:date>2023-12-28T18:45:00</dc:date>
            </office:change-info>
          </text:insertion>
        </text:changed-region>
        <text:changed-region xml:id="ct785460256" text:id="ct785460256">
          <text:format-change>
            <office:change-info>
              <dc:creator>Corentin Nelias</dc:creator>
              <dc:date>2025-06-26T12:57:00</dc:date>
            </office:change-info>
          </text:format-change>
        </text:changed-region>
        <text:changed-region xml:id="ct242118064" text:id="ct242118064">
          <text:deletion>
            <office:change-info>
              <dc:creator>Wolf, David</dc:creator>
              <dc:date>2023-12-28T21:24:00</dc:date>
            </office:change-info>
            <text:p text:style-name="P2">from the behavioral port. The first behavioral task assigned to all animals was a pre-training task. The water was delivered as soon as an animal was detected by the IR module of the reward port. The next training step formed stimulus-outcome associations. When the IR module detects an animal and the trial started, one of the two odors was presented. When the CS+ odor was presented, water was delivered irrespective of the licking of the animal. These first two steps were part of the habituation before the start of the first round.</text:p>
            <text:p text:style-name="P3"/>
            <text:p text:style-name="P4"><text:span text:style-name="T1">After this habituation, the actual task started as a go/no-go paradigm. </text:span></text:p>
          </text:deletion>
        </text:changed-region>
        <text:changed-region xml:id="ct242120560" text:id="ct242120560">
          <text:deletion>
            <office:change-info>
              <dc:creator>Wolf, David</dc:creator>
              <dc:date>2023-12-28T21:22:00</dc:date>
            </office:change-info>
            <text:p text:style-name="P4"><text:span text:style-name="T1">intake </text:span></text:p>
          </text:deletion>
        </text:changed-region>
        <text:changed-region xml:id="ct242120352" text:id="ct242120352">
          <text:deletion>
            <office:change-info>
              <dc:creator>Wolf, David</dc:creator>
              <dc:date>2023-12-28T21:24:00</dc:date>
            </office:change-info>
            <text:p text:style-name="P4"><text:span text:style-name="T1">water </text:span></text:p>
          </text:deletion>
        </text:changed-region>
        <text:changed-region xml:id="ct242120456" text:id="ct242120456">
          <text:deletion>
            <office:change-info>
              <dc:creator>Wolf, David</dc:creator>
              <dc:date>2023-12-28T21:22:00</dc:date>
            </office:change-info>
            <text:p text:style-name="P4"><text:span text:style-name="T1">gain their </text:span></text:p>
          </text:deletion>
        </text:changed-region>
        <text:changed-region xml:id="ct242117960" text:id="ct242117960">
          <text:deletion>
            <office:change-info>
              <dc:creator>Wolf, David</dc:creator>
              <dc:date>2023-12-28T21:24:00</dc:date>
            </office:change-info>
            <text:p text:style-name="P4"><text:span text:style-name="T1">Animals were trained to </text:span></text:p>
          </text:deletion>
        </text:changed-region>
        <text:changed-region xml:id="ct242120664" text:id="ct242120664">
          <text:insertion>
            <office:change-info>
              <dc:creator>Wolf, David</dc:creator>
              <dc:date>2023-12-28T21:24:00</dc:date>
            </office:change-info>
          </text:insertion>
        </text:changed-region>
        <text:changed-region xml:id="ct242118168" text:id="ct242118168">
          <text:insertion>
            <office:change-info>
              <dc:creator>Wolf, David</dc:creator>
              <dc:date>2023-12-28T22:03:00</dc:date>
            </office:change-info>
          </text:insertion>
        </text:changed-region>
        <text:changed-region xml:id="ct242118272" text:id="ct242118272">
          <text:insertion>
            <office:change-info>
              <dc:creator>Wolf, David</dc:creator>
              <dc:date>2023-12-28T21:24:00</dc:date>
            </office:change-info>
          </text:insertion>
        </text:changed-region>
        <text:changed-region xml:id="ct242118376" text:id="ct242118376">
          <text:insertion>
            <office:change-info>
              <dc:creator>Wolf, David</dc:creator>
              <dc:date>2023-12-28T21:29:00</dc:date>
            </office:change-info>
          </text:insertion>
        </text:changed-region>
        <text:changed-region xml:id="ct242119104" text:id="ct242119104">
          <text:insertion>
            <office:change-info>
              <dc:creator>Wolf, David</dc:creator>
              <dc:date>2023-12-28T21:32:00</dc:date>
            </office:change-info>
          </text:insertion>
        </text:changed-region>
        <text:changed-region xml:id="ct242119312" text:id="ct242119312">
          <text:insertion>
            <office:change-info>
              <dc:creator>Wolf, David</dc:creator>
              <dc:date>2023-12-28T21:30:00</dc:date>
            </office:change-info>
          </text:insertion>
        </text:changed-region>
        <text:changed-region xml:id="ct242119416" text:id="ct242119416">
          <text:insertion>
            <office:change-info>
              <dc:creator>Wolf, David</dc:creator>
              <dc:date>2023-12-28T21:24:00</dc:date>
            </office:change-info>
          </text:insertion>
        </text:changed-region>
        <text:changed-region xml:id="ct242121080" text:id="ct242121080">
          <text:insertion>
            <office:change-info>
              <dc:creator>Wolf, David</dc:creator>
              <dc:date>2023-12-28T21:26:00</dc:date>
            </office:change-info>
          </text:insertion>
        </text:changed-region>
        <text:changed-region xml:id="ct242120768" text:id="ct242120768">
          <text:insertion>
            <office:change-info>
              <dc:creator>Wolf, David</dc:creator>
              <dc:date>2023-12-28T21:28:00</dc:date>
            </office:change-info>
          </text:insertion>
        </text:changed-region>
        <text:changed-region xml:id="ct242121392" text:id="ct242121392">
          <text:insertion>
            <office:change-info>
              <dc:creator>Wolf, David</dc:creator>
              <dc:date>2023-12-28T21:26:00</dc:date>
            </office:change-info>
          </text:insertion>
        </text:changed-region>
        <text:changed-region xml:id="ct242120872" text:id="ct242120872">
          <text:insertion>
            <office:change-info>
              <dc:creator>Wolf, David</dc:creator>
              <dc:date>2023-12-28T21:28:00</dc:date>
            </office:change-info>
          </text:insertion>
        </text:changed-region>
        <text:changed-region xml:id="ct242120976" text:id="ct242120976">
          <text:insertion>
            <office:change-info>
              <dc:creator>Wolf, David</dc:creator>
              <dc:date>2023-12-28T21:29:00</dc:date>
            </office:change-info>
          </text:insertion>
        </text:changed-region>
        <text:changed-region xml:id="ct242121184" text:id="ct242121184">
          <text:insertion>
            <office:change-info>
              <dc:creator>Wolf, David</dc:creator>
              <dc:date>2023-12-28T21:26:00</dc:date>
            </office:change-info>
          </text:insertion>
        </text:changed-region>
        <text:changed-region xml:id="ct242121288" text:id="ct242121288">
          <text:insertion>
            <office:change-info>
              <dc:creator>Wolf, David</dc:creator>
              <dc:date>2023-12-28T21:24:00</dc:date>
            </office:change-info>
          </text:insertion>
        </text:changed-region>
        <text:changed-region xml:id="ct241993456" text:id="ct241993456">
          <text:insertion>
            <office:change-info>
              <dc:creator>Wolf, David</dc:creator>
              <dc:date>2023-12-28T21:25:00</dc:date>
            </office:change-info>
          </text:insertion>
        </text:changed-region>
        <text:changed-region xml:id="ct241995224" text:id="ct241995224">
          <text:deletion>
            <office:change-info>
              <dc:creator>Wolf, David</dc:creator>
              <dc:date>2023-12-28T21:25:00</dc:date>
            </office:change-info>
            <text:p text:style-name="P4"><text:span text:style-name="T1">A</text:span></text:p>
          </text:deletion>
        </text:changed-region>
        <text:changed-region xml:id="ct241995952" text:id="ct241995952">
          <text:insertion>
            <office:change-info>
              <dc:creator>Wolf, David</dc:creator>
              <dc:date>2023-12-28T21:25:00</dc:date>
            </office:change-info>
          </text:insertion>
        </text:changed-region>
        <text:changed-region xml:id="ct785335872" text:id="ct785335872">
          <text:format-change>
            <office:change-info>
              <dc:creator>Corentin Nelias</dc:creator>
              <dc:date>2025-06-26T12:57:00</dc:date>
            </office:change-info>
          </text:format-change>
        </text:changed-region>
        <text:changed-region xml:id="ct241996056" text:id="ct241996056">
          <text:insertion>
            <office:change-info>
              <dc:creator>Wolf, David</dc:creator>
              <dc:date>2023-12-28T21:25:00</dc:date>
            </office:change-info>
          </text:insertion>
        </text:changed-region>
        <text:changed-region xml:id="ct785334520" text:id="ct785334520">
          <text:format-change>
            <office:change-info>
              <dc:creator>Corentin Nelias</dc:creator>
              <dc:date>2025-06-26T12:57:00</dc:date>
            </office:change-info>
          </text:format-change>
        </text:changed-region>
        <text:changed-region xml:id="ct241993976" text:id="ct241993976">
          <text:insertion>
            <office:change-info>
              <dc:creator>Wolf, David</dc:creator>
              <dc:date>2023-12-28T21:25:00</dc:date>
            </office:change-info>
          </text:insertion>
        </text:changed-region>
        <text:changed-region xml:id="ct785337120" text:id="ct785337120">
          <text:format-change>
            <office:change-info>
              <dc:creator>Corentin Nelias</dc:creator>
              <dc:date>2025-06-26T12:57:00</dc:date>
            </office:change-info>
          </text:format-change>
        </text:changed-region>
        <text:changed-region xml:id="ct241995120" text:id="ct241995120">
          <text:insertion>
            <office:change-info>
              <dc:creator>Wolf, David</dc:creator>
              <dc:date>2023-12-28T21:26:00</dc:date>
            </office:change-info>
          </text:insertion>
        </text:changed-region>
        <text:changed-region xml:id="ct241996160" text:id="ct241996160">
          <text:insertion>
            <office:change-info>
              <dc:creator>Wolf, David</dc:creator>
              <dc:date>2023-12-28T21:27:00</dc:date>
            </office:change-info>
          </text:insertion>
        </text:changed-region>
        <text:changed-region xml:id="ct241995536" text:id="ct241995536">
          <text:insertion>
            <office:change-info>
              <dc:creator>Wolf, David</dc:creator>
              <dc:date>2023-12-28T21:26:00</dc:date>
            </office:change-info>
          </text:insertion>
        </text:changed-region>
        <text:changed-region xml:id="ct241995328" text:id="ct241995328">
          <text:insertion>
            <office:change-info>
              <dc:creator>Wolf, David</dc:creator>
              <dc:date>2023-12-28T21:27:00</dc:date>
            </office:change-info>
          </text:insertion>
        </text:changed-region>
        <text:changed-region xml:id="ct241996264" text:id="ct241996264">
          <text:insertion>
            <office:change-info>
              <dc:creator>Wolf, David</dc:creator>
              <dc:date>2023-12-28T21:26:00</dc:date>
            </office:change-info>
          </text:insertion>
        </text:changed-region>
        <text:changed-region xml:id="ct241994496" text:id="ct241994496">
          <text:insertion>
            <office:change-info>
              <dc:creator>Wolf, David</dc:creator>
              <dc:date>2023-12-28T21:27:00</dc:date>
            </office:change-info>
          </text:insertion>
        </text:changed-region>
        <text:changed-region xml:id="ct241993560" text:id="ct241993560">
          <text:insertion>
            <office:change-info>
              <dc:creator>Wolf, David</dc:creator>
              <dc:date>2023-12-28T21:28:00</dc:date>
            </office:change-info>
          </text:insertion>
        </text:changed-region>
        <text:changed-region xml:id="ct241994912" text:id="ct241994912">
          <text:insertion>
            <office:change-info>
              <dc:creator>Wolf, David</dc:creator>
              <dc:date>2023-12-28T21:27:00</dc:date>
            </office:change-info>
          </text:insertion>
        </text:changed-region>
        <text:changed-region xml:id="ct785334832" text:id="ct785334832">
          <text:format-change>
            <office:change-info>
              <dc:creator>Corentin Nelias</dc:creator>
              <dc:date>2025-06-26T12:57:00</dc:date>
            </office:change-info>
          </text:format-change>
        </text:changed-region>
        <text:changed-region xml:id="ct241993768" text:id="ct241993768">
          <text:deletion>
            <office:change-info>
              <dc:creator>Wolf, David</dc:creator>
              <dc:date>2023-12-28T21:25:00</dc:date>
            </office:change-info>
            <text:p text:style-name="P4"><text:span text:style-name="T1"><text:s/></text:span></text:p>
          </text:deletion>
        </text:changed-region>
        <text:changed-region xml:id="ct785334936" text:id="ct785334936">
          <text:format-change>
            <office:change-info>
              <dc:creator>Corentin Nelias</dc:creator>
              <dc:date>2025-06-26T12:57:00</dc:date>
            </office:change-info>
          </text:format-change>
        </text:changed-region>
        <text:changed-region xml:id="ct241996368" text:id="ct241996368">
          <text:deletion>
            <office:change-info>
              <dc:creator>Wolf, David</dc:creator>
              <dc:date>2023-12-28T21:25:00</dc:date>
            </office:change-info>
            <text:p text:style-name="P4"><text:span text:style-name="T1"><text:s/>(Figure 9a)</text:span></text:p>
          </text:deletion>
        </text:changed-region>
        <text:changed-region xml:id="ct785355840" text:id="ct785355840">
          <text:format-change>
            <office:change-info>
              <dc:creator>Corentin Nelias</dc:creator>
              <dc:date>2025-06-26T12:57:00</dc:date>
            </office:change-info>
          </text:format-change>
        </text:changed-region>
        <text:changed-region xml:id="ct241995016" text:id="ct241995016">
          <text:deletion>
            <office:change-info>
              <dc:creator>Wolf, David</dc:creator>
              <dc:date>2023-12-28T21:25:00</dc:date>
            </office:change-info>
            <text:p text:style-name="P4"><text:span text:style-name="T1"><text:s text:c="2"/>(Figure 9b)</text:span></text:p>
          </text:deletion>
        </text:changed-region>
        <text:changed-region xml:id="ct785356256" text:id="ct785356256">
          <text:format-change>
            <office:change-info>
              <dc:creator>Corentin Nelias</dc:creator>
              <dc:date>2025-06-26T12:57:00</dc:date>
            </office:change-info>
          </text:format-change>
        </text:changed-region>
        <text:changed-region xml:id="ct241996472" text:id="ct241996472">
          <text:insertion>
            <office:change-info>
              <dc:creator>Wolf, David</dc:creator>
              <dc:date>2023-12-28T21:29:00</dc:date>
            </office:change-info>
          </text:insertion>
        </text:changed-region>
        <text:changed-region xml:id="ct241993248" text:id="ct241993248">
          <text:insertion>
            <office:change-info>
              <dc:creator>Wolf, David</dc:creator>
              <dc:date>2023-12-28T22:01:00</dc:date>
            </office:change-info>
          </text:insertion>
        </text:changed-region>
        <text:changed-region xml:id="ct241993352" text:id="ct241993352">
          <text:insertion>
            <office:change-info>
              <dc:creator>Wolf, David</dc:creator>
              <dc:date>2023-12-28T21:29:00</dc:date>
            </office:change-info>
          </text:insertion>
        </text:changed-region>
        <text:changed-region xml:id="ct241994184" text:id="ct241994184">
          <text:insertion>
            <office:change-info>
              <dc:creator>Wolf, David</dc:creator>
              <dc:date>2023-12-28T22:01:00</dc:date>
            </office:change-info>
          </text:insertion>
        </text:changed-region>
        <text:changed-region xml:id="ct241993664" text:id="ct241993664">
          <text:insertion>
            <office:change-info>
              <dc:creator>Wolf, David</dc:creator>
              <dc:date>2023-12-28T21:29:00</dc:date>
            </office:change-info>
          </text:insertion>
        </text:changed-region>
        <text:changed-region xml:id="ct785413976" text:id="ct785413976">
          <text:format-change>
            <office:change-info>
              <dc:creator>Corentin Nelias</dc:creator>
              <dc:date>2025-06-26T12:57:00</dc:date>
            </office:change-info>
          </text:format-change>
        </text:changed-region>
        <text:changed-region xml:id="ct241994808" text:id="ct241994808">
          <text:insertion>
            <office:change-info>
              <dc:creator>Wolf, David</dc:creator>
              <dc:date>2023-12-28T22:04:00</dc:date>
            </office:change-info>
          </text:insertion>
        </text:changed-region>
        <text:changed-region xml:id="ct241993872" text:id="ct241993872">
          <text:insertion>
            <office:change-info>
              <dc:creator>Wolf, David</dc:creator>
              <dc:date>2023-12-28T22:05:00</dc:date>
            </office:change-info>
          </text:insertion>
        </text:changed-region>
        <text:changed-region xml:id="ct785413144" text:id="ct785413144">
          <text:format-change>
            <office:change-info>
              <dc:creator>Corentin Nelias</dc:creator>
              <dc:date>2025-06-26T12:57:00</dc:date>
            </office:change-info>
          </text:format-change>
        </text:changed-region>
        <text:changed-region xml:id="ct241994080" text:id="ct241994080">
          <text:insertion>
            <office:change-info>
              <dc:creator>Wolf, David</dc:creator>
              <dc:date>2023-12-28T22:05:00</dc:date>
            </office:change-info>
          </text:insertion>
        </text:changed-region>
        <text:changed-region xml:id="ct785412520" text:id="ct785412520">
          <text:format-change>
            <office:change-info>
              <dc:creator>Corentin Nelias</dc:creator>
              <dc:date>2025-06-26T12:57:00</dc:date>
            </office:change-info>
          </text:format-change>
        </text:changed-region>
        <text:changed-region xml:id="ct241995640" text:id="ct241995640">
          <text:insertion>
            <office:change-info>
              <dc:creator>Wolf, David</dc:creator>
              <dc:date>2023-12-28T22:05:00</dc:date>
            </office:change-info>
          </text:insertion>
        </text:changed-region>
        <text:changed-region xml:id="ct785413664" text:id="ct785413664">
          <text:format-change>
            <office:change-info>
              <dc:creator>Corentin Nelias</dc:creator>
              <dc:date>2025-06-26T12:57:00</dc:date>
            </office:change-info>
          </text:format-change>
        </text:changed-region>
        <text:changed-region xml:id="ct241995744" text:id="ct241995744">
          <text:insertion>
            <office:change-info>
              <dc:creator>Wolf, David</dc:creator>
              <dc:date>2023-12-28T22:05:00</dc:date>
            </office:change-info>
          </text:insertion>
        </text:changed-region>
        <text:changed-region xml:id="ct785412416" text:id="ct785412416">
          <text:format-change>
            <office:change-info>
              <dc:creator>Corentin Nelias</dc:creator>
              <dc:date>2025-06-26T12:57:00</dc:date>
            </office:change-info>
          </text:format-change>
        </text:changed-region>
        <text:changed-region xml:id="ct241994288" text:id="ct241994288">
          <text:insertion>
            <office:change-info>
              <dc:creator>Wolf, David</dc:creator>
              <dc:date>2023-12-28T22:05:00</dc:date>
            </office:change-info>
          </text:insertion>
        </text:changed-region>
        <text:changed-region xml:id="ct785411896" text:id="ct785411896">
          <text:format-change>
            <office:change-info>
              <dc:creator>Corentin Nelias</dc:creator>
              <dc:date>2025-06-26T12:57:00</dc:date>
            </office:change-info>
          </text:format-change>
        </text:changed-region>
        <text:changed-region xml:id="ct241995848" text:id="ct241995848">
          <text:insertion>
            <office:change-info>
              <dc:creator>Wolf, David</dc:creator>
              <dc:date>2023-12-28T22:05:00</dc:date>
            </office:change-info>
          </text:insertion>
        </text:changed-region>
        <text:changed-region xml:id="ct785412104" text:id="ct785412104">
          <text:format-change>
            <office:change-info>
              <dc:creator>Corentin Nelias</dc:creator>
              <dc:date>2025-06-26T12:57:00</dc:date>
            </office:change-info>
          </text:format-change>
        </text:changed-region>
        <text:changed-region xml:id="ct241995432" text:id="ct241995432">
          <text:deletion>
            <office:change-info>
              <dc:creator>Wolf, David</dc:creator>
              <dc:date>2023-12-28T21:36:00</dc:date>
            </office:change-info>
            <text:p text:style-name="P5">even </text:p>
          </text:deletion>
        </text:changed-region>
        <text:changed-region xml:id="ct241994392" text:id="ct241994392">
          <text:insertion>
            <office:change-info>
              <dc:creator>Wolf, David</dc:creator>
              <dc:date>2023-12-28T21:36:00</dc:date>
            </office:change-info>
          </text:insertion>
        </text:changed-region>
        <text:changed-region xml:id="ct785412312" text:id="ct785412312">
          <text:format-change>
            <office:change-info>
              <dc:creator>Corentin Nelias</dc:creator>
              <dc:date>2025-06-26T12:57:00</dc:date>
            </office:change-info>
          </text:format-change>
        </text:changed-region>
        <text:changed-region xml:id="ct241994600" text:id="ct241994600">
          <text:deletion>
            <office:change-info>
              <dc:creator>Wolf, David</dc:creator>
              <dc:date>2023-12-28T21:38:00</dc:date>
            </office:change-info>
            <text:p text:style-name="P1">To analyze the videos from the </text:p>
          </text:deletion>
        </text:changed-region>
        <text:changed-region xml:id="ct785413872" text:id="ct785413872">
          <text:format-change>
            <office:change-info>
              <dc:creator>Corentin Nelias</dc:creator>
              <dc:date>2025-06-26T12:57:00</dc:date>
            </office:change-info>
          </text:format-change>
        </text:changed-region>
        <text:changed-region xml:id="ct241994704" text:id="ct241994704">
          <text:insertion>
            <office:change-info>
              <dc:creator>Wolf, David</dc:creator>
              <dc:date>2023-12-28T21:38:00</dc:date>
            </office:change-info>
          </text:insertion>
        </text:changed-region>
        <text:changed-region xml:id="ct785410856" text:id="ct785410856">
          <text:format-change>
            <office:change-info>
              <dc:creator>Corentin Nelias</dc:creator>
              <dc:date>2025-06-26T12:57:00</dc:date>
            </office:change-info>
          </text:format-change>
        </text:changed-region>
        <text:changed-region xml:id="ct241997096" text:id="ct241997096">
          <text:deletion>
            <office:change-info>
              <dc:creator>Wolf, David</dc:creator>
              <dc:date>2023-12-28T21:38:00</dc:date>
            </office:change-info>
            <text:p text:style-name="P1">observation </text:p>
          </text:deletion>
        </text:changed-region>
        <text:changed-region xml:id="ct785412832" text:id="ct785412832">
          <text:format-change>
            <office:change-info>
              <dc:creator>Corentin Nelias</dc:creator>
              <dc:date>2025-06-26T12:57:00</dc:date>
            </office:change-info>
          </text:format-change>
        </text:changed-region>
        <text:changed-region xml:id="ct241996888" text:id="ct241996888">
          <text:deletion>
            <office:change-info>
              <dc:creator>Wolf, David</dc:creator>
              <dc:date>2023-12-28T21:38:00</dc:date>
            </office:change-info>
            <text:p text:style-name="P1">the deep-learning-software </text:p>
          </text:deletion>
        </text:changed-region>
        <text:changed-region xml:id="ct241997200" text:id="ct241997200">
          <text:insertion>
            <office:change-info>
              <dc:creator>Wolf, David</dc:creator>
              <dc:date>2023-12-28T21:38:00</dc:date>
            </office:change-info>
          </text:insertion>
        </text:changed-region>
        <text:changed-region xml:id="ct785411064" text:id="ct785411064">
          <text:format-change>
            <office:change-info>
              <dc:creator>Corentin Nelias</dc:creator>
              <dc:date>2025-06-26T12:57:00</dc:date>
            </office:change-info>
          </text:format-change>
        </text:changed-region>
        <text:changed-region xml:id="ct241996576" text:id="ct241996576">
          <text:insertion>
            <office:change-info>
              <dc:creator>Wolf, David</dc:creator>
              <dc:date>2023-12-28T21:38:00</dc:date>
            </office:change-info>
          </text:insertion>
        </text:changed-region>
        <text:changed-region xml:id="ct785414080" text:id="ct785414080">
          <text:format-change>
            <office:change-info>
              <dc:creator>Corentin Nelias</dc:creator>
              <dc:date>2025-06-26T12:57:00</dc:date>
            </office:change-info>
          </text:format-change>
        </text:changed-region>
        <text:changed-region xml:id="ct241996680" text:id="ct241996680">
          <text:insertion>
            <office:change-info>
              <dc:creator>Sarah Ghanayem</dc:creator>
              <dc:date>2024-01-08T15:40:00</dc:date>
            </office:change-info>
          </text:insertion>
        </text:changed-region>
        <text:changed-region xml:id="ct242554448" text:id="ct242554448">
          <text:deletion>
            <office:change-info>
              <dc:creator>Wolf, David</dc:creator>
              <dc:date>2023-12-28T21:39:00</dc:date>
            </office:change-info>
            <text:p text:style-name="P1"><text:span text:style-name="T2"><text:s/>was used</text:span></text:p>
          </text:deletion>
        </text:changed-region>
        <text:changed-region xml:id="ct242554240" text:id="ct242554240">
          <text:deletion>
            <office:change-info>
              <dc:creator>Sarah Ghanayem</dc:creator>
              <dc:date>2024-01-08T15:40:00</dc:date>
            </office:change-info>
            <text:p text:style-name="P1"><text:span text:style-name="T2">); ref(DLC</text:span></text:p>
          </text:deletion>
        </text:changed-region>
        <text:changed-region xml:id="ct785413352" text:id="ct785413352">
          <text:format-change>
            <office:change-info>
              <dc:creator>Corentin Nelias</dc:creator>
              <dc:date>2025-06-26T12:57:00</dc:date>
            </office:change-info>
          </text:format-change>
        </text:changed-region>
        <text:changed-region xml:id="ct242554760" text:id="ct242554760">
          <text:insertion>
            <office:change-info>
              <dc:creator>Wolf, David</dc:creator>
              <dc:date>2023-12-28T21:39:00</dc:date>
            </office:change-info>
          </text:insertion>
        </text:changed-region>
        <text:changed-region xml:id="ct242555592" text:id="ct242555592">
          <text:insertion>
            <office:change-info>
              <dc:creator>Wolf, David</dc:creator>
              <dc:date>2023-12-28T21:54:00</dc:date>
            </office:change-info>
          </text:insertion>
        </text:changed-region>
        <text:changed-region xml:id="ct242555072" text:id="ct242555072">
          <text:insertion>
            <office:change-info>
              <dc:creator>Wolf, David</dc:creator>
              <dc:date>2023-12-28T21:39:00</dc:date>
            </office:change-info>
          </text:insertion>
        </text:changed-region>
        <text:changed-region xml:id="ct785411376" text:id="ct785411376">
          <text:format-change>
            <office:change-info>
              <dc:creator>Corentin Nelias</dc:creator>
              <dc:date>2025-06-26T12:57:00</dc:date>
            </office:change-info>
          </text:format-change>
        </text:changed-region>
        <text:changed-region xml:id="ct242555904" text:id="ct242555904">
          <text:insertion>
            <office:change-info>
              <dc:creator>Wolf, David</dc:creator>
              <dc:date>2023-12-28T21:39:00</dc:date>
            </office:change-info>
          </text:insertion>
        </text:changed-region>
        <text:changed-region xml:id="ct242555696" text:id="ct242555696">
          <text:insertion>
            <office:change-info>
              <dc:creator>Wolf, David</dc:creator>
              <dc:date>2023-12-28T21:40:00</dc:date>
            </office:change-info>
          </text:insertion>
        </text:changed-region>
        <text:changed-region xml:id="ct242555800" text:id="ct242555800">
          <text:insertion>
            <office:change-info>
              <dc:creator>Wolf, David</dc:creator>
              <dc:date>2023-12-29T08:05:00</dc:date>
            </office:change-info>
          </text:insertion>
        </text:changed-region>
        <text:changed-region xml:id="ct242556008" text:id="ct242556008">
          <text:insertion>
            <office:change-info>
              <dc:creator>Wolf, David</dc:creator>
              <dc:date>2023-12-28T21:40:00</dc:date>
            </office:change-info>
          </text:insertion>
        </text:changed-region>
        <text:changed-region xml:id="ct242553824" text:id="ct242553824">
          <text:insertion>
            <office:change-info>
              <dc:creator>Wolf, David</dc:creator>
              <dc:date>2023-12-28T21:41:00</dc:date>
            </office:change-info>
          </text:insertion>
        </text:changed-region>
        <text:changed-region xml:id="ct242554864" text:id="ct242554864">
          <text:insertion>
            <office:change-info>
              <dc:creator>Wolf, David</dc:creator>
              <dc:date>2023-12-28T21:40:00</dc:date>
            </office:change-info>
          </text:insertion>
        </text:changed-region>
        <text:changed-region xml:id="ct785415640" text:id="ct785415640">
          <text:format-change>
            <office:change-info>
              <dc:creator>Corentin Nelias</dc:creator>
              <dc:date>2025-06-26T12:57:00</dc:date>
            </office:change-info>
          </text:format-change>
        </text:changed-region>
        <text:changed-region xml:id="ct242554344" text:id="ct242554344">
          <text:insertion>
            <office:change-info>
              <dc:creator>Wolf, David</dc:creator>
              <dc:date>2023-12-28T21:40:00</dc:date>
            </office:change-info>
          </text:insertion>
        </text:changed-region>
        <text:changed-region xml:id="ct242555280" text:id="ct242555280">
          <text:deletion>
            <office:change-info>
              <dc:creator>Wolf, David</dc:creator>
              <dc:date>2023-12-28T21:41:00</dc:date>
            </office:change-info>
            <text:p text:style-name="P1">DLC was run on <text:s/>… Python … on a server with NVIDA GPU 1280 …. The software package allows for creating labeling video images to train networks for analyzing new videos. The goal of the software is to train the network to achieve human-level accuracy using a small set of labeled images.</text:p>
            <text:p text:style-name="P6">The DLC offers two different modes, the multi-animal-DLC (maDLC) and the standard DLC. The skeleton feature of maDLC uses the connectivity between the body parts (the skeleton) to predict the likelihood of another body part being nearby, thereby both grouping body parts to a single animal and improving the recognition and placement of the body parts. The standard DLC mode does not use skeleton information, therefore each label is trained on its own without probability input of the location of other labels. Thereby, a single label is assigned to each individual and individuals are tracked with x-y coordinates per frame in the arena. For the analyses conducted here, the standard DLC mode was used as the multi animal mode did not capture identities reliably.</text:p>
            <text:p text:style-name="P1"/>
          </text:deletion>
        </text:changed-region>
        <text:changed-region xml:id="ct785414288" text:id="ct785414288">
          <text:format-change>
            <office:change-info>
              <dc:creator>Corentin Nelias</dc:creator>
              <dc:date>2025-06-26T12:57:00</dc:date>
            </office:change-info>
          </text:format-change>
        </text:changed-region>
        <text:changed-region xml:id="ct242556112" text:id="ct242556112">
          <text:insertion>
            <office:change-info>
              <dc:creator>Wolf, David</dc:creator>
              <dc:date>2023-12-28T21:42:00</dc:date>
            </office:change-info>
          </text:insertion>
        </text:changed-region>
        <text:changed-region xml:id="ct242552992" text:id="ct242552992">
          <text:deletion>
            <office:change-info>
              <dc:creator>Wolf, David</dc:creator>
              <dc:date>2023-12-28T21:42:00</dc:date>
            </office:change-info>
            <text:p text:style-name="P1">o</text:p>
          </text:deletion>
        </text:changed-region>
        <text:changed-region xml:id="ct785419592" text:id="ct785419592">
          <text:format-change>
            <office:change-info>
              <dc:creator>Corentin Nelias</dc:creator>
              <dc:date>2025-06-26T12:57:00</dc:date>
            </office:change-info>
          </text:format-change>
        </text:changed-region>
        <text:changed-region xml:id="ct242553304" text:id="ct242553304">
          <text:deletion>
            <office:change-info>
              <dc:creator>Wolf, David</dc:creator>
              <dc:date>2023-12-28T21:42:00</dc:date>
            </office:change-info>
            <text:p text:style-name="P1">select a </text:p>
          </text:deletion>
        </text:changed-region>
        <text:changed-region xml:id="ct785418656" text:id="ct785418656">
          <text:format-change>
            <office:change-info>
              <dc:creator>Corentin Nelias</dc:creator>
              <dc:date>2025-06-26T12:57:00</dc:date>
            </office:change-info>
          </text:format-change>
        </text:changed-region>
        <text:changed-region xml:id="ct242552888" text:id="ct242552888">
          <text:insertion>
            <office:change-info>
              <dc:creator>Wolf, David</dc:creator>
              <dc:date>2023-12-28T21:42:00</dc:date>
            </office:change-info>
          </text:insertion>
        </text:changed-region>
        <text:changed-region xml:id="ct242554656" text:id="ct242554656">
          <text:deletion>
            <office:change-info>
              <dc:creator>Wolf, David</dc:creator>
              <dc:date>2023-12-28T21:42:00</dc:date>
            </office:change-info>
            <text:p text:style-name="P1">,</text:p>
          </text:deletion>
        </text:changed-region>
        <text:changed-region xml:id="ct785420008" text:id="ct785420008">
          <text:format-change>
            <office:change-info>
              <dc:creator>Corentin Nelias</dc:creator>
              <dc:date>2025-06-26T12:57:00</dc:date>
            </office:change-info>
          </text:format-change>
        </text:changed-region>
        <text:changed-region xml:id="ct242555488" text:id="ct242555488">
          <text:insertion>
            <office:change-info>
              <dc:creator>Wolf, David</dc:creator>
              <dc:date>2023-12-28T21:42:00</dc:date>
            </office:change-info>
          </text:insertion>
        </text:changed-region>
        <text:changed-region xml:id="ct785417512" text:id="ct785417512">
          <text:format-change>
            <office:change-info>
              <dc:creator>Corentin Nelias</dc:creator>
              <dc:date>2025-06-26T12:57:00</dc:date>
            </office:change-info>
          </text:format-change>
        </text:changed-region>
        <text:changed-region xml:id="ct242555176" text:id="ct242555176">
          <text:deletion>
            <office:change-info>
              <dc:creator>Wolf, David</dc:creator>
              <dc:date>2023-12-28T21:43:00</dc:date>
            </office:change-info>
            <text:p text:style-name="P1">were split into 5 minutes clips to encompass fading of the bleach patterns. From these clips, only those with sufficient activity were kept. Sufficient activity was judged as having 3 or more mice present for more than half of the time. This step served to maximise the number of labels per frame and increase training efficiency.</text:p>
            <text:p text:style-name="P1">For each cohort, the first round of training consisted of 30 video clips (10 from each day), and 20 frames extracted from each clip. </text:p>
          </text:deletion>
        </text:changed-region>
        <text:changed-region xml:id="ct785419384" text:id="ct785419384">
          <text:format-change>
            <office:change-info>
              <dc:creator>Corentin Nelias</dc:creator>
              <dc:date>2025-06-26T12:57:00</dc:date>
            </office:change-info>
          </text:format-change>
        </text:changed-region>
        <text:changed-region xml:id="ct242553096" text:id="ct242553096">
          <text:insertion>
            <office:change-info>
              <dc:creator>Wolf, David</dc:creator>
              <dc:date>2023-12-28T21:43:00</dc:date>
            </office:change-info>
          </text:insertion>
        </text:changed-region>
        <text:changed-region xml:id="ct242554552" text:id="ct242554552">
          <text:insertion>
            <office:change-info>
              <dc:creator>Wolf, David</dc:creator>
              <dc:date>2023-12-28T21:45:00</dc:date>
            </office:change-info>
          </text:insertion>
        </text:changed-region>
        <text:changed-region xml:id="ct242554968" text:id="ct242554968">
          <text:insertion>
            <office:change-info>
              <dc:creator>Wolf, David</dc:creator>
              <dc:date>2023-12-28T21:43:00</dc:date>
            </office:change-info>
          </text:insertion>
        </text:changed-region>
        <text:changed-region xml:id="ct242553200" text:id="ct242553200">
          <text:insertion>
            <office:change-info>
              <dc:creator>Wolf, David</dc:creator>
              <dc:date>2023-12-28T21:49:00</dc:date>
            </office:change-info>
          </text:insertion>
        </text:changed-region>
        <text:changed-region xml:id="ct242553408" text:id="ct242553408">
          <text:insertion>
            <office:change-info>
              <dc:creator>Wolf, David</dc:creator>
              <dc:date>2023-12-28T21:43:00</dc:date>
            </office:change-info>
          </text:insertion>
        </text:changed-region>
        <text:changed-region xml:id="ct242555384" text:id="ct242555384">
          <text:insertion>
            <office:change-info>
              <dc:creator>Wolf, David</dc:creator>
              <dc:date>2023-12-28T21:49:00</dc:date>
            </office:change-info>
          </text:insertion>
        </text:changed-region>
        <text:changed-region xml:id="ct785419072" text:id="ct785419072">
          <text:format-change>
            <office:change-info>
              <dc:creator>Corentin Nelias</dc:creator>
              <dc:date>2025-06-26T12:57:00</dc:date>
            </office:change-info>
          </text:format-change>
        </text:changed-region>
        <text:changed-region xml:id="ct242554136" text:id="ct242554136">
          <text:deletion>
            <office:change-info>
              <dc:creator>Wolf, David</dc:creator>
              <dc:date>2023-12-28T21:43:00</dc:date>
            </office:change-info>
            <text:p text:style-name="P1">a</text:p>
          </text:deletion>
        </text:changed-region>
        <text:changed-region xml:id="ct242553512" text:id="ct242553512">
          <text:insertion>
            <office:change-info>
              <dc:creator>Wolf, David</dc:creator>
              <dc:date>2023-12-28T21:43:00</dc:date>
            </office:change-info>
          </text:insertion>
        </text:changed-region>
        <text:changed-region xml:id="ct785417616" text:id="ct785417616">
          <text:format-change>
            <office:change-info>
              <dc:creator>Corentin Nelias</dc:creator>
              <dc:date>2025-06-26T12:57:00</dc:date>
            </office:change-info>
          </text:format-change>
        </text:changed-region>
        <text:changed-region xml:id="ct242553616" text:id="ct242553616">
          <text:insertion>
            <office:change-info>
              <dc:creator>Wolf, David</dc:creator>
              <dc:date>2023-12-28T21:45:00</dc:date>
            </office:change-info>
          </text:insertion>
        </text:changed-region>
        <text:changed-region xml:id="ct242553720" text:id="ct242553720">
          <text:insertion>
            <office:change-info>
              <dc:creator>Wolf, David</dc:creator>
              <dc:date>2023-12-28T21:46:00</dc:date>
            </office:change-info>
          </text:insertion>
        </text:changed-region>
        <text:changed-region xml:id="ct242553928" text:id="ct242553928">
          <text:deletion>
            <office:change-info>
              <dc:creator>Wolf, David</dc:creator>
              <dc:date>2023-12-28T21:46:00</dc:date>
            </office:change-info>
            <text:p text:style-name="P1">All frames </text:p>
          </text:deletion>
        </text:changed-region>
        <text:changed-region xml:id="ct785419176" text:id="ct785419176">
          <text:format-change>
            <office:change-info>
              <dc:creator>Corentin Nelias</dc:creator>
              <dc:date>2025-06-26T12:57:00</dc:date>
            </office:change-info>
          </text:format-change>
        </text:changed-region>
        <text:changed-region xml:id="ct242554032" text:id="ct242554032">
          <text:insertion>
            <office:change-info>
              <dc:creator>Wolf, David</dc:creator>
              <dc:date>2023-12-28T21:44:00</dc:date>
            </office:change-info>
          </text:insertion>
        </text:changed-region>
        <text:changed-region xml:id="ct242558088" text:id="ct242558088">
          <text:deletion>
            <office:change-info>
              <dc:creator>Wolf, David</dc:creator>
              <dc:date>2023-12-28T21:44:00</dc:date>
            </office:change-info>
            <text:p text:style-name="P1">, using the video clips as reference to ensure the labels were correct</text:p>
          </text:deletion>
        </text:changed-region>
        <text:changed-region xml:id="ct785420216" text:id="ct785420216">
          <text:format-change>
            <office:change-info>
              <dc:creator>Corentin Nelias</dc:creator>
              <dc:date>2025-06-26T12:57:00</dc:date>
            </office:change-info>
          </text:format-change>
        </text:changed-region>
        <text:changed-region xml:id="ct242558920" text:id="ct242558920">
          <text:insertion>
            <office:change-info>
              <dc:creator>Wolf, David</dc:creator>
              <dc:date>2023-12-28T21:46:00</dc:date>
            </office:change-info>
          </text:insertion>
        </text:changed-region>
        <text:changed-region xml:id="ct242557256" text:id="ct242557256">
          <text:insertion>
            <office:change-info>
              <dc:creator>Wolf, David</dc:creator>
              <dc:date>2023-12-28T21:51:00</dc:date>
            </office:change-info>
          </text:insertion>
        </text:changed-region>
        <text:changed-region xml:id="ct242557880" text:id="ct242557880">
          <text:insertion>
            <office:change-info>
              <dc:creator>Wolf, David</dc:creator>
              <dc:date>2023-12-29T08:04:00</dc:date>
            </office:change-info>
          </text:insertion>
        </text:changed-region>
        <text:changed-region xml:id="ct242556632" text:id="ct242556632">
          <text:insertion>
            <office:change-info>
              <dc:creator>Wolf, David</dc:creator>
              <dc:date>2023-12-28T21:46:00</dc:date>
            </office:change-info>
          </text:insertion>
        </text:changed-region>
        <text:changed-region xml:id="ct242559440" text:id="ct242559440">
          <text:insertion>
            <office:change-info>
              <dc:creator>Wolf, David</dc:creator>
              <dc:date>2023-12-28T21:47:00</dc:date>
            </office:change-info>
          </text:insertion>
        </text:changed-region>
        <text:changed-region xml:id="ct242558192" text:id="ct242558192">
          <text:insertion>
            <office:change-info>
              <dc:creator>Wolf, David</dc:creator>
              <dc:date>2023-12-28T21:46:00</dc:date>
            </office:change-info>
          </text:insertion>
        </text:changed-region>
        <text:changed-region xml:id="ct242556736" text:id="ct242556736">
          <text:insertion>
            <office:change-info>
              <dc:creator>Wolf, David</dc:creator>
              <dc:date>2023-12-28T21:50:00</dc:date>
            </office:change-info>
          </text:insertion>
        </text:changed-region>
        <text:changed-region xml:id="ct242557672" text:id="ct242557672">
          <text:insertion>
            <office:change-info>
              <dc:creator>Wolf, David</dc:creator>
              <dc:date>2023-12-28T21:47:00</dc:date>
            </office:change-info>
          </text:insertion>
        </text:changed-region>
        <text:changed-region xml:id="ct242557984" text:id="ct242557984">
          <text:insertion>
            <office:change-info>
              <dc:creator>Wolf, David</dc:creator>
              <dc:date>2023-12-29T08:04:00</dc:date>
            </office:change-info>
          </text:insertion>
        </text:changed-region>
        <text:changed-region xml:id="ct242558296" text:id="ct242558296">
          <text:insertion>
            <office:change-info>
              <dc:creator>Wolf, David</dc:creator>
              <dc:date>2023-12-28T21:50:00</dc:date>
            </office:change-info>
          </text:insertion>
        </text:changed-region>
        <text:changed-region xml:id="ct242557152" text:id="ct242557152">
          <text:insertion>
            <office:change-info>
              <dc:creator>Wolf, David</dc:creator>
              <dc:date>2023-12-28T21:47:00</dc:date>
            </office:change-info>
          </text:insertion>
        </text:changed-region>
        <text:changed-region xml:id="ct242557464" text:id="ct242557464">
          <text:insertion>
            <office:change-info>
              <dc:creator>Wolf, David</dc:creator>
              <dc:date>2023-12-28T21:53:00</dc:date>
            </office:change-info>
          </text:insertion>
        </text:changed-region>
        <text:changed-region xml:id="ct242558504" text:id="ct242558504">
          <text:insertion>
            <office:change-info>
              <dc:creator>Wolf, David</dc:creator>
              <dc:date>2023-12-28T21:50:00</dc:date>
            </office:change-info>
          </text:insertion>
        </text:changed-region>
        <text:changed-region xml:id="ct242558400" text:id="ct242558400">
          <text:insertion>
            <office:change-info>
              <dc:creator>Wolf, David</dc:creator>
              <dc:date>2023-12-28T21:48:00</dc:date>
            </office:change-info>
          </text:insertion>
        </text:changed-region>
        <text:changed-region xml:id="ct242558816" text:id="ct242558816">
          <text:insertion>
            <office:change-info>
              <dc:creator>Wolf, David</dc:creator>
              <dc:date>2023-12-28T21:52:00</dc:date>
            </office:change-info>
          </text:insertion>
        </text:changed-region>
        <text:changed-region xml:id="ct242559128" text:id="ct242559128">
          <text:deletion>
            <office:change-info>
              <dc:creator>Wolf, David</dc:creator>
              <dc:date>2023-12-28T21:52:00</dc:date>
            </office:change-info>
            <text:p text:style-name="P1">After each addition of labels (regular or outliers), a custom-written R script counted the labels per individual. If a particular individual was not detected, video clips that feature that individual heavily were specifically selected and added to the network. The frames labelled per mouse were on average 20-35% of the total frames labelled. Networks undergo at least 3 training rounds, with no predefined maximum.</text:p>
            <text:p text:style-name="P1">When the error with p-cut-off reaches below 5 pixels in the evaluation data, clips are analysed and new clips with labels using the p-cut-off are created. This creates videos with the labels visible and allows for manual checking of the network output. Once both the error with p-cut-off and the visual inspection show that the network is sufficiently trained,</text:p>
          </text:deletion>
        </text:changed-region>
        <text:changed-region xml:id="ct242558712" text:id="ct242558712">
          <text:deletion>
            <office:change-info>
              <dc:creator>Wolf, David</dc:creator>
              <dc:date>2023-12-28T21:51:00</dc:date>
            </office:change-info>
            <text:p text:style-name="P1"/>
            <text:p text:style-name="P1"/>
          </text:deletion>
        </text:changed-region>
        <text:changed-region xml:id="ct242558608" text:id="ct242558608">
          <text:deletion>
            <office:change-info>
              <dc:creator>Wolf, David</dc:creator>
              <dc:date>2023-12-28T21:50:00</dc:date>
            </office:change-info>
            <text:p text:style-name="P1">ollowing labelling, a training dataset was created, and the network trained on shuffle 1. Evaluation followed each training round to record the network quality.</text:p>
            <text:p text:style-name="P6">For each of the days 1, 8 and 15, 2 more video clips not used in the original training were analysed and 20 outlier frames extracted for each video. Label refinement involves deleting labels of mice not in the arena and adjusting the location of labels for mice actually in the arena. All labels were displayed even if the networks confidence is below the threshold so that corrections can be made.</text:p>
            <text:p text:style-name="P1">Following refinement, the outliers were merged into a new training dataset (previous shuffle +1). The process of adding videos and refining outliers was repeated until the network is satisfactorily trained. Each round of training is a new shuffle to allow for back tracing if needed.</text:p>
          </text:deletion>
        </text:changed-region>
        <text:changed-region xml:id="ct242559024" text:id="ct242559024">
          <text:deletion>
            <office:change-info>
              <dc:creator>Wolf, David</dc:creator>
              <dc:date>2023-12-28T21:51:00</dc:date>
            </office:change-info>
            <text:p text:style-name="P1">F</text:p>
          </text:deletion>
        </text:changed-region>
        <text:changed-region xml:id="ct242559336" text:id="ct242559336">
          <text:deletion>
            <office:change-info>
              <dc:creator>Wolf, David</dc:creator>
              <dc:date>2023-12-28T21:52:00</dc:date>
            </office:change-info>
            <text:p text:style-name="P1"/>
            <text:p text:style-name="P1"/>
          </text:deletion>
        </text:changed-region>
        <text:changed-region xml:id="ct242557568" text:id="ct242557568">
          <text:insertion>
            <office:change-info>
              <dc:creator>Wolf, David</dc:creator>
              <dc:date>2023-12-28T21:52:00</dc:date>
            </office:change-info>
          </text:insertion>
        </text:changed-region>
        <text:changed-region xml:id="ct785421048" text:id="ct785421048">
          <text:format-change>
            <office:change-info>
              <dc:creator>Corentin Nelias</dc:creator>
              <dc:date>2025-06-26T12:57:00</dc:date>
            </office:change-info>
          </text:format-change>
        </text:changed-region>
        <text:changed-region xml:id="ct242557360" text:id="ct242557360">
          <text:deletion>
            <office:change-info>
              <dc:creator>Wolf, David</dc:creator>
              <dc:date>2023-12-28T21:52:00</dc:date>
            </office:change-info>
            <text:p text:style-name="P1">the </text:p>
          </text:deletion>
        </text:changed-region>
        <text:changed-region xml:id="ct242556216" text:id="ct242556216">
          <text:insertion>
            <office:change-info>
              <dc:creator>Wolf, David</dc:creator>
              <dc:date>2023-12-28T21:52:00</dc:date>
            </office:change-info>
          </text:insertion>
        </text:changed-region>
        <text:changed-region xml:id="ct242557776" text:id="ct242557776">
          <text:deletion>
            <office:change-info>
              <dc:creator>Wolf, David</dc:creator>
              <dc:date>2023-12-28T21:52:00</dc:date>
            </office:change-info>
            <text:p text:style-name="P1">24-hour videos </text:p>
          </text:deletion>
        </text:changed-region>
        <text:changed-region xml:id="ct242559232" text:id="ct242559232">
          <text:insertion>
            <office:change-info>
              <dc:creator>Wolf, David</dc:creator>
              <dc:date>2023-12-28T21:52:00</dc:date>
            </office:change-info>
          </text:insertion>
        </text:changed-region>
        <text:changed-region xml:id="ct242557048" text:id="ct242557048">
          <text:deletion>
            <office:change-info>
              <dc:creator>Wolf, David</dc:creator>
              <dc:date>2023-12-28T21:52:00</dc:date>
            </office:change-info>
            <text:p text:style-name="P1">were </text:p>
          </text:deletion>
        </text:changed-region>
        <text:changed-region xml:id="ct242556840" text:id="ct242556840">
          <text:insertion>
            <office:change-info>
              <dc:creator>Wolf, David</dc:creator>
              <dc:date>2023-12-28T21:52:00</dc:date>
            </office:change-info>
          </text:insertion>
        </text:changed-region>
        <text:changed-region xml:id="ct785420840" text:id="ct785420840">
          <text:format-change>
            <office:change-info>
              <dc:creator>Corentin Nelias</dc:creator>
              <dc:date>2025-06-26T12:57:00</dc:date>
            </office:change-info>
          </text:format-change>
        </text:changed-region>
        <text:changed-region xml:id="ct242556320" text:id="ct242556320">
          <text:insertion>
            <office:change-info>
              <dc:creator>Wolf, David</dc:creator>
              <dc:date>2023-12-28T21:52:00</dc:date>
            </office:change-info>
          </text:insertion>
        </text:changed-region>
        <text:changed-region xml:id="ct242556424" text:id="ct242556424">
          <text:insertion>
            <office:change-info>
              <dc:creator>Wolf, David</dc:creator>
              <dc:date>2023-12-29T08:04:00</dc:date>
            </office:change-info>
          </text:insertion>
        </text:changed-region>
        <text:changed-region xml:id="ct785421152" text:id="ct785421152">
          <text:format-change>
            <office:change-info>
              <dc:creator>Corentin Nelias</dc:creator>
              <dc:date>2025-06-26T12:57:00</dc:date>
            </office:change-info>
          </text:format-change>
        </text:changed-region>
        <text:changed-region xml:id="ct242556528" text:id="ct242556528">
          <text:deletion>
            <office:change-info>
              <dc:creator>Wolf, David</dc:creator>
              <dc:date>2023-12-28T21:52:00</dc:date>
            </office:change-info>
            <text:p text:style-name="P1">All outputs are automatically saved as pickle and h5 files. For ease of later analysis, the outputs are also set to save as csv files.</text:p>
            <text:p text:style-name="P1"/>
          </text:deletion>
        </text:changed-region>
        <text:changed-region xml:id="ct242556944" text:id="ct242556944">
          <text:insertion>
            <office:change-info>
              <dc:creator>Wolf, David</dc:creator>
              <dc:date>2023-12-28T21:38:00</dc:date>
            </office:change-info>
          </text:insertion>
        </text:changed-region>
        <text:changed-region xml:id="ct242560688" text:id="ct242560688">
          <text:insertion>
            <office:change-info>
              <dc:creator>Wolf, David</dc:creator>
              <dc:date>2023-12-29T08:06:00</dc:date>
            </office:change-info>
          </text:insertion>
        </text:changed-region>
        <text:changed-region xml:id="ct242560480" text:id="ct242560480">
          <text:deletion>
            <office:change-info>
              <dc:creator>Wolf, David</dc:creator>
              <dc:date>2023-12-29T08:06:00</dc:date>
            </office:change-info>
            <text:p text:style-name="P7">The output was acquired as a comma-separated value (csv)-file containing </text:p>
          </text:deletion>
        </text:changed-region>
        <text:changed-region xml:id="ct242560792" text:id="ct242560792">
          <text:deletion>
            <office:change-info>
              <dc:creator>Wolf, David</dc:creator>
              <dc:date>2023-12-28T21:54:00</dc:date>
            </office:change-info>
            <text:p text:style-name="P7">5.2.1.<text:tab/>Parameters</text:p>
            <text:p text:style-name="P6">The standard settings recommended by the developers of DeepLabCut were used to extract the frames from the videos, to create the training dataset and to train the network. The algorithm used to extract frames was kept as k-means with cluster steps of 1. Datasets were created for a ResNet-50 network, with the python library imgaug augmentation and training had a maximum of 103000 iterations. Training was initiated using the terminal, allowing allocation of GPU and growth was set to true.</text:p>
            <text:p text:style-name="P6">The p-cut-off is set at 0.8 so that only labels where the network has a high possibility to be right are selected for later analyses.</text:p>
            <text:p text:style-name="P6"/>
            <text:p text:style-name="P6">5.2.2.<text:tab/>DLC output post-processing</text:p>
            <text:p text:style-name="P7"/>
          </text:deletion>
        </text:changed-region>
        <text:changed-region xml:id="ct785423648" text:id="ct785423648">
          <text:format-change>
            <office:change-info>
              <dc:creator>Corentin Nelias</dc:creator>
              <dc:date>2025-06-26T12:57:00</dc:date>
            </office:change-info>
          </text:format-change>
        </text:changed-region>
        <text:changed-region xml:id="ct242559544" text:id="ct242559544">
          <text:deletion>
            <office:change-info>
              <dc:creator>Wolf, David</dc:creator>
              <dc:date>2023-12-29T08:06:00</dc:date>
            </office:change-info>
            <text:p text:style-name="P7"><text:s/>for each mouse,</text:p>
          </text:deletion>
        </text:changed-region>
        <text:changed-region xml:id="ct785422192" text:id="ct785422192">
          <text:format-change>
            <office:change-info>
              <dc:creator>Corentin Nelias</dc:creator>
              <dc:date>2025-06-26T12:57:00</dc:date>
            </office:change-info>
          </text:format-change>
        </text:changed-region>
        <text:changed-region xml:id="ct242559648" text:id="ct242559648">
          <text:deletion>
            <office:change-info>
              <dc:creator>Wolf, David</dc:creator>
              <dc:date>2023-12-29T08:06:00</dc:date>
            </office:change-info>
            <text:p text:style-name="P7">and </text:p>
          </text:deletion>
        </text:changed-region>
        <text:changed-region xml:id="ct242559752" text:id="ct242559752">
          <text:insertion>
            <office:change-info>
              <dc:creator>Wolf, David</dc:creator>
              <dc:date>2023-12-29T08:06:00</dc:date>
            </office:change-info>
          </text:insertion>
        </text:changed-region>
        <text:changed-region xml:id="ct242559856" text:id="ct242559856">
          <text:deletion>
            <office:change-info>
              <dc:creator>Wolf, David</dc:creator>
              <dc:date>2023-12-29T08:06:00</dc:date>
            </office:change-info>
            <text:p text:style-name="P7">the </text:p>
          </text:deletion>
        </text:changed-region>
        <text:changed-region xml:id="ct242560272" text:id="ct242560272">
          <text:insertion>
            <office:change-info>
              <dc:creator>Wolf, David</dc:creator>
              <dc:date>2023-12-29T08:06:00</dc:date>
            </office:change-info>
          </text:insertion>
        </text:changed-region>
        <text:changed-region xml:id="ct242559960" text:id="ct242559960">
          <text:deletion>
            <office:change-info>
              <dc:creator>Wolf, David</dc:creator>
              <dc:date>2023-12-29T08:06:00</dc:date>
            </office:change-info>
            <text:p text:style-name="P7">p</text:p>
          </text:deletion>
        </text:changed-region>
        <text:changed-region xml:id="ct785423232" text:id="ct785423232">
          <text:format-change>
            <office:change-info>
              <dc:creator>Corentin Nelias</dc:creator>
              <dc:date>2025-06-26T12:57:00</dc:date>
            </office:change-info>
          </text:format-change>
        </text:changed-region>
        <text:changed-region xml:id="ct242560064" text:id="ct242560064">
          <text:insertion>
            <office:change-info>
              <dc:creator>Wolf, David</dc:creator>
              <dc:date>2023-12-29T08:07:00</dc:date>
            </office:change-info>
          </text:insertion>
        </text:changed-region>
        <text:changed-region xml:id="ct242560168" text:id="ct242560168">
          <text:insertion>
            <office:change-info>
              <dc:creator>Wolf, David</dc:creator>
              <dc:date>2023-12-29T08:08:00</dc:date>
            </office:change-info>
          </text:insertion>
        </text:changed-region>
        <text:changed-region xml:id="ct242560584" text:id="ct242560584">
          <text:insertion>
            <office:change-info>
              <dc:creator>Wolf, David</dc:creator>
              <dc:date>2023-12-29T08:12:00</dc:date>
            </office:change-info>
          </text:insertion>
        </text:changed-region>
        <text:changed-region xml:id="ct242469400" text:id="ct242469400">
          <text:insertion>
            <office:change-info>
              <dc:creator>Wolf, David</dc:creator>
              <dc:date>2023-12-29T08:08:00</dc:date>
            </office:change-info>
          </text:insertion>
        </text:changed-region>
        <text:changed-region xml:id="ct242467320" text:id="ct242467320">
          <text:deletion>
            <office:change-info>
              <dc:creator>Wolf, David</dc:creator>
              <dc:date>2023-12-29T08:11:00</dc:date>
            </office:change-info>
            <text:p text:style-name="P7">for each of the coordinates. All coordinates, regardless of p-cut-off are included so later adjustment of the p-cut-off does not require the video to be analyzed again. Custom R scripts filter out any data points with a p-value below the chosen cut-off,  and removes any coordinates outside a more cropped area of the arena. </text:p>
          </text:deletion>
        </text:changed-region>
        <text:changed-region xml:id="ct242468360" text:id="ct242468360">
          <text:insertion>
            <office:change-info>
              <dc:creator>Wolf, David</dc:creator>
              <dc:date>2023-12-29T08:11:00</dc:date>
            </office:change-info>
          </text:insertion>
        </text:changed-region>
        <text:changed-region xml:id="ct242467008" text:id="ct242467008">
          <text:deletion>
            <office:change-info>
              <dc:creator>Wolf, David</dc:creator>
              <dc:date>2023-12-29T08:11:00</dc:date>
            </office:change-info>
            <text:p text:style-name="P7">M</text:p>
          </text:deletion>
        </text:changed-region>
        <text:changed-region xml:id="ct242469504" text:id="ct242469504">
          <text:insertion>
            <office:change-info>
              <dc:creator>Wolf, David</dc:creator>
              <dc:date>2023-12-29T08:11:00</dc:date>
            </office:change-info>
          </text:insertion>
        </text:changed-region>
        <text:changed-region xml:id="ct785421776" text:id="ct785421776">
          <text:format-change>
            <office:change-info>
              <dc:creator>Corentin Nelias</dc:creator>
              <dc:date>2025-06-26T12:57:00</dc:date>
            </office:change-info>
          </text:format-change>
        </text:changed-region>
        <text:changed-region xml:id="ct242469816" text:id="ct242469816">
          <text:insertion>
            <office:change-info>
              <dc:creator>Wolf, David</dc:creator>
              <dc:date>2023-12-29T08:12:00</dc:date>
            </office:change-info>
          </text:insertion>
        </text:changed-region>
        <text:changed-region xml:id="ct785421672" text:id="ct785421672">
          <text:format-change>
            <office:change-info>
              <dc:creator>Corentin Nelias</dc:creator>
              <dc:date>2025-06-26T12:57:00</dc:date>
            </office:change-info>
          </text:format-change>
        </text:changed-region>
        <text:changed-region xml:id="ct242469296" text:id="ct242469296">
          <text:deletion>
            <office:change-info>
              <dc:creator>Wolf, David</dc:creator>
              <dc:date>2023-12-29T08:13:00</dc:date>
            </office:change-info>
            <text:p text:style-name="P7"><text:s/>to be a valid detection</text:p>
          </text:deletion>
        </text:changed-region>
        <text:changed-region xml:id="ct785422608" text:id="ct785422608">
          <text:format-change>
            <office:change-info>
              <dc:creator>Corentin Nelias</dc:creator>
              <dc:date>2025-06-26T12:57:00</dc:date>
            </office:change-info>
          </text:format-change>
        </text:changed-region>
        <text:changed-region xml:id="ct242469192" text:id="ct242469192">
          <text:deletion>
            <office:change-info>
              <dc:creator>Wolf, David</dc:creator>
              <dc:date>2023-12-29T08:12:00</dc:date>
            </office:change-info>
            <text:p text:style-name="P7"><text:span text:style-name="T3">Towards this aim, we used a moving window that counts if the consecutive frame criterion for an identification is valid.</text:span><text:span text:style-name="T2"> </text:span></text:p>
          </text:deletion>
        </text:changed-region>
        <text:changed-region xml:id="ct242469608" text:id="ct242469608">
          <text:insertion>
            <office:change-info>
              <dc:creator>Corentin Nelias</dc:creator>
              <dc:date>2025-06-25T12:41:00</dc:date>
            </office:change-info>
          </text:insertion>
        </text:changed-region>
        <text:changed-region xml:id="ct785422400" text:id="ct785422400">
          <text:format-change>
            <office:change-info>
              <dc:creator>Corentin Nelias</dc:creator>
              <dc:date>2025-06-26T12:57:00</dc:date>
            </office:change-info>
          </text:format-change>
        </text:changed-region>
        <text:changed-region xml:id="ct242468568" text:id="ct242468568">
          <text:deletion>
            <office:change-info>
              <dc:creator>Corentin Nelias</dc:creator>
              <dc:date>2025-06-25T12:50:00</dc:date>
            </office:change-info>
            <text:p text:style-name="P8"><text:s/>analyses</text:p>
          </text:deletion>
        </text:changed-region>
        <text:changed-region xml:id="ct785422504" text:id="ct785422504">
          <text:format-change>
            <office:change-info>
              <dc:creator>Corentin Nelias</dc:creator>
              <dc:date>2025-06-26T12:57:00</dc:date>
            </office:change-info>
          </text:format-change>
        </text:changed-region>
        <text:changed-region xml:id="ct242467632" text:id="ct242467632">
          <text:insertion>
            <office:change-info>
              <dc:creator>Corentin Nelias</dc:creator>
              <dc:date>2025-06-25T12:02:00</dc:date>
            </office:change-info>
          </text:insertion>
        </text:changed-region>
        <text:changed-region xml:id="ct785423752" text:id="ct785423752">
          <text:format-change>
            <office:change-info>
              <dc:creator>Corentin Nelias</dc:creator>
              <dc:date>2025-06-26T12:57:00</dc:date>
            </office:change-info>
          </text:format-change>
        </text:changed-region>
        <text:changed-region xml:id="ct242467944" text:id="ct242467944">
          <text:insertion>
            <office:change-info>
              <dc:creator>Corentin Nelias</dc:creator>
              <dc:date>2025-06-25T12:25:00</dc:date>
            </office:change-info>
          </text:insertion>
        </text:changed-region>
        <text:changed-region xml:id="ct242467112" text:id="ct242467112">
          <text:insertion>
            <office:change-info>
              <dc:creator>Corentin Nelias</dc:creator>
              <dc:date>2025-06-25T12:26:00</dc:date>
            </office:change-info>
          </text:insertion>
        </text:changed-region>
        <text:changed-region xml:id="ct242468152" text:id="ct242468152">
          <text:insertion>
            <office:change-info>
              <dc:creator>Corentin Nelias</dc:creator>
              <dc:date>2025-06-25T12:24:00</dc:date>
            </office:change-info>
          </text:insertion>
        </text:changed-region>
        <text:changed-region xml:id="ct242467216" text:id="ct242467216">
          <text:insertion>
            <office:change-info>
              <dc:creator>Corentin Nelias</dc:creator>
              <dc:date>2025-06-25T12:25:00</dc:date>
            </office:change-info>
          </text:insertion>
        </text:changed-region>
        <text:changed-region xml:id="ct242468048" text:id="ct242468048">
          <text:insertion>
            <office:change-info>
              <dc:creator>Corentin Nelias</dc:creator>
              <dc:date>2025-06-25T12:26:00</dc:date>
            </office:change-info>
          </text:insertion>
        </text:changed-region>
        <text:changed-region xml:id="ct242467424" text:id="ct242467424">
          <text:insertion>
            <office:change-info>
              <dc:creator>Corentin Nelias</dc:creator>
              <dc:date>2025-06-25T12:27:00</dc:date>
            </office:change-info>
          </text:insertion>
        </text:changed-region>
        <text:changed-region xml:id="ct242467736" text:id="ct242467736">
          <text:deletion>
            <office:change-info>
              <dc:creator>Corentin Nelias</dc:creator>
              <dc:date>2025-06-25T12:05:00</dc:date>
            </office:change-info>
            <text:p text:style-name="P1"><text:s/></text:p>
          </text:deletion>
        </text:changed-region>
        <text:changed-region xml:id="ct242468776" text:id="ct242468776">
          <text:insertion>
            <office:change-info>
              <dc:creator>Corentin Nelias</dc:creator>
              <dc:date>2025-06-25T12:39:00</dc:date>
            </office:change-info>
          </text:insertion>
        </text:changed-region>
        <text:changed-region xml:id="ct242468256" text:id="ct242468256">
          <text:insertion>
            <office:change-info>
              <dc:creator>Corentin Nelias</dc:creator>
              <dc:date>2025-06-25T12:40:00</dc:date>
            </office:change-info>
          </text:insertion>
        </text:changed-region>
        <text:changed-region xml:id="ct785426248" text:id="ct785426248">
          <text:format-change>
            <office:change-info>
              <dc:creator>Corentin Nelias</dc:creator>
              <dc:date>2025-06-26T12:57:00</dc:date>
            </office:change-info>
          </text:format-change>
        </text:changed-region>
        <text:changed-region xml:id="ct242468880" text:id="ct242468880">
          <text:insertion>
            <office:change-info>
              <dc:creator>Corentin Nelias</dc:creator>
              <dc:date>2025-06-25T12:08:00</dc:date>
            </office:change-info>
          </text:insertion>
        </text:changed-region>
        <text:changed-region xml:id="ct242468984" text:id="ct242468984">
          <text:insertion>
            <office:change-info>
              <dc:creator>Corentin Nelias</dc:creator>
              <dc:date>2025-06-25T12:04:00</dc:date>
            </office:change-info>
          </text:insertion>
        </text:changed-region>
        <text:changed-region xml:id="ct785424792" text:id="ct785424792">
          <text:format-change>
            <office:change-info>
              <dc:creator>Corentin Nelias</dc:creator>
              <dc:date>2025-06-26T12:57:00</dc:date>
            </office:change-info>
          </text:format-change>
        </text:changed-region>
        <text:changed-region xml:id="ct242469088" text:id="ct242469088">
          <text:insertion>
            <office:change-info>
              <dc:creator>Corentin Nelias</dc:creator>
              <dc:date>2025-06-25T12:04:00</dc:date>
            </office:change-info>
          </text:insertion>
        </text:changed-region>
        <text:changed-region xml:id="ct242472832" text:id="ct242472832">
          <text:insertion>
            <office:change-info>
              <dc:creator>Corentin Nelias</dc:creator>
              <dc:date>2025-06-25T12:27:00</dc:date>
            </office:change-info>
          </text:insertion>
        </text:changed-region>
        <text:changed-region xml:id="ct242473352" text:id="ct242473352">
          <text:deletion>
            <office:change-info>
              <dc:creator>Corentin Nelias</dc:creator>
              <dc:date>2025-06-25T12:04:00</dc:date>
            </office:change-info>
            <text:p text:style-name="P1">,</text:p>
          </text:deletion>
        </text:changed-region>
        <text:changed-region xml:id="ct785426352" text:id="ct785426352">
          <text:format-change>
            <office:change-info>
              <dc:creator>Corentin Nelias</dc:creator>
              <dc:date>2025-06-26T12:57:00</dc:date>
            </office:change-info>
          </text:format-change>
        </text:changed-region>
        <text:changed-region xml:id="ct242472936" text:id="ct242472936">
          <text:deletion>
            <office:change-info>
              <dc:creator>Corentin Nelias</dc:creator>
              <dc:date>2025-06-25T12:40:00</dc:date>
            </office:change-info>
            <text:p text:style-name="P1"><text:s/></text:p>
          </text:deletion>
        </text:changed-region>
        <text:changed-region xml:id="ct242471376" text:id="ct242471376">
          <text:deletion>
            <office:change-info>
              <dc:creator>Corentin Nelias</dc:creator>
              <dc:date>2025-06-25T12:04:00</dc:date>
            </office:change-info>
            <text:p text:style-name="P1">considering dyadic (pairwise) interactions</text:p>
          </text:deletion>
        </text:changed-region>
        <text:changed-region xml:id="ct785426560" text:id="ct785426560">
          <text:format-change>
            <office:change-info>
              <dc:creator>Corentin Nelias</dc:creator>
              <dc:date>2025-06-26T12:57:00</dc:date>
            </office:change-info>
          </text:format-change>
        </text:changed-region>
        <text:changed-region xml:id="ct242472728" text:id="ct242472728">
          <text:deletion>
            <office:change-info>
              <dc:creator>Corentin Nelias</dc:creator>
              <dc:date>2025-06-25T12:28:00</dc:date>
            </office:change-info>
            <text:p text:style-name="P1">, the proportion of time spent with a particular animal or the average duration of a single interaction event (see Supplementary Table <text:span text:style-name="T2">xx</text:span> for full list, <text:span text:style-name="T2">ref Whitehead association index</text:span>). This information can be formatted in a square matrix, where the off-diagonal entries contain the values for a specific dyad. If the matrix is symmetric (e.g., in the case of interaction counts), it is called an undirected social network, else it is called a directed social network (e.g., in the case of approaches, since only one animal approaches the other). These social interaction networks can then be further analyzed and measured using metrics derived from graph theory.</text:p>
          </text:deletion>
        </text:changed-region>
        <text:changed-region xml:id="ct242470648" text:id="ct242470648">
          <text:deletion>
            <office:change-info>
              <dc:creator>Corentin Nelias</dc:creator>
              <dc:date>2025-06-25T12:36:00</dc:date>
            </office:change-info>
            <text:p text:style-name="P1"><text:s/>approaches</text:p>
          </text:deletion>
        </text:changed-region>
        <text:changed-region xml:id="ct242471480" text:id="ct242471480">
          <text:deletion>
            <office:change-info>
              <dc:creator>Corentin Nelias</dc:creator>
              <dc:date>2025-06-25T12:09:00</dc:date>
            </office:change-info>
            <text:p text:style-name="P1">or</text:p>
          </text:deletion>
        </text:changed-region>
        <text:changed-region xml:id="ct242471168" text:id="ct242471168">
          <text:deletion>
            <office:change-info>
              <dc:creator>Corentin Nelias</dc:creator>
              <dc:date>2025-06-25T12:41:00</dc:date>
            </office:change-info>
            <text:p text:style-name="P1"><text:s/></text:p>
          </text:deletion>
        </text:changed-region>
        <text:changed-region xml:id="ct242473040" text:id="ct242473040">
          <text:deletion>
            <office:change-info>
              <dc:creator>Corentin Nelias</dc:creator>
              <dc:date>2025-06-25T12:36:00</dc:date>
            </office:change-info>
            <text:p text:style-name="P1"><text:s/>the total number of interaction events</text:p>
          </text:deletion>
        </text:changed-region>
        <text:changed-region xml:id="ct242472520" text:id="ct242472520">
          <text:deletion>
            <office:change-info>
              <dc:creator>Corentin Nelias</dc:creator>
              <dc:date>2025-06-25T12:09:00</dc:date>
            </office:change-info>
            <text:p text:style-name="P1">From all identified interaction events, we extracted information such as</text:p>
          </text:deletion>
        </text:changed-region>
        <text:changed-region xml:id="ct242471272" text:id="ct242471272">
          <text:deletion>
            <office:change-info>
              <dc:creator>Corentin Nelias</dc:creator>
              <dc:date>2025-06-25T12:41:00</dc:date>
            </office:change-info>
            <text:p text:style-name="P1">As the prediction accuracy of the DLC models was lower for the third week due to smearing of the fur patterns, we did not included this time period in our analysis. </text:p>
          </text:deletion>
        </text:changed-region>
        <text:changed-region xml:id="ct242472104" text:id="ct242472104">
          <text:insertion>
            <office:change-info>
              <dc:creator>Corentin Nelias</dc:creator>
              <dc:date>2025-06-25T12:42:00</dc:date>
            </office:change-info>
          </text:insertion>
        </text:changed-region>
        <text:changed-region xml:id="ct242471584" text:id="ct242471584">
          <text:insertion>
            <office:change-info>
              <dc:creator>Corentin Nelias</dc:creator>
              <dc:date>2025-06-25T12:43:00</dc:date>
            </office:change-info>
          </text:insertion>
        </text:changed-region>
        <text:changed-region xml:id="ct242473144" text:id="ct242473144">
          <text:insertion>
            <office:change-info>
              <dc:creator>Corentin Nelias</dc:creator>
              <dc:date>2025-06-25T12:44:00</dc:date>
            </office:change-info>
          </text:insertion>
        </text:changed-region>
        <text:changed-region xml:id="ct242471688" text:id="ct242471688">
          <text:insertion>
            <office:change-info>
              <dc:creator>Corentin Nelias</dc:creator>
              <dc:date>2025-06-25T12:45:00</dc:date>
            </office:change-info>
          </text:insertion>
        </text:changed-region>
        <text:changed-region xml:id="ct242470440" text:id="ct242470440">
          <text:insertion>
            <office:change-info>
              <dc:creator>Corentin Nelias</dc:creator>
              <dc:date>2025-06-25T12:46:00</dc:date>
            </office:change-info>
          </text:insertion>
        </text:changed-region>
        <text:changed-region xml:id="ct242471792" text:id="ct242471792">
          <text:insertion>
            <office:change-info>
              <dc:creator>Corentin Nelias</dc:creator>
              <dc:date>2025-06-25T12:47:00</dc:date>
            </office:change-info>
          </text:insertion>
        </text:changed-region>
        <text:changed-region xml:id="ct242473248" text:id="ct242473248">
          <text:insertion>
            <office:change-info>
              <dc:creator>Corentin Nelias</dc:creator>
              <dc:date>2025-06-25T12:48:00</dc:date>
            </office:change-info>
          </text:insertion>
        </text:changed-region>
        <text:changed-region xml:id="ct242472208" text:id="ct242472208">
          <text:insertion>
            <office:change-info>
              <dc:creator>Corentin Nelias</dc:creator>
              <dc:date>2025-06-25T12:49:00</dc:date>
            </office:change-info>
          </text:insertion>
        </text:changed-region>
        <text:changed-region xml:id="ct242470336" text:id="ct242470336">
          <text:deletion>
            <office:change-info>
              <dc:creator>Corentin Nelias</dc:creator>
              <dc:date>2025-06-25T12:49:00</dc:date>
            </office:change-info>
            <text:p text:style-name="P1"/>
            <text:p text:style-name="P1">In order to be able to interpret the derived social interactions PCs, loadings were inspected and we plotted illustrations with exemplary social networks. The temporal stability of the social interaction PCs across rounds was assessed by correlating the PC scores between round 1 and round 2 within individual animals. We also used a LME to test if the round index of an animal was a significant predictor of the different social interaction PCs, taking into account the individual identities and group as random slopes and intercepts.</text:p>
          </text:deletion>
        </text:changed-region>
        <text:changed-region xml:id="ct242470544" text:id="ct242470544">
          <text:deletion>
            <office:change-info>
              <dc:creator>Corentin Nelias</dc:creator>
              <dc:date>2025-06-25T12:50:00</dc:date>
            </office:change-info>
            <text:p text:style-name="P1"/>
            <text:p text:style-name="P1">For every social network, we computed a set of centrality measures (see Supplementary Table <text:span text:style-name="T2">xx </text:span>for full list) using ‘igraph’ toolbox in R (<text:span text:style-name="T2">ref</text:span>). These features, such as for example the betweenness centrality of the interaction counts in the first week give values for each node (i.e., animal) in the network and thus allow to capture the structure of the social network. To reduce redundancies in the features used for further analysis (since the structure of the network of interaction count is similar to the network of total time), we then used PCA to reduce the dimensionality and maximize the variance across animals in only a few readouts.</text:p>
          </text:deletion>
        </text:changed-region>
        <text:changed-region xml:id="ct242473456" text:id="ct242473456">
          <text:insertion>
            <office:change-info>
              <dc:creator>Corentin Nelias</dc:creator>
              <dc:date>2025-06-25T12:51:00</dc:date>
            </office:change-info>
          </text:insertion>
        </text:changed-region>
        <text:changed-region xml:id="ct242471896" text:id="ct242471896">
          <text:insertion>
            <office:change-info>
              <dc:creator>Corentin Nelias</dc:creator>
              <dc:date>2025-06-25T15:28:00</dc:date>
            </office:change-info>
          </text:insertion>
        </text:changed-region>
        <text:changed-region xml:id="ct242470752" text:id="ct242470752">
          <text:insertion>
            <office:change-info>
              <dc:creator>Corentin Nelias</dc:creator>
              <dc:date>2025-06-25T15:59:00</dc:date>
            </office:change-info>
          </text:insertion>
        </text:changed-region>
        <text:changed-region xml:id="ct242472000" text:id="ct242472000">
          <text:insertion>
            <office:change-info>
              <dc:creator>Corentin Nelias</dc:creator>
              <dc:date>2025-06-25T16:06:00</dc:date>
            </office:change-info>
          </text:insertion>
        </text:changed-region>
        <text:changed-region xml:id="ct785425520" text:id="ct785425520">
          <text:insertion>
            <office:change-info>
              <dc:creator>Corentin Nelias</dc:creator>
              <dc:date>2025-06-26T13:02:00</dc:date>
            </office:change-info>
          </text:insertion>
        </text:changed-region>
        <text:changed-region xml:id="ct785427288" text:id="ct785427288">
          <text:format-change>
            <office:change-info>
              <dc:creator>Corentin Nelias</dc:creator>
              <dc:date>2025-06-26T12:57:00</dc:date>
            </office:change-info>
          </text:format-change>
        </text:changed-region>
        <text:changed-region xml:id="ct785427392" text:id="ct785427392">
          <text:insertion>
            <office:change-info>
              <dc:creator>Corentin Nelias</dc:creator>
              <dc:date>2025-06-26T13:02:00</dc:date>
            </office:change-info>
          </text:insertion>
        </text:changed-region>
        <text:changed-region xml:id="ct244377768" text:id="ct244377768">
          <text:insertion>
            <office:change-info>
              <dc:creator>Corentin Nelias</dc:creator>
              <dc:date>2025-06-26T11:32:00</dc:date>
            </office:change-info>
          </text:insertion>
        </text:changed-region>
        <text:changed-region xml:id="ct244375064" text:id="ct244375064">
          <text:insertion>
            <office:change-info>
              <dc:creator>Corentin Nelias</dc:creator>
              <dc:date>2025-06-26T11:35:00</dc:date>
            </office:change-info>
          </text:insertion>
        </text:changed-region>
        <text:changed-region xml:id="ct247901048" text:id="ct247901048">
          <text:insertion>
            <office:change-info>
              <dc:creator>Corentin Nelias</dc:creator>
              <dc:date>2025-06-26T11:41:00</dc:date>
            </office:change-info>
          </text:insertion>
        </text:changed-region>
        <text:changed-region xml:id="ct785431448" text:id="ct785431448">
          <text:insertion>
            <office:change-info>
              <dc:creator>Corentin Nelias</dc:creator>
              <dc:date>2025-06-26T13:02:00</dc:date>
            </office:change-info>
          </text:insertion>
        </text:changed-region>
        <text:changed-region xml:id="ct785426040" text:id="ct785426040">
          <text:format-change>
            <office:change-info>
              <dc:creator>Corentin Nelias</dc:creator>
              <dc:date>2025-06-26T12:57:00</dc:date>
            </office:change-info>
          </text:format-change>
        </text:changed-region>
        <text:changed-region xml:id="ct785432280" text:id="ct785432280">
          <text:insertion>
            <office:change-info>
              <dc:creator>Corentin Nelias</dc:creator>
              <dc:date>2025-06-26T13:02:00</dc:date>
            </office:change-info>
          </text:insertion>
        </text:changed-region>
        <text:changed-region xml:id="ct248932496" text:id="ct248932496">
          <text:insertion>
            <office:change-info>
              <dc:creator>Corentin Nelias</dc:creator>
              <dc:date>2025-06-26T11:41:00</dc:date>
            </office:change-info>
          </text:insertion>
        </text:changed-region>
        <text:changed-region xml:id="ct248933224" text:id="ct248933224">
          <text:insertion>
            <office:change-info>
              <dc:creator>Corentin Nelias</dc:creator>
              <dc:date>2025-06-26T11:42:00</dc:date>
            </office:change-info>
          </text:insertion>
        </text:changed-region>
        <text:changed-region xml:id="ct248933744" text:id="ct248933744">
          <text:insertion>
            <office:change-info>
              <dc:creator>Corentin Nelias</dc:creator>
              <dc:date>2025-06-26T11:43:00</dc:date>
            </office:change-info>
          </text:insertion>
        </text:changed-region>
        <text:changed-region xml:id="ct247231672" text:id="ct247231672">
          <text:insertion>
            <office:change-info>
              <dc:creator>Corentin Nelias</dc:creator>
              <dc:date>2025-06-26T11:50:00</dc:date>
            </office:change-info>
          </text:insertion>
        </text:changed-region>
        <text:changed-region xml:id="ct244139000" text:id="ct244139000">
          <text:insertion>
            <office:change-info>
              <dc:creator>Corentin Nelias</dc:creator>
              <dc:date>2025-06-26T11:51:00</dc:date>
            </office:change-info>
          </text:insertion>
        </text:changed-region>
        <text:changed-region xml:id="ct396508224" text:id="ct396508224">
          <text:insertion>
            <office:change-info>
              <dc:creator>Corentin Nelias</dc:creator>
              <dc:date>2025-06-26T12:06:00</dc:date>
            </office:change-info>
          </text:insertion>
        </text:changed-region>
        <text:changed-region xml:id="ct397836912" text:id="ct397836912">
          <text:insertion>
            <office:change-info>
              <dc:creator>Corentin Nelias</dc:creator>
              <dc:date>2025-06-26T12:08:00</dc:date>
            </office:change-info>
          </text:insertion>
        </text:changed-region>
        <text:changed-region xml:id="ct397838472" text:id="ct397838472">
          <text:insertion>
            <office:change-info>
              <dc:creator>Corentin Nelias</dc:creator>
              <dc:date>2025-06-26T12:09:00</dc:date>
            </office:change-info>
          </text:insertion>
        </text:changed-region>
        <text:changed-region xml:id="ct397837536" text:id="ct397837536">
          <text:insertion>
            <office:change-info>
              <dc:creator>Corentin Nelias</dc:creator>
              <dc:date>2025-06-26T12:10:00</dc:date>
            </office:change-info>
          </text:insertion>
        </text:changed-region>
        <text:changed-region xml:id="ct249320592" text:id="ct249320592">
          <text:insertion>
            <office:change-info>
              <dc:creator>Corentin Nelias</dc:creator>
              <dc:date>2025-06-26T11:59:00</dc:date>
            </office:change-info>
          </text:insertion>
        </text:changed-region>
        <text:changed-region xml:id="ct396504376" text:id="ct396504376">
          <text:insertion>
            <office:change-info>
              <dc:creator>Corentin Nelias</dc:creator>
              <dc:date>2025-06-26T12:00:00</dc:date>
            </office:change-info>
          </text:insertion>
        </text:changed-region>
        <text:changed-region xml:id="ct397841800" text:id="ct397841800">
          <text:insertion>
            <office:change-info>
              <dc:creator>Corentin Nelias</dc:creator>
              <dc:date>2025-06-26T12:12:00</dc:date>
            </office:change-info>
          </text:insertion>
        </text:changed-region>
        <text:changed-region xml:id="ct785431864" text:id="ct785431864">
          <text:format-change>
            <office:change-info>
              <dc:creator>Corentin Nelias</dc:creator>
              <dc:date>2025-06-26T12:57:00</dc:date>
            </office:change-info>
          </text:format-change>
        </text:changed-region>
        <text:changed-region xml:id="ct242470856" text:id="ct242470856">
          <text:insertion>
            <office:change-info>
              <dc:creator>Corentin Nelias</dc:creator>
              <dc:date>2025-06-25T12:11:00</dc:date>
            </office:change-info>
          </text:insertion>
        </text:changed-region>
        <text:changed-region xml:id="ct785432904" text:id="ct785432904">
          <text:format-change>
            <office:change-info>
              <dc:creator>Corentin Nelias</dc:creator>
              <dc:date>2025-06-26T12:57:00</dc:date>
            </office:change-info>
          </text:format-change>
        </text:changed-region>
        <text:changed-region xml:id="ct397844504" text:id="ct397844504">
          <text:insertion>
            <office:change-info>
              <dc:creator>Corentin Nelias</dc:creator>
              <dc:date>2025-06-26T12:16:00</dc:date>
            </office:change-info>
          </text:insertion>
        </text:changed-region>
        <text:changed-region xml:id="ct397845128" text:id="ct397845128">
          <text:insertion>
            <office:change-info>
              <dc:creator>Corentin Nelias</dc:creator>
              <dc:date>2025-06-26T12:17:00</dc:date>
            </office:change-info>
          </text:insertion>
        </text:changed-region>
        <text:changed-region xml:id="ct242470960" text:id="ct242470960">
          <text:insertion>
            <office:change-info>
              <dc:creator>Corentin Nelias</dc:creator>
              <dc:date>2025-06-25T12:50:00</dc:date>
            </office:change-info>
          </text:insertion>
        </text:changed-region>
        <text:changed-region xml:id="ct397843984" text:id="ct397843984">
          <text:insertion>
            <office:change-info>
              <dc:creator>Corentin Nelias</dc:creator>
              <dc:date>2025-06-26T12:38:00</dc:date>
            </office:change-info>
          </text:insertion>
        </text:changed-region>
        <text:changed-region xml:id="ct397846064" text:id="ct397846064">
          <text:insertion>
            <office:change-info>
              <dc:creator>Corentin Nelias</dc:creator>
              <dc:date>2025-06-26T12:39:00</dc:date>
            </office:change-info>
          </text:insertion>
        </text:changed-region>
        <text:changed-region xml:id="ct397848144" text:id="ct397848144">
          <text:insertion>
            <office:change-info>
              <dc:creator>Corentin Nelias</dc:creator>
              <dc:date>2025-06-26T12:49:00</dc:date>
            </office:change-info>
          </text:insertion>
        </text:changed-region>
        <text:changed-region xml:id="ct785463480" text:id="ct785463480">
          <text:insertion>
            <office:change-info>
              <dc:creator>Corentin Nelias</dc:creator>
              <dc:date>2025-06-26T13:24:00</dc:date>
            </office:change-info>
          </text:insertion>
        </text:changed-region>
        <text:changed-region xml:id="ct785461192" text:id="ct785461192">
          <text:insertion>
            <office:change-info>
              <dc:creator>Corentin Nelias</dc:creator>
              <dc:date>2025-06-26T13:25:00</dc:date>
            </office:change-info>
          </text:insertion>
        </text:changed-region>
        <text:changed-region xml:id="ct249334736" text:id="ct249334736">
          <text:insertion>
            <office:change-info>
              <dc:creator>Corentin Nelias</dc:creator>
              <dc:date>2025-06-26T13:30:00</dc:date>
            </office:change-info>
          </text:insertion>
        </text:changed-region>
        <text:changed-region xml:id="ct785381736" text:id="ct785381736">
          <text:insertion>
            <office:change-info>
              <dc:creator>Corentin Nelias</dc:creator>
              <dc:date>2025-06-26T13:26:00</dc:date>
            </office:change-info>
          </text:insertion>
        </text:changed-region>
        <text:changed-region xml:id="ct249333384" text:id="ct249333384">
          <text:insertion>
            <office:change-info>
              <dc:creator>Corentin Nelias</dc:creator>
              <dc:date>2025-06-26T13:30:00</dc:date>
            </office:change-info>
          </text:insertion>
        </text:changed-region>
        <text:changed-region xml:id="ct785456824" text:id="ct785456824">
          <text:insertion>
            <office:change-info>
              <dc:creator>Corentin Nelias</dc:creator>
              <dc:date>2025-06-26T13:32:00</dc:date>
            </office:change-info>
          </text:insertion>
        </text:changed-region>
        <text:changed-region xml:id="ct785456200" text:id="ct785456200">
          <text:insertion>
            <office:change-info>
              <dc:creator>Corentin Nelias</dc:creator>
              <dc:date>2025-06-26T13:33:00</dc:date>
            </office:change-info>
          </text:insertion>
        </text:changed-region>
        <text:changed-region xml:id="ct785454848" text:id="ct785454848">
          <text:insertion>
            <office:change-info>
              <dc:creator>Corentin Nelias</dc:creator>
              <dc:date>2025-06-26T13:42:00</dc:date>
            </office:change-info>
          </text:insertion>
        </text:changed-region>
        <text:changed-region xml:id="ct785462128" text:id="ct785462128">
          <text:insertion>
            <office:change-info>
              <dc:creator>Corentin Nelias</dc:creator>
              <dc:date>2025-06-26T13:43:00</dc:date>
            </office:change-info>
          </text:insertion>
        </text:changed-region>
        <text:changed-region xml:id="ct785367176" text:id="ct785367176">
          <text:insertion>
            <office:change-info>
              <dc:creator>Corentin Nelias</dc:creator>
              <dc:date>2025-06-26T13:43:00</dc:date>
            </office:change-info>
          </text:insertion>
        </text:changed-region>
        <text:changed-region xml:id="ct785347520" text:id="ct785347520">
          <text:insertion>
            <office:change-info>
              <dc:creator>Corentin Nelias</dc:creator>
              <dc:date>2025-06-26T13:44:00</dc:date>
            </office:change-info>
          </text:insertion>
        </text:changed-region>
        <text:changed-region xml:id="ct785345544" text:id="ct785345544">
          <text:insertion>
            <office:change-info>
              <dc:creator>Corentin Nelias</dc:creator>
              <dc:date>2025-06-26T13:45:00</dc:date>
            </office:change-info>
          </text:insertion>
        </text:changed-region>
        <text:changed-region xml:id="ct785344608" text:id="ct785344608">
          <text:insertion>
            <office:change-info>
              <dc:creator>Corentin Nelias</dc:creator>
              <dc:date>2025-06-26T13:46:00</dc:date>
            </office:change-info>
          </text:insertion>
        </text:changed-region>
        <text:changed-region xml:id="ct785346480" text:id="ct785346480">
          <text:insertion>
            <office:change-info>
              <dc:creator>Corentin Nelias</dc:creator>
              <dc:date>2025-06-26T13:47:00</dc:date>
            </office:change-info>
          </text:insertion>
        </text:changed-region>
        <text:changed-region xml:id="ct249336088" text:id="ct249336088">
          <text:insertion>
            <office:change-info>
              <dc:creator>Corentin Nelias</dc:creator>
              <dc:date>2025-06-26T13:53:00</dc:date>
            </office:change-info>
          </text:insertion>
        </text:changed-region>
        <text:changed-region xml:id="ct249342120" text:id="ct249342120">
          <text:insertion>
            <office:change-info>
              <dc:creator>Corentin Nelias</dc:creator>
              <dc:date>2025-06-26T13:54:00</dc:date>
            </office:change-info>
          </text:insertion>
        </text:changed-region>
        <text:changed-region xml:id="ct785431136" text:id="ct785431136">
          <text:deletion>
            <office:change-info>
              <dc:creator>Corentin Nelias</dc:creator>
              <dc:date>2025-06-26T13:56:00</dc:date>
            </office:change-info>
            <text:list xml:id="list7896833712329833370" text:style-name="L1">
              <text:list-item>
                <text:p text:style-name="P9"/>
              </text:list-item>
            </text:list>
            <text:p text:style-name="P1"/>
          </text:deletion>
        </text:changed-region>
        <text:changed-region xml:id="ct785432176" text:id="ct785432176">
          <text:format-change>
            <office:change-info>
              <dc:creator>Corentin Nelias</dc:creator>
              <dc:date>2025-06-26T12:57:00</dc:date>
            </office:change-info>
          </text:format-change>
        </text:changed-region>
        <text:changed-region xml:id="ct397843360" text:id="ct397843360">
          <text:deletion>
            <office:change-info>
              <dc:creator>Corentin Nelias</dc:creator>
              <dc:date>2025-06-26T12:41:00</dc:date>
            </office:change-info>
            <text:p text:style-name="P6"><text:span text:style-name="T4">R</text:span></text:p>
          </text:deletion>
        </text:changed-region>
        <text:changed-region xml:id="ct397844088" text:id="ct397844088">
          <text:insertion>
            <office:change-info>
              <dc:creator>Corentin Nelias</dc:creator>
              <dc:date>2025-06-26T12:41:00</dc:date>
            </office:change-info>
          </text:insertion>
        </text:changed-region>
        <text:changed-region xml:id="ct397848768" text:id="ct397848768">
          <text:deletion>
            <office:change-info>
              <dc:creator>Corentin Nelias</dc:creator>
              <dc:date>2025-06-26T12:42:00</dc:date>
            </office:change-info>
            <text:p text:style-name="P6"><text:span text:style-name="T4">, </text:span></text:p>
          </text:deletion>
        </text:changed-region>
        <text:changed-region xml:id="ct397848456" text:id="ct397848456">
          <text:insertion>
            <office:change-info>
              <dc:creator>Corentin Nelias</dc:creator>
              <dc:date>2025-06-26T12:42:00</dc:date>
            </office:change-info>
          </text:insertion>
        </text:changed-region>
        <text:changed-region xml:id="ct785430824" text:id="ct785430824">
          <text:format-change>
            <office:change-info>
              <dc:creator>Corentin Nelias</dc:creator>
              <dc:date>2025-06-26T12:57:00</dc:date>
            </office:change-info>
          </text:format-change>
        </text:changed-region>
        <text:changed-region xml:id="ct397848664" text:id="ct397848664">
          <text:deletion>
            <office:change-info>
              <dc:creator>Corentin Nelias</dc:creator>
              <dc:date>2025-06-26T12:41:00</dc:date>
            </office:change-info>
            <text:p text:style-name="P6"><text:span text:style-name="T4">, </text:span><text:span text:style-name="T5">xx</text:span></text:p>
          </text:deletion>
        </text:changed-region>
        <text:changed-region xml:id="ct785433424" text:id="ct785433424">
          <text:format-change>
            <office:change-info>
              <dc:creator>Corentin Nelias</dc:creator>
              <dc:date>2025-06-26T12:57:00</dc:date>
            </office:change-info>
          </text:format-change>
        </text:changed-region>
        <text:changed-region xml:id="ct397848560" text:id="ct397848560">
          <text:insertion>
            <office:change-info>
              <dc:creator>Corentin Nelias</dc:creator>
              <dc:date>2025-06-26T12:41:00</dc:date>
            </office:change-info>
          </text:insertion>
        </text:changed-region>
        <text:changed-region xml:id="ct397848872" text:id="ct397848872">
          <text:insertion>
            <office:change-info>
              <dc:creator>Corentin Nelias</dc:creator>
              <dc:date>2025-06-26T12:42:00</dc:date>
            </office:change-info>
          </text:insertion>
        </text:changed-region>
        <text:changed-region xml:id="ct785432696" text:id="ct785432696">
          <text:format-change>
            <office:change-info>
              <dc:creator>Corentin Nelias</dc:creator>
              <dc:date>2025-06-26T12:57:00</dc:date>
            </office:change-info>
          </text:format-change>
        </text:changed-region>
        <text:changed-region xml:id="ct242472312" text:id="ct242472312">
          <text:insertion>
            <office:change-info>
              <dc:creator>Sarah Ghanayem</dc:creator>
              <dc:date>2024-01-08T15:40:00</dc:date>
            </office:change-info>
          </text:insertion>
        </text:changed-region>
        <text:changed-region xml:id="ct397844400" text:id="ct397844400">
          <text:insertion>
            <office:change-info>
              <dc:creator>Corentin Nelias</dc:creator>
              <dc:date>2025-06-26T12:16:00</dc:date>
            </office:change-info>
          </text:insertion>
        </text:changed-region>
        <text:changed-region xml:id="ct397845024" text:id="ct397845024">
          <text:insertion>
            <office:change-info>
              <dc:creator>Sarah Ghanayem</dc:creator>
              <dc:date>2024-01-08T15:40:00</dc:date>
            </office:change-info>
          </text:insertion>
        </text:changed-region>
        <text:changed-region xml:id="ct242471064" text:id="ct242471064">
          <text:deletion>
            <office:change-info>
              <dc:creator>Sarah Ghanayem</dc:creator>
              <dc:date>2024-01-08T15:22:00</dc:date>
            </office:change-info>
            <text:p text:style-name="P10">Wang, F., Kessels, H. W., &amp; Hu, H. (2014). The mouse that roared: neural mechanisms of social hierarchy. <text:span text:style-name="T6">Trends Neurosci</text:span>,<text:span text:style-name="T6"> 37</text:span>(11), 674-682. <text:a xlink:type="simple" xlink:href="https://doi.org/10.1016/j.tins.2014.07.005" text:style-name="Internet_20_link" text:visited-style-name="Visited_20_Internet_20_Link">https://doi.org/10.1016/j.tins.2014.07.005</text:a> </text:p>
            <text:p text:style-name="P10"/>
          </text:deletion>
        </text:changed-region>
        <text:changed-region xml:id="ct249314560" text:id="ct249314560">
          <text:insertion>
            <office:change-info>
              <dc:creator>Corentin Nelias</dc:creator>
              <dc:date>2025-06-26T11:54:00</dc:date>
            </office:change-info>
          </text:insertion>
        </text:changed-region>
        <text:changed-region xml:id="ct249317160" text:id="ct249317160">
          <text:insertion>
            <office:change-info>
              <dc:creator>Corentin Nelias</dc:creator>
              <dc:date>2025-06-26T11:55:00</dc:date>
            </office:change-info>
          </text:insertion>
        </text:changed-region>
        <text:changed-region xml:id="ct397841280" text:id="ct397841280">
          <text:insertion>
            <office:change-info>
              <dc:creator>Corentin Nelias</dc:creator>
              <dc:date>2025-06-26T12:15:00</dc:date>
            </office:change-info>
          </text:insertion>
        </text:changed-region>
        <text:changed-region xml:id="ct397844920" text:id="ct397844920">
          <text:insertion>
            <office:change-info>
              <dc:creator>Corentin Nelias</dc:creator>
              <dc:date>2025-06-26T12:30:00</dc:date>
            </office:change-info>
          </text:insertion>
        </text:changed-region>
        <text:changed-region xml:id="ct397844608" text:id="ct397844608">
          <text:insertion>
            <office:change-info>
              <dc:creator>Corentin Nelias</dc:creator>
              <dc:date>2025-06-26T12: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785451624"/>Methods</text:p>
      <text:p text:style-name="P31">Animals</text:p>
      <text:p text:style-name="P5">The experiment was approved by the responsible governmental animal ethics committee (Regierungspräsidium Baden-Württemberg, Karlsruhe, Germany). C57BL/6 mice were housed in groups of ten and housed in the NoSeMaze. A total of 79 mice were utilized for the experiments, which were conducted in two cohorts. The first cohort included 38 mice that were 55 old at the beginning of the experiment and 94 weeks old at end the experiments. The second cohort included 41 mice starting the experiment at the age of 16 weeks and completed it at the age of 37 weeks. The mice were kept in a controlled environment with a temperature of 24 °C, humidity between 40-60%, and a 24-hour light-dark cycle. They had unrestricted access to food, and water was available in the behavioral staging area, accessible through task completion. The animals were not limited in the number of trials, allowing them to obtain their desired water volume.</text:p>
      <text:p text:style-name="P33">Animal preparation</text:p>
      <text:p text:style-name="P5">Immediately after weaning at the age of 4 weeks the animals were put together in groups of 2-3 to habituate them to group housing. In order to investigate Oxytocin's influence on social behavior and reward learning, Oxytocin-Receptor-Knock-Out mice were generated using AAV-Cre. The surgery, injecting the virus into the targeted area, took place at least 6 weeks before experiments to allow sufficient time for Oxytocin receptor depletion. Control mice received AAV-CAG-mCherry or saline injections. For animal identification during the experiment the animals underwent a RFID transplantation before being transferred into the NoSeMaze. Two weeks after the RFID implantation the animals were once again placed in group housing. Initially in smaller groups of 2-3 to gradually acclimate them to group living. Later the group size was expanded to 5 with the composition corresponding to the later experimental groups. To recognize the animals in the 24/7 videos for social interaction analysis, we utilized hair bleach to create distinct fur patterns. The fur coloring was performed one day prior to the experiment, providing enough time for animal recovery while ensuring that the fur patterns remained easily recognizable throughout the three-weeks of one round. </text:p>
      <text:p text:style-name="P31">The NoSeMaze</text:p>
      <text:p text:style-name="P5">The NoSeMaze is an automated behavioral apparatus which is further developed based on a maze described in publication by Erskine et al. (2019) to examine operant olfactory learning tasks. It consists of the home arena containing floor-bedding, environmental enrichment and a metal cage containing food pellets, the open field arena, the tubes of the autonomous tube test and the olfactory learning module placed beside the home cage. The olfactory learning port can be accessed at any time by the mice to gain their daily water intake by performing tasks at the reward port. The reward port consists of the odor port, the lick port with a metal tube, which is connected to a water reservoir via an inert tubing, an IR sensor, and a RFID detector coil. The odor port is connected to the custom-built software-controlled olfactometer which presents the odors of the Go-/No go-tasks to the animals. </text:p>
      <text:p text:style-name="P31">Experimental design</text:p>
      <text:p text:style-name="P5">One round is defined as a three-week period with a group of 10 mice living in the NoSeMaze. In total 21 rounds were conducted. The RFID transponders, positioned in the nuchal fold and the fur patterns, enable individual performance monitoring and data collection without experimenter intervention. Before the start of a round and at the end every animal was weighed to analyze body weight development over time. Animals were trained to obtain <text:soft-page-break/>water from the behavioral port. First a pre-training task was assigned to the animals. Water was delivered upon animal detection by the IR module. Subsequently, stimulus-outcome associations were formed by presenting two odors, with CS+ leading to water delivery regardless of licking. These first two steps were part of the habituation before the start of the first round. This habituation phase preceded the main task—a go/no-go paradigm. Animals encountered CS+ rewarded odor or CS- unrewarded odor for two seconds. A water reward could be earned by licking at least twice during CS+ presentation, while licking during CS- extended the inter-trial interval. The experiment involved switching CS+ and CS- odor contingencies every three days to assess reversal learning. By performing trials, the animals gained their daily water intake. <text:span text:style-name="T16">Throughout the three-week experiment, data on social hierarchy were collected using the autonomous tube test. The continuous 24/7 video recording enabled a subsequent analysis of the animals' social interactions within the social observation arena. </text:span></text:p>
      <text:p text:style-name="P35">After one round of three weeks is finished the animals were removed from the NoSeMaze and subsequently housed together in groups of five. In the first ten groups after a recovery period of one hour the manual tube test was performed with the animals to validate the results of the autonomous tube test. </text:p>
      <text:p text:style-name="P20">After a few days, the animals were reshuffled into new groups of five, corresponding to the composition for the next round. Within a week, they were mixed again within these groups to familiarize themselves and mitigate aggressions in subsequent experiment phases.</text:p>
      <text:p text:style-name="P5"><text:span text:style-name="T14">Social</text:span><text:span text:style-name="T15"> </text:span><text:span text:style-name="T14">Hierarchy</text:span></text:p>
      <text:p text:style-name="P8">Manual tube test</text:p>
      <text:p text:style-name="P1"><text:change-end text:change-id="ct785451624"/><text:change text:change-id="ct241602168"/><text:change-start text:change-id="ct241601336"/>A <text:change-end text:change-id="ct241601336"/><text:change-start text:change-id="ct785452040"/>manual tube test<text:change-end text:change-id="ct785452040"/><text:change-start text:change-id="ct241603832"/>, which<text:change-end text:change-id="ct241603832"/><text:change-start text:change-id="ct785453704"/> is <text:change-end text:change-id="ct785453704"/><text:change-start text:change-id="ct241604040"/>currently <text:change-end text:change-id="ct241604040"/><text:change-start text:change-id="ct785452144"/>the <text:change-end text:change-id="ct785452144"/><text:change-start text:change-id="ct241603624"/>most widely used assay<text:change-end text:change-id="ct241603624"/><text:change-start text:change-id="ct241603728"/> <text:change-end text:change-id="ct241603728"/><text:change text:change-id="ct241603104"/><text:change-start text:change-id="ct785452352"/>for measuring social hierarchy in mice<text:change-end text:change-id="ct785452352"/><text:change text:change-id="ct241603208"/><text:change-start text:change-id="ct241602376"/> <text:change-end text:change-id="ct241602376"/><text:change text:change-id="ct241604352"/><text:change-start text:change-id="ct785452560"/>was performed after every round of the experiment to validate the results of the <text:change-end text:change-id="ct785452560"/><text:change text:change-id="ct241604456"/><text:change-start text:change-id="ct241602480"/>integrated <text:change-end text:change-id="ct241602480"/><text:change-start text:change-id="ct785452768"/>tube test<text:change-end text:change-id="ct785452768"/><text:change-start text:change-id="ct241601440"/> (see below)<text:change-end text:change-id="ct241601440"/><text:change-start text:change-id="ct785454120"/>. <text:change-end text:change-id="ct785454120"/><text:change text:change-id="ct241601544"/><text:change-start text:change-id="ct785456096"/>At the end of one round <text:change-end text:change-id="ct785456096"/><text:change text:change-id="ct241601648"/><text:change-start text:change-id="ct785456512"/>the mice were taken out of the <text:change-end text:change-id="ct785456512"/><text:change text:change-id="ct241601960"/><text:change-start text:change-id="ct241602272"/>NoSeMaze<text:change-end text:change-id="ct241602272"/><text:change-start text:change-id="ct785456304"/> and <text:change-end text:change-id="ct785456304"/><text:change text:change-id="ct241602688"/><text:change-start text:change-id="ct785455368"/>put back in their <text:change-end text:change-id="ct785455368"/><text:change text:change-id="ct241605080"/><text:change-start text:change-id="ct785456616"/>home cages. The mice could recover an hour from the relocation. <text:change-end text:change-id="ct785456616"/><text:change-start text:change-id="ct241604664"/>As previously described<text:change-end text:change-id="ct241604664"/><text:change-start text:change-id="ct241604976"/> (Wang et al., 2014)<text:change-end text:change-id="ct241604976"/><text:change-start text:change-id="ct785455056"/>,<text:change-end text:change-id="ct785455056"/><text:change-start text:change-id="ct241605288"/> <text:change-end text:change-id="ct241605288"/><text:change text:change-id="ct241604872"/><text:change-start text:change-id="ct241605184"/>t<text:change-end text:change-id="ct241605184"/><text:change-start text:change-id="ct785455888"/>he manual tube consists of two chambers connected by a tube<text:change-end text:change-id="ct785455888"/><text:change-start text:change-id="ct241604768"/>, where two mice <text:change-end text:change-id="ct241604768"/><text:change-start text:change-id="ct241514336"/>are entering the tube facing each other. <text:change-end text:change-id="ct241514336"/><text:change-start text:change-id="ct242119520"/>The mouse that <text:change-end text:change-id="ct242119520"/><text:change-start text:change-id="ct242119624"/>push<text:change-end text:change-id="ct242119624"/><text:change-start text:change-id="ct242119832"/>es<text:change-end text:change-id="ct242119832"/><text:change-start text:change-id="ct242119208"/> <text:change-end text:change-id="ct242119208"/><text:change-start text:change-id="ct242117752"/>its <text:change-end text:change-id="ct242117752"/><text:change-start text:change-id="ct242118480"/>opponent back out of the tube within one minute of start of the experiment, <text:change-end text:change-id="ct242118480"/><text:change-start text:change-id="ct242119728"/>is <text:change-end text:change-id="ct242119728"/><text:change-start text:change-id="ct242119000"/>considered dominant<text:change-end text:change-id="ct242119000"/><text:change-start text:change-id="ct242118688"/> (and the other mouse subordinate)<text:change-end text:change-id="ct242118688"/><text:change-start text:change-id="ct242118792"/>, else the mat<text:change-end text:change-id="ct242118792"/><text:change-start text:change-id="ct242117440"/>ch is scored as a tie<text:change-end text:change-id="ct242117440"/><text:change-start text:change-id="ct785457032"/>. <text:change-end text:change-id="ct785457032"/><text:change text:change-id="ct242120040"/><text:change-start text:change-id="ct785457136"/>The pairing<text:change-end text:change-id="ct785457136"/><text:change-start text:change-id="ct242120144"/>s<text:change-end text:change-id="ct242120144"/><text:change-start text:change-id="ct785457240"/> of competing mice <text:change-end text:change-id="ct785457240"/><text:change text:change-id="ct242117856"/><text:change-start text:change-id="ct242118896"/>were <text:change-end text:change-id="ct242118896"/><text:change-start text:change-id="ct785459944"/>randomized.<text:change-end text:change-id="ct785459944"/><text:change text:change-id="ct242118584"/><text:change text:change-id="ct242117544"/><text:change-start text:change-id="ct242117648"/> A maximum of <text:change-end text:change-id="ct242117648"/><text:change-start text:change-id="ct785457448"/>5 runs per animal<text:change-end text:change-id="ct785457448"/><text:change-start text:change-id="ct242119936"/> were performed to prevent exhaus<text:change-end text:change-id="ct242119936"/><text:change-start text:change-id="ct242120248"/>tion<text:change-end text:change-id="ct242120248"/><text:change-start text:change-id="ct785460256"/>.</text:p>
      <text:p text:style-name="P8">Integrated tube test</text:p>
      <text:p text:style-name="P5">RFID detectors at the ends of the tubes connecting the housing area and the social arena of the NoSeMaze registered when mice passed through the tubes. The recording of data points, including time stamps, RFID tags, and antenna numbers, were acquired using a user interface (UI) (Dorset ID Identification ID2file multicom – Version 2.0.0). </text:p>
      <text:p text:style-name="P1">All detections were scanned for patterns indicating a putative tube test event, which is defined as a sequence of detections indicating that two mice were present in the tube at the same time and one mouse pushed the other back out of the tube, i.e. the ‘winner’ mouse was detected on both sides of the tube while the ‘loser’ mouse was detected at its entry detector twice (when entering and when surrendering and exiting backwards). Detection patterns of putative tube test events were visually inspected and included in the analysis if they fulfilled above criteria. </text:p>
      <text:p text:style-name="P8">Chasing</text:p>
      <text:p text:style-name="P42"><text:soft-page-break/>A chasing event was defined as a sequence of RFID detections indicating that two mice were present in the tube at the same time, passing through it in the same direction, at relatively high speed and closely following each other. The fulfillment of these criteria was ensured by using time cutoffs for putative events for the difference between the two mice at the detectors (<text:span text:style-name="T17">Δ</text:span><text:span text:style-name="T18">time at detector</text:span> &lt; 1.5 s) and for the time both mice needed to run through the tube (<text:span text:style-name="T17">Δ</text:span><text:span text:style-name="T18">time through tube</text:span> &lt; 2 s). See Supplementary Fig. <text:span text:style-name="T2">XX</text:span> for the distribution of time lags for included chasing events. Chasing another mouse through the tube was considered a display of dominance behavior and the chaser considered the ‘winner’ of this interaction.</text:p>
      <text:p text:style-name="P1">Numbers of events per day and the preferred daytime of events were plotted for tube test and chasing events.</text:p>
      <text:p text:style-name="P21">David’s Score</text:p>
      <text:p text:style-name="P40">Based on the counts of wins and losses between all pairs of animals, the David’s Score can be calculated. The David’s Score for a single animal is calculated by the following formula: , where <text:s/>and <text:s/>are the summed proportions of wins or losses, and <text:s/>and <text:s/>are the summed weighted proportions of wins or losses, respectively. The weighted proportions weighs winning against a ‘high rank’ animal higher than winning against a ‘low rank’ animal by multiplying the opponents weight by its proportion of wins or losses <text:span text:style-name="T10">(David, 1987</text:span><text:span text:style-name="T17">)</text:span>. Linear ranking of the individual David’s Score in a group gives an animal’s rank.</text:p>
      <text:p text:style-name="P45"><office:annotation office:name="__Annotation__845_1086163081"><dc:creator>Corentin Nelias</dc:creator><dc:date>2025-06-25T10:59:54.48</dc:date><text:p text:style-name="P51"><text:span text:style-name="T38">We can remove/reduce this part</text:span></text:p></office:annotation><office:annotation office:name="__Annotation__203_1086163081"><dc:creator>Wolf, David</dc:creator><dc:date>2023-12-28T19:21:00.48</dc:date><textooo:sender-initials>WD</textooo:sender-initials><text:p>Hier oder eigene subheading?</text:p></office:annotation>We<office:annotation-end office:name="__Annotation__203_1086163081"/> tested if bodyweight was associated to the hierarchy position by correlating the David’s Score of an animal to the bodyweight at the start of the experiment. Also, we used a linear mixed-effects model (LME) to test if ‘body weight’ is a significant predictor of hierarchy position, taking into account the individual identities, group and round as random slopes and intercepts. We validated that chasing through the tubes is a display of dominance behavior similar to the integrated tube test by correlating the David’s Scores of the integrated tube test to the DS of the chasing hierarchy. We also used a LME to test if ‘DS by tube test’ is a significant predictor of the number of chasing events, taking into account the different groups as random slopes and intercepts.</text:p>
      <text:p text:style-name="P23">Transitivity and steepness of dominance hierarchies</text:p>
      <text:p text:style-name="P45">Dominance hierarchies were assessed at the group-level by computing metrics of steepness and transitivity. Steepness describes the degree of dominance success over subordinate animals and is defined as the slope of a linear fit of normalized David’s scores <text:span text:style-name="T17">(</text:span><text:span text:style-name="T10">de Vries et al., 2006</text:span><text:span text:style-name="T17">)</text:span>. The significance of a hierarchy’s steepness is assessed with a permutation test where 1000 hierarchies with wins and losses assigned by chance are calculated and compared to the observed steepness. Two metrics were used to quantify transitivity (sometimes referred to as linearity) of the dominance hierarchies. First, a modified version of Lindau’s linearity index which takes into account tied or unknown relationships, was calculated and tested for significance (<text:span text:style-name="T2">de Vries, 1995</text:span>). Secondly, triangle transitivity was determined by calculating the proportion of transitive triangles (i.e., triads of animals) from all triangles. Significance of triangle transitivity was tested with a permutation test, where the observed value was compared against the distribution of 1000 random networks which preserved the distributions of observed null, tied and asymmetric edges <text:span text:style-name="T17">(</text:span><text:span text:style-name="T10">Shizuka and McDonald, 2012</text:span><text:span text:style-name="T17">)</text:span>.<office:annotation-end office:name="__Annotation__845_1086163081"/></text:p>
      <text:p text:style-name="P41">Temporal stability</text:p>
      <text:p text:style-name="P40">To assess temporal stability of the hierarchy position within one <office:annotation office:name="__Annotation__268_1086163081"><dc:creator>Sarah Ghanayem</dc:creator><dc:date>2024-01-08T12:19:00.48</dc:date><textooo:sender-initials>SG</textooo:sender-initials><text:p><text:span text:style-name="T41">Round</text:span></text:p></office:annotation><office:annotation office:name="__Annotation__266_1086163081"><dc:creator>Wolf, David</dc:creator><dc:date>2023-12-28T19:08:00.48</dc:date><textooo:sender-initials>WD</textooo:sender-initials><text:p>Nomenklatur? Round oder repetition?</text:p></office:annotation>round<office:annotation-end office:name="__Annotation__266_1086163081"/><office:annotation-end office:name="__Annotation__268_1086163081"/>, we correlated the David’s Scores computed from the events from the first, second or third week of the experiment across each other using Pearson’s correlation coefficient. To assess temporal stability of the hierarchy position across rounds, we correlated the David’s Scores from the first round to the David’s Scores from the second round (where they lived together with <text:soft-page-break/>different mice) using Pearson’s correlation coefficient. We also used a LME to test if the round index was a significant predictor of hierarchy position, taking into account the individual identities as random slopes and intercepts.</text:p>
      <text:p text:style-name="P43">Comparison of integrated tube test to manual tube test</text:p>
      <text:p text:style-name="P42">For validation of the integrated tube test as a readout of dominance hierarchy, we correlated the David’s Scores of the integrated tube test to the David’s Scores obtained from the manual tube test using Pearson’s correlation coefficient. We also used a LME to test if the David’s Score from the integrated tube test of an animal was a significant predictor of the David’s Score in the NoSeMaze, taking into account the individual identities, group and round as random slopes and intercepts.</text:p>
      <text:p text:style-name="P22"><office:annotation office:name="__Annotation__844_1086163081"><dc:creator>Corentin Nelias</dc:creator><dc:date>2025-06-25T10:59:11.48</dc:date><text:p text:style-name="P51"><text:span text:style-name="T40">We can remove/reduce this part</text:span></text:p></office:annotation><text:span text:style-name="T12">Chasing events network analyses</text:span></text:p>
      <text:p text:style-name="P4">Chasing another individual is a voluntarily initiated behavior (at least for the chaser). The social network of who chases who, thus may contain additional information about the social hierarchy. We computed metrics derived from graph theory that extract this kind of information from the structure of the chasing network (see Supplementary Table <text:span text:style-name="T2">xx</text:span> for list of measures computed). We then reduced the dimensionality of the feature space of network measures using principal component analysis (PCA) to capture the most amount of variance in chasing behavior between mice. The scores of the first principal component of the chasing network were positively correlated to the DS within animals.</text:p>
      <text:p text:style-name="P26">Lick Behavior</text:p>
      <text:p text:style-name="P4"><text:change-end text:change-id="ct785460256"/><text:change text:change-id="ct242118064"/><text:change text:change-id="ct242120560"/><text:change text:change-id="ct242120352"/><text:change text:change-id="ct242120456"/><text:change text:change-id="ct242117960"/><text:change-start text:change-id="ct242120664"/>Animals had access to water <text:change-end text:change-id="ct242120664"/><text:change-start text:change-id="ct242118168"/>by using<text:change-end text:change-id="ct242118168"/><text:change-start text:change-id="ct242118272"/> the reward port<text:change-end text:change-id="ct242118272"/><text:change-start text:change-id="ct242118376"/>. <text:change-end text:change-id="ct242118376"/><text:change-start text:change-id="ct242119104"/>A<text:change-end text:change-id="ct242119104"/><text:change-start text:change-id="ct242119312"/>ll animals underwent a pre-training protocol which accustomed them to receiving water through the reward port<text:change-end text:change-id="ct242119312"/><text:change-start text:change-id="ct242119416"/>.<text:change-end text:change-id="ct242119416"/><text:change-start text:change-id="ct242121080"/> Trials were initiated by the animals <text:change-end text:change-id="ct242121080"/><text:change-start text:change-id="ct242120768"/>by<text:change-end text:change-id="ct242120768"/><text:change-start text:change-id="ct242121392"/> entering the reward port <text:change-end text:change-id="ct242121392"/><text:change-start text:change-id="ct242120872"/>where t<text:change-end text:change-id="ct242120872"/><text:change-start text:change-id="ct242120976"/>hey were <text:change-end text:change-id="ct242120976"/><text:change-start text:change-id="ct242121184"/>detected by an RFID antenna.<text:change-end text:change-id="ct242121184"/><text:change-start text:change-id="ct242121288"/> <text:change-end text:change-id="ct242121288"/><text:change-start text:change-id="ct241993456"/>Every trial, <text:change-end text:change-id="ct241993456"/><text:change text:change-id="ct241995224"/><text:change-start text:change-id="ct241995952"/>a<text:change-end text:change-id="ct241995952"/><text:change-start text:change-id="ct785335872"/>nimals were presented with either <text:change-end text:change-id="ct785335872"/><text:change-start text:change-id="ct241996056"/>the <text:change-end text:change-id="ct241996056"/><text:change-start text:change-id="ct785334520"/>CS+ rewarded odor or <text:change-end text:change-id="ct785334520"/><text:change-start text:change-id="ct241993976"/>the <text:change-end text:change-id="ct241993976"/><text:change-start text:change-id="ct785337120"/>CS- unrewarded odor.<text:change-end text:change-id="ct785337120"/><text:change-start text:change-id="ct241995120"/> Octanal <text:change-end text:change-id="ct241995120"/><text:change-start text:change-id="ct241996160"/>(Sigma-Aldrich, O5608) <text:change-end text:change-id="ct241996160"/><text:change-start text:change-id="ct241995536"/>and <text:change-end text:change-id="ct241995536"/><text:change-start text:change-id="ct241995328"/>d<text:change-end text:change-id="ct241995328"/><text:change-start text:change-id="ct241996264"/>ecanal <text:change-end text:change-id="ct241996264"/><text:change-start text:change-id="ct241994496"/>(Sigma Aldrich<text:change-end text:change-id="ct241994496"/><text:change-start text:change-id="ct241993560"/>, D7384<text:change-end text:change-id="ct241993560"/><text:change-start text:change-id="ct241994912"/>) were used as odors.<text:change-end text:change-id="ct241994912"/><text:change-start text:change-id="ct785334832"/> <text:change-end text:change-id="ct785334832"/><text:change text:change-id="ct241993768"/><text:change-start text:change-id="ct785334936"/>Odors were presented for two seconds<text:change-end text:change-id="ct785334936"/><text:change text:change-id="ct241996368"/><text:change-start text:change-id="ct785355840"/>. A water reward could be gained by licking at least two times in a period of 2 seconds after odor onset during CS+ presentation. Licking two or more times during the CS- presentation resulted in an increased ‘timeout’ inter-trial interval of 6 seconds before the next trial could be initiated. In all other response cases, the inter-trial interval was 1 s before the next trial could be initiated<text:change-end text:change-id="ct785355840"/><text:change text:change-id="ct241995016"/><text:change-start text:change-id="ct785356256"/>. <text:s/>During the experiment, CS+ and CS- odor contingencies were switched every three days to examine reversal learning.<text:change-end text:change-id="ct785356256"/><text:change-start text:change-id="ct241996472"/> The number of trials and preferred daytime of trials <text:change-end text:change-id="ct241996472"/><text:change-start text:change-id="ct241993248"/>and performance curves after reversal of contingencies <text:change-end text:change-id="ct241993248"/><text:change-start text:change-id="ct241993352"/>was plotted.<text:change-end text:change-id="ct241993352"/><text:change-start text:change-id="ct241994184"/></text:p>
      <text:p text:style-name="P24">Response features<text:change-end text:change-id="ct241994184"/><text:change-start text:change-id="ct241993664"/></text:p>
      <text:p text:style-name="P45"><text:change-end text:change-id="ct241993664"/><text:change-start text:change-id="ct785413976"/>Different mice showed highly variable response patterns to the same task as <text:change-end text:change-id="ct785413976"/><text:change-start text:change-id="ct241994808"/>can be <text:change-end text:change-id="ct241994808"/><text:change-start text:change-id="ct241993872"/>seen <text:change-end text:change-id="ct241993872"/><text:change-start text:change-id="ct785413144"/>from <text:change-end text:change-id="ct785413144"/><text:change-start text:change-id="ct241994080"/>inspection of the peri-stimulus time histograms <text:change-end text:change-id="ct241994080"/><text:change-start text:change-id="ct785412520"/>(PSTH) <text:change-end text:change-id="ct785412520"/><text:change-start text:change-id="ct241995640"/>and raster plots of single animals<text:change-end text:change-id="ct241995640"/><text:change-start text:change-id="ct785413664"/>. Lick timestamps were filtered to remove detection artifacts (&lt;50 ms between two licks). To capture this behavioral variability, which exceeds simple task performance<text:change-end text:change-id="ct785413664"/><text:change-start text:change-id="ct241995744"/>, we defined a set of features<text:change-end text:change-id="ct241995744"/><text:change-start text:change-id="ct785412416"/> that we computed for each animal<text:change-end text:change-id="ct785412416"/><text:change-start text:change-id="ct241994288"/> <text:change-end text:change-id="ct241994288"/><text:change-start text:change-id="ct785411896"/>based on the binned PSTH of lick responses <text:change-end text:change-id="ct785411896"/><text:change-start text:change-id="ct241995848"/>(<text:change-end text:change-id="ct241995848"/><text:change-start text:change-id="ct785412104"/>bin width: 50 ms; see Supplementary Table <text:span text:style-name="T2">xx</text:span> for full list with definitions). Together with general features such as baseline lick rate (before odor onset), these features fall into four major categories, describing the response patterns to CS+ trials, CS- trials, the switching flexibility upon reversal and the shaping of these patterns within the duration of the experiment. This feature space, comprising partially correlated readouts of the behavioral response, was reduced using PCA within the four categories CS+ response, CS- response, switching flexibility and cross-reversal shaping to facilitate interpretation (see Supplementary <text:soft-page-break/>Table <text:span text:style-name="T2">xx</text:span>). Features were log-transformed prior to PCA if the distribution was not normal and all features were demeaned before PCA. </text:p>
      <text:p text:style-name="P45">PC loadings were inspected and illustrated using examples to guide interpretability of the lick response PCs. Temporal stability of the lick feature PCs across rounds was assessed by correlating the PC scores between round 1 and round 2 within individual animals. We also used a LME to test if the round index of an animal was a significant predictor of the different lick feature PCs, taking into account the individual identities and group as random slopes and intercepts. The learning trajectory of the animals across reversals (within one round) and across rounds was analyzed by plotting the switch latency (Supplementary Table <text:span text:style-name="T2">xx</text:span> for definition) as function of round or repetition. <text:span text:style-name="T3">Describe test.</text:span><office:annotation-end office:name="__Annotation__844_1086163081"/></text:p>
      <text:p text:style-name="P31">Social networks</text:p>
      <text:p text:style-name="P5">During the experiment, videos of the animals in the open field area were recorded, which were later used to analyze the social behavior of the animals. For the video recording a USB 2-camera (Aptina MT9V022, FLIR) with a wide-angle objective lens (focal width 1.67 mm). Red LED stripes illuminated the social observation arena, ensuring adequate video recordings <text:change-end text:change-id="ct785412104"/><text:change text:change-id="ct241995432"/><text:change-start text:change-id="ct241994392"/>also <text:change-end text:change-id="ct241994392"/><text:change-start text:change-id="ct785412312"/>during nighttime.</text:p>
      <text:p text:style-name="P8">Video processing</text:p>
      <text:p text:style-name="P1"><text:change-end text:change-id="ct785412312"/><text:change text:change-id="ct241994600"/><text:change-start text:change-id="ct785413872"/>24/7-video recording<text:change-end text:change-id="ct785413872"/><text:change-start text:change-id="ct241994704"/>s<text:change-end text:change-id="ct241994704"/><text:change-start text:change-id="ct785410856"/> of the social <text:change-end text:change-id="ct785410856"/><text:change text:change-id="ct241997096"/><text:change-start text:change-id="ct785412832"/>arena <text:change-end text:change-id="ct785412832"/><text:change text:change-id="ct241996888"/><text:change-start text:change-id="ct241997200"/>were <text:change-end text:change-id="ct241997200"/><text:change-start text:change-id="ct785411064"/>analyzed<text:change-end text:change-id="ct785411064"/><text:change-start text:change-id="ct241996576"/> using <text:change-end text:change-id="ct241996576"/><text:change-start text:change-id="ct785414080"/>DeepLabCut (DLC) <text:change-end text:change-id="ct785414080"/><text:change-start text:change-id="ct241996680"/>(Mathis et al., 2018; Nath et al., 2019)<text:change-end text:change-id="ct241996680"/><text:change text:change-id="ct242554448"/><text:change text:change-id="ct242554240"/><text:change-start text:change-id="ct785413352"/>. <text:change-end text:change-id="ct785413352"/><text:change-start text:change-id="ct242554760"/>Separate DLC models<text:change-end text:change-id="ct242554760"/><text:change-start text:change-id="ct242555592"/> (based on ResNet-50)<text:change-end text:change-id="ct242555592"/><text:change-start text:change-id="ct242555072"/> were trained for every group to<text:change-end text:change-id="ct242555072"/><text:change-start text:change-id="ct785411376"/> detect<text:change-end text:change-id="ct785411376"/><text:change-start text:change-id="ct242555904"/> <text:change-end text:change-id="ct242555904"/><text:change-start text:change-id="ct242555696"/><text:s/><text:change-end text:change-id="ct242555696"/><text:change-start text:change-id="ct242555800"/>the different<text:change-end text:change-id="ct242555800"/><text:change-start text:change-id="ct242556008"/> fur patterns in the <text:change-end text:change-id="ct242556008"/><text:change-start text:change-id="ct242553824"/>video frames of the <text:change-end text:change-id="ct242553824"/><text:change-start text:change-id="ct242554864"/>social arena and thus allow for further analyses of the interaction <text:change-end text:change-id="ct242554864"/><text:change-start text:change-id="ct785415640"/>behavior<text:change-end text:change-id="ct785415640"/><text:change-start text:change-id="ct242554344"/> between individuals in the arena.</text:p>
      <text:p text:style-name="P1"><text:change-end text:change-id="ct242554344"/><text:change text:change-id="ct242555280"/><text:change-start text:change-id="ct785414288"/>T<text:change-end text:change-id="ct785414288"/><text:change-start text:change-id="ct242556112"/>he<text:change-end text:change-id="ct242556112"/><text:change text:change-id="ct242552992"/><text:change-start text:change-id="ct785419592"/> <text:change-end text:change-id="ct785419592"/><text:change text:change-id="ct242553304"/><text:change-start text:change-id="ct785418656"/>training data set<text:change-end text:change-id="ct785418656"/><text:change-start text:change-id="ct242552888"/> consisted of frames taken from<text:change-end text:change-id="ct242552888"/><text:change text:change-id="ct242554656"/><text:change-start text:change-id="ct785420008"/> the videos from days 1, 8 and 15 of the experiment<text:change-end text:change-id="ct785420008"/><text:change-start text:change-id="ct242555488"/>.<text:change-end text:change-id="ct242555488"/><text:change-start text:change-id="ct785417512"/> <text:change-end text:change-id="ct785417512"/><text:change text:change-id="ct242555176"/><text:change-start text:change-id="ct785419384"/>Frame extraction <text:change-end text:change-id="ct785419384"/><text:change-start text:change-id="ct242553096"/>from recording section<text:change-end text:change-id="ct242553096"/><text:change-start text:change-id="ct242554552"/>s<text:change-end text:change-id="ct242554552"/><text:change-start text:change-id="ct242554968"/> with <text:change-end text:change-id="ct242554968"/><text:change-start text:change-id="ct242553200"/>at least one mouse<text:change-end text:change-id="ct242553200"/><text:change-start text:change-id="ct242553408"/> visible <text:change-end text:change-id="ct242553408"/><text:change-start text:change-id="ct242555384"/>most of the time <text:change-end text:change-id="ct242555384"/><text:change-start text:change-id="ct785419072"/>was done using <text:change-end text:change-id="ct785419072"/><text:change text:change-id="ct242554136"/><text:change-start text:change-id="ct242553512"/>the integrated<text:change-end text:change-id="ct242553512"/><text:change-start text:change-id="ct785417616"/> k-means algorithm that automatically extracts frames that are the most different. <text:change-end text:change-id="ct785417616"/><text:change-start text:change-id="ct242553616"/>The fur patterns of the mic<text:change-end text:change-id="ct242553616"/><text:change-start text:change-id="ct242553720"/>e <text:change-end text:change-id="ct242553720"/><text:change text:change-id="ct242553928"/><text:change-start text:change-id="ct785419176"/>were then labelled<text:change-end text:change-id="ct785419176"/><text:change-start text:change-id="ct242554032"/> manually by a trained experimenter<text:change-end text:change-id="ct242554032"/><text:change text:change-id="ct242558088"/><text:change-start text:change-id="ct785420216"/>.<text:change-end text:change-id="ct785420216"/><text:change-start text:change-id="ct242558920"/> <text:change-end text:change-id="ct242558920"/><text:change-start text:change-id="ct242557256"/>Balanced representation of different individuals in the training dataset was ensured. <text:change-end text:change-id="ct242557256"/><text:change-start text:change-id="ct242557880"/>Models<text:change-end text:change-id="ct242557880"/><text:change-start text:change-id="ct242556632"/> were refined by <text:change-end text:change-id="ct242556632"/><text:change-start text:change-id="ct242559440"/>iteratively <text:change-end text:change-id="ct242559440"/><text:change-start text:change-id="ct242558192"/>adding additional training<text:change-end text:change-id="ct242558192"/><text:change-start text:change-id="ct242556736"/> frames<text:change-end text:change-id="ct242556736"/><text:change-start text:change-id="ct242557672"/> until <text:change-end text:change-id="ct242557672"/><text:change-start text:change-id="ct242557984"/>models<text:change-end text:change-id="ct242557984"/><text:change-start text:change-id="ct242558296"/> <text:change-end text:change-id="ct242558296"/><text:change-start text:change-id="ct242557152"/>showed good prediction accuracy on new videos that were not included in the training dataset (&lt; 5 pixel test error with p-cutoff of <text:change-end text:change-id="ct242557152"/><text:change-start text:change-id="ct242557464"/>0.8<text:change-end text:change-id="ct242557464"/><text:change-start text:change-id="ct242558504"/> and good performance upon visual evaluation<text:change-end text:change-id="ct242558504"/><text:change-start text:change-id="ct242558400"/>).<text:change-end text:change-id="ct242558400"/><text:change-start text:change-id="ct242558816"/> <text:change-end text:change-id="ct242558816"/><text:change text:change-id="ct242559128"/><text:change text:change-id="ct242558712"/><text:change text:change-id="ct242558608"/><text:change text:change-id="ct242559024"/><text:change text:change-id="ct242559336"/><text:change-start text:change-id="ct242557568"/>Then,<text:change-end text:change-id="ct242557568"/><text:change-start text:change-id="ct785421048"/> <text:change-end text:change-id="ct785421048"/><text:change text:change-id="ct242557360"/><text:change-start text:change-id="ct242556216"/>the whole<text:change-end text:change-id="ct242556216"/><text:change text:change-id="ct242557776"/><text:change-start text:change-id="ct242559232"/> video dataset <text:change-end text:change-id="ct242559232"/><text:change text:change-id="ct242557048"/><text:change-start text:change-id="ct242556840"/>was <text:change-end text:change-id="ct242556840"/><text:change-start text:change-id="ct785420840"/>analyzed<text:change-end text:change-id="ct785420840"/><text:change-start text:change-id="ct242556320"/> using the trained<text:change-end text:change-id="ct242556320"/><text:change-start text:change-id="ct242556424"/> models<text:change-end text:change-id="ct242556424"/><text:change-start text:change-id="ct785421152"/>. <text:change-end text:change-id="ct785421152"/><text:change text:change-id="ct242556528"/><text:change-start text:change-id="ct242556944"/></text:p>
      <text:p text:style-name="P7"><text:change-end text:change-id="ct242556944"/><text:change-start text:change-id="ct242560688"/>The output of the DLC model prediction (<text:change-end text:change-id="ct242560688"/><text:change text:change-id="ct242560480"/><text:change text:change-id="ct242560792"/><text:change-start text:change-id="ct785423648"/>the x-y coordinates<text:change-end text:change-id="ct785423648"/><text:change text:change-id="ct242559544"/><text:change-start text:change-id="ct785422192"/> <text:change-end text:change-id="ct785422192"/><text:change text:change-id="ct242559648"/><text:change-start text:change-id="ct242559752"/>with <text:change-end text:change-id="ct242559752"/><text:change text:change-id="ct242559856"/><text:change-start text:change-id="ct242560272"/>a likelihood<text:change-end text:change-id="ct242560272"/><text:change text:change-id="ct242559960"/><text:change-start text:change-id="ct785423232"/>-value <text:change-end text:change-id="ct785423232"/><text:change-start text:change-id="ct242560064"/>for each mouse) were post-processed. Labels with a likelihood below 0.8 were <text:change-end text:change-id="ct242560064"/><text:change-start text:change-id="ct242560168"/>removed to lower the rate of false-positive predictions and a temporal filter <text:change-end text:change-id="ct242560168"/><text:change-start text:change-id="ct242560584"/>was applied <text:change-end text:change-id="ct242560584"/><text:change-start text:change-id="ct242469400"/>such that<text:change-end text:change-id="ct242469400"/><text:change text:change-id="ct242467320"/><text:change-start text:change-id="ct242468360"/> <text:change-end text:change-id="ct242468360"/><text:change text:change-id="ct242467008"/><text:change-start text:change-id="ct242469504"/>m<text:change-end text:change-id="ct242469504"/><text:change-start text:change-id="ct785421776"/>ice have to be identified for 66% of the video frames in continuous interval<text:change-end text:change-id="ct785421776"/><text:change-start text:change-id="ct242469816"/>s<text:change-end text:change-id="ct242469816"/><text:change-start text:change-id="ct785421672"/> of at least one second<text:change-end text:change-id="ct785421672"/><text:change text:change-id="ct242469296"/><text:change-start text:change-id="ct785422608"/>. <text:span text:style-name="T2">For 6 (out of 100) animals (2 animals in Group 3, 4 animals in Group 9), the models were unable to reach sufficient prediction accuracy and these animals were thus excluded from further video analyses.</text:span><text:change-end text:change-id="ct785422608"/><text:change text:change-id="ct242469192"/><text:change-start text:change-id="ct242469608"/><text:span text:style-name="T20"> As the prediction accuracy of the DLC models was lower for the third week due to smearing of the fur patterns, we did not included this time period in our analysis. <text:s/></text:span><text:change-end text:change-id="ct242469608"/><text:change-start text:change-id="ct785422400"/></text:p>
      <text:p text:style-name="P8">Video analysis</text:p>
      <text:p text:style-name="P1">First, for each animal individually, we quantified the time spent in the arena. Then, we extracted social interaction events from the spatial x-y coordinates of the animals. We defined that social interactions occured when the distance between two animals was less than 10 cm for at least 1 second. Successive events separated by less than 5 frames were merged and considered as a single interaction event. For every social interaction, we also aimed to identify if one interaction partner actively approached the other. To this end, the (smoothed) trajectories travelled in the 4 seconds before the interaction were calculated for both interaction partners. If the ratio of travelled distances of mouse A to of mouse B <text:soft-page-break/>exceeded 1.5, mouse A was considered to have approached mouse B (or vice versa), else no approach was counted for either of the mice (e.g., in cases where they were just moving in the same direction without an active approach). </text:p>
      <text:p text:style-name="P8">Social network<text:change-end text:change-id="ct785422400"/><text:change text:change-id="ct242468568"/><text:change-start text:change-id="ct785422504"/></text:p>
      <text:p text:style-name="P1"><text:change-end text:change-id="ct785422504"/><text:change-start text:change-id="ct242467632"/>Keeping track of all the events that occurred between each pair of animals on a daily basis, we obtained social networks of dyadic (pairwise) interactions. The networks were formatted as square matrices, where the off-diagonal entries contained the number of events for a specific pair of animals. The networks obtained for social interaction events were undirected as no distinction was made between the partners taking place in the interaction. In other words, the matrices of social interaction networks are symmetric as the number of interaction between A and B is the same as between B and A. For approaches, however, the networks were directed, reflecting how the animals initiate of receive approaches and the corresponding matrices were asymmetric.<text:change-end text:change-id="ct242467632"/><text:change-start text:change-id="ct785423752"/> <text:change-end text:change-id="ct785423752"/><text:change-start text:change-id="ct242467944"/>Since each social interaction event has a duration (numb<text:change-end text:change-id="ct242467944"/><text:change-start text:change-id="ct242467112"/>er of frames the animals were within a 10cm radius) w<text:change-end text:change-id="ct242467112"/><text:change-start text:change-id="ct242468152"/>e also build undirected networks of mean inte<text:change-end text:change-id="ct242468152"/><text:change-start text:change-id="ct242467216"/>raction time representing <text:change-end text:change-id="ct242467216"/><text:change-start text:change-id="ct242468048"/>the average duration each pair of mice interacted with one another throughout the day<text:change-end text:change-id="ct242468048"/><text:change-start text:change-id="ct242467424"/>.<text:change-end text:change-id="ct242467424"/><text:change text:change-id="ct242467736"/><text:change-start text:change-id="ct242468776"/> <text:change-end text:change-id="ct242468776"/><text:change-start text:change-id="ct242468256"/></text:p>
      <text:p text:style-name="P1"><text:change-end text:change-id="ct242468256"/><text:change-start text:change-id="ct785426248"/>We <text:change-end text:change-id="ct785426248"/><text:change-start text:change-id="ct242468880"/>first <text:change-end text:change-id="ct242468880"/><text:change-start text:change-id="ct242468984"/>analyzed<text:change-end text:change-id="ct242468984"/><text:change-start text:change-id="ct785424792"/> networks<text:change-end text:change-id="ct785424792"/><text:change-start text:change-id="ct242469088"/> of interactions, approaches<text:change-end text:change-id="ct242469088"/><text:change-start text:change-id="ct242472832"/> and interaction time<text:change-end text:change-id="ct242472832"/><text:change text:change-id="ct242473352"/><text:change-start text:change-id="ct785426352"/> <text:change-end text:change-id="ct785426352"/><text:change text:change-id="ct242472936"/><text:change text:change-id="ct242471376"/><text:change-start text:change-id="ct785426560"/>aggregated over the first 2 weeks of the experiment. <text:change-end text:change-id="ct785426560"/><text:change text:change-id="ct242472728"/><text:change text:change-id="ct242470648"/><text:change text:change-id="ct242471480"/><text:change text:change-id="ct242471168"/><text:change text:change-id="ct242473040"/><text:change text:change-id="ct242472520"/><text:change text:change-id="ct242471272"/><text:change-start text:change-id="ct242472104"/>To study differences between OXTR-KO and controls<text:change-end text:change-id="ct242472104"/><text:change-start text:change-id="ct242471584"/>, we considered the total number of approaches initiated (outgoing) or received (ingoing) by each animal<text:change-end text:change-id="ct242471584"/><text:change-start text:change-id="ct242473144"/>, the total number of social interactions involving each animal as well as the <text:change-end text:change-id="ct242473144"/><text:change-start text:change-id="ct242471688"/>average total time each animal was interacting. This was <text:change-end text:change-id="ct242471688"/><text:change-start text:change-id="ct242470440"/>done by summing values of the columns of the <text:change-end text:change-id="ct242470440"/><text:change-start text:change-id="ct242471792"/>aggregated matrix, as each row represe<text:change-end text:change-id="ct242471792"/><text:change-start text:change-id="ct242473248"/>nts an animal. For ingoing approaches, rows were summed for each column<text:change-end text:change-id="ct242473248"/><text:change-start text:change-id="ct242472208"/> (the matrix is not symmetric)<text:change-end text:change-id="ct242472208"/><text:change text:change-id="ct242470336"/><text:change text:change-id="ct242470544"/><text:change-start text:change-id="ct242473456"/>.</text:p>
      <text:p text:style-name="P34">Graph pruning</text:p>
      <text:p text:style-name="P37">Aside from the analysis of aggregated quantities such as the total number of interaction or outgoing approaches, we were aiming to study the presence of specific structures in the social networks and the how the different animals of a group contribute to it. To do this, it is practical to represent the different networks as graphs were the nodes correspond to the different animals in the network and the edges show the number of events between two animals. However, due to the high number of events occuring daily, the graphs representing the different networks were very densily connected. Thus, graph pruning was necessary in order to observe meaningfull structures. Since the activity levels varied a lot from one group to the next, using a standard pruning approach based on an absolute or relative edge value threshold was impractical. We therefore decided to prune the graphs by retaining only the edges between two nodes (animals) if these were mutual nearest neighbors of order k (we assessed several possible n values, see supplement). That is, we keep an edge between animal A and B, if animal B was involved in the top n interactions of animal A (B is n nearest neighbor of A) and animal A was involved in the top n interactions of animal B (A is n nearest neighbor of B). See Fig. 4 for a graphical explanation of this procedure. The results presented in this article were obtained using n = 3.</text:p>
      <text:p text:style-name="P34">Rich clubs</text:p>
      <text:p text:style-name="P19"><text:change-end text:change-id="ct242473456"/><text:change-start text:change-id="ct242471896"/><text:span text:style-name="T30">Having obtained sparser and more interpretable graphs, we were particularly interested in exploring whether certain animals formed tightly interconnected subgroups. In particular, we looked for the presence of </text:span><text:span text:style-name="Emphasis"><text:span text:style-name="T30">rich clubs, </text:span></text:span><text:span text:style-name="Emphasis"><text:span text:style-name="T23">i.e.</text:span></text:span><text:span text:style-name="Emphasis"><text:span text:style-name="T30"> </text:span></text:span><text:span text:style-name="T30">groups of highly connected (</text:span><text:span text:style-name="T24">i.e.</text:span><text:span text:style-name="T30"> high degree) individuals that are also densely connected among themselves. </text:span><text:change-end text:change-id="ct242471896"/><text:change-start text:change-id="ct242470752"/><text:span text:style-name="T30">Formally,</text:span><text:change-end text:change-id="ct242470752"/><text:change-start text:change-id="ct242472000"/><text:span text:style-name="T30"> one usually speaks of rich club of degree k, if the nodes </text:span><text:span text:style-name="T32">v</text:span><text:span text:style-name="T30"> having a degree</text:span><text:change-end text:change-id="ct242472000"/><text:change-start text:change-id="ct785425520"/><text:span text:style-name="T30"> </text:span><text:change-end text:change-id="ct785425520"/><text:change-start text:change-id="ct785427288"/><text:span text:style-name="T30"><draw:frame draw:style-name="fr1" draw:name="Objet4" text:anchor-type="as-char" svg:y="-0.377cm" svg:width="1.979cm" svg:height="0.483cm" draw:z-index="2"><draw:object xlink:href="./Object 4" xlink:type="simple" xlink:show="embed" xlink:actuate="onLoad"/><draw:image xlink:href="./ObjectReplacements/Object 4" xlink:type="simple" xlink:show="embed" xlink:actuate="onLoad"/><svg:desc>formule</svg:desc></draw:frame></text:span><text:change-end text:change-id="ct785427288"/><text:change-start text:change-id="ct785427392"/><text:span text:style-name="T30"> </text:span><text:change-end text:change-id="ct785427392"/><text:change-start text:change-id="ct244377768"/><text:span text:style-name="T30">are more interconnected than random chance. </text:span><text:change-end text:change-id="ct244377768"/><text:change-start text:change-id="ct244375064"/><text:span text:style-name="T30">This can be quantified via the rich club coefficient</text:span><text:change-end text:change-id="ct244375064"/><text:change-start text:change-id="ct247901048"/><text:span text:style-name="T30">, <text:s text:c="3"/></text:span><text:soft-page-break/><text:span text:style-name="T30"><draw:frame draw:style-name="fr1" draw:name="Objet1" text:anchor-type="as-char" svg:y="-0.684cm" svg:width="5.717cm" svg:height="1.125cm" draw:z-index="0"><draw:object xlink:href="./Object 1" xlink:type="simple" xlink:show="embed" xlink:actuate="onLoad"/><draw:image xlink:href="./ObjectReplacements/Object 1" xlink:type="simple" xlink:show="embed" xlink:actuate="onLoad"/><svg:desc>formule</svg:desc></draw:frame></text:span><text:span text:style-name="T30"> where</text:span><text:change-end text:change-id="ct247901048"/><text:change-start text:change-id="ct785431448"/><text:span text:style-name="T30"> </text:span><text:change-end text:change-id="ct785431448"/><text:change-start text:change-id="ct785426040"/><text:span text:style-name="T30"><draw:frame draw:style-name="fr1" draw:name="Objet2" text:anchor-type="as-char" svg:y="-0.377cm" svg:width="0.665cm" svg:height="0.533cm" draw:z-index="1"><draw:object xlink:href="./Object 2" xlink:type="simple" xlink:show="embed" xlink:actuate="onLoad"/><draw:image xlink:href="./ObjectReplacements/Object 2" xlink:type="simple" xlink:show="embed" xlink:actuate="onLoad"/><svg:desc>formule</svg:desc></draw:frame></text:span><text:change-end text:change-id="ct785426040"/><text:change-start text:change-id="ct785432280"/><text:span text:style-name="T30"> </text:span><text:change-end text:change-id="ct785432280"/><text:change-start text:change-id="ct248932496"/><text:span text:style-name="T30">refers </text:span><text:change-end text:change-id="ct248932496"/><text:change-start text:change-id="ct248933224"/><text:span text:style-name="T30">to the sum of edges connecting the rich nodes </text:span><text:span text:style-name="T32">v</text:span><text:span text:style-name="T30"> having a degree </text:span><text:span text:style-name="T30"><draw:frame draw:style-name="fr1" draw:name="Objet3" text:anchor-type="as-char" svg:y="-0.377cm" svg:width="1.979cm" svg:height="0.483cm" draw:z-index="3"><draw:object xlink:href="./Object 3" xlink:type="simple" xlink:show="embed" xlink:actuate="onLoad"/><draw:image xlink:href="./ObjectReplacements/Object 3" xlink:type="simple" xlink:show="embed" xlink:actuate="onLoad"/></draw:frame></text:span><text:span text:style-name="T30"> and F </text:span><text:change-end text:change-id="ct248933224"/><text:change-start text:change-id="ct248933744"/><text:span text:style-name="T30">is the sum of all edges conncted to the rich nodes (Colizza, V., Flammini, A, 2006). The denominator is used for normalization and is computed following the same procedure on a random graph obtain by shuffling all the edges of the original graph. </text:span><text:change-end text:change-id="ct248933744"/><text:change-start text:change-id="ct247231672"/><text:span text:style-name="T30">Since most the graphs we analyzed had coefficients large</text:span><text:change-end text:change-id="ct247231672"/><text:change-start text:change-id="ct244139000"/><text:span text:style-name="T30">r than 1 (</text:span><text:span text:style-name="T24">i.e.</text:span><text:span text:style-name="T30"> indicating richness, see supplement) and the subset of rich nodes obtained after graph pruning was small, we make a slight abuse of notation and refer to these as the </text:span><text:span text:style-name="T32">rich club,</text:span><text:span text:style-name="T34"> for simplicity</text:span><text:span text:style-name="T30">.</text:span><text:change-end text:change-id="ct244139000"/><text:change-start text:change-id="ct396508224"/><text:span text:style-name="T30"> </text:span><text:change-end text:change-id="ct396508224"/><text:change-start text:change-id="ct397836912"/><text:span text:style-name="T30">Since we were interested to study if the rich clubs were stable in time, we assessed their existence by aggregating the social networks on a </text:span><text:change-end text:change-id="ct397836912"/><text:change-start text:change-id="ct397838472"/><text:span text:style-name="T30">3-day basis, as a 1-day basis makes visualization highly impractical</text:span><text:change-end text:change-id="ct397838472"/><text:change-start text:change-id="ct397837536"/><text:span text:style-name="T30">, and a 7-day basis would be too coarse.</text:span><text:change-end text:change-id="ct397837536"/><text:change-start text:change-id="ct249320592"/></text:p>
      <text:p text:style-name="P49"><text:change-end text:change-id="ct249320592"/><text:change-start text:change-id="ct396504376"/>Bootstrap hypothesis testing</text:p>
      <text:p text:style-name="P50">To assess the significance of our results regarding the rich clubs and their stability, we performed bootstrap tests. Bootstrap tests offer a way to quantify the sampling distribution of the summary statistic (mean, median…) of a population, i.e. to gauge the variability of an estimate derived from observed data. This is done by resampling multiple times from the available data. By computing the summary statistics of interest on each of the generated samples, we can quantify the variability of the estimate itself. </text:p>
      <text:p text:style-name="P48"><office:annotation office:name="__Annotation__6885_1410436609"><dc:creator>Corentin Nelias</dc:creator><dc:date>2025-06-26T12:12:48.62</dc:date><text:p text:style-name="P52"><text:span text:style-name="T39">I wrote this, but upon re-reading I do not think it is necessary anymore.</text:span></text:p></office:annotation>We used bootstrapping to perform hypothesis testing, comparing the values observed experimentally to the distribution of values obtained after multiple shuffling and resampling. For Example, to assess whether the finding that mutants are excluded from the rich clubs can be attributed to random chance, we shuffled the RFID tags of each group 1000 times and counted how many times the mutants ended up in the place occupied by the actual rich club (see Figure 8). The obtained distribution provides us with a confidence interval that can be used to judge the significance of the results. <text:change-end text:change-id="ct396504376"/><text:change-start text:change-id="ct397841800"/><office:annotation-end office:name="__Annotation__6885_1410436609"/><text:change-end text:change-id="ct397841800"/><text:change-start text:change-id="ct785431864"/></text:p>
      <text:p text:style-name="P44"><text:change-end text:change-id="ct785431864"/><text:change-start text:change-id="ct242470856"/>Graph theoritical metrics<text:change-end text:change-id="ct242470856"/><text:change-start text:change-id="ct785432904"/></text:p>
      <text:p text:style-name="P38"><text:change-end text:change-id="ct785432904"/><text:change-start text:change-id="ct397844504"/>To study <text:change-end text:change-id="ct397844504"/><text:change-start text:change-id="ct397845128"/>how stable rich clubs relate to controls and OXTR-KO, we<text:change-end text:change-id="ct397845128"/><text:change-start text:change-id="ct242470960"/> computed a set of graph metrics using the Python version of the ‘igraph’ toolbox (<text:span text:style-name="T20">Csardi, G., &amp; Nepusz, T. (2006)</text:span>)<office:annotation office:name="__Annotation__6918_1410436609"><dc:creator>Corentin Nelias</dc:creator><dc:date>2025-06-26T12:35:28.30</dc:date><text:p text:style-name="P52"><text:span text:style-name="T39">Maybe we don't need to share the code. Nature or nature com would require it, I don't know about molecular psychiatry/biology.</text:span></text:p></office:annotation><text:span text:style-name="T27">, except for the persistence (this work) which was written with Python's numpy package and for which the implementation is available at </text:span><text:span text:style-name="T28">DOI</text:span>.<office:annotation-end office:name="__Annotation__6918_1410436609"/> <text:change-end text:change-id="ct242470960"/><text:change-start text:change-id="ct397843984"/>For these metrics, we did not <text:change-end text:change-id="ct397843984"/><text:change-start text:change-id="ct397846064"/>aggregate the social networks (<text:span text:style-name="T21">i.e.</text:span> we compute each metric on a daily basis for each animal) since their time evolution carries valuable information. As we aimed to dis-entangle the effects of the OXTR-KO mices behavior from the corresponding reaction by the rest of the network, we used directed graphs obtained from the networks of approaches. Below, we provide a description of each metric used in the present work.</text:p>
      <text:list xml:id="list1265824458472888258" text:style-name="L3">
        <text:list-item>
          <text:p text:style-name="P28"><text:change-end text:change-id="ct397846064"/><text:change-start text:change-id="ct397848144"/><text:span text:style-name="Strong_20_Emphasis"><text:span text:style-name="T30">Out-Strength: For node </text:span></text:span><text:span text:style-name="Strong_20_Emphasis"><text:span text:style-name="T24">i</text:span></text:span><text:span text:style-name="Strong_20_Emphasis"><text:span text:style-name="T30">,</text:span></text:span><text:span text:style-name="T4"> </text:span><text:span text:style-name="T4"><draw:frame draw:style-name="fr1" draw:name="Objet5" text:anchor-type="as-char" svg:y="-0.437cm" svg:width="0.746cm" svg:height="0.591cm" draw:z-index="7"><draw:object xlink:href="./Object 5" xlink:type="simple" xlink:show="embed" xlink:actuate="onLoad"/><draw:image xlink:href="./ObjectReplacements/Object 5" xlink:type="simple" xlink:show="embed" xlink:actuate="onLoad"/></draw:frame></text:span><text:span text:style-name="T4">quantifies the cumulative influence of its outgoing connections. </text:span><text:span text:style-name="T22">i.e.</text:span><text:span text:style-name="T4"> </text:span><text:span text:style-name="T4"><draw:frame draw:style-name="fr1" draw:name="Objet6" text:anchor-type="as-char" svg:y="-0.437cm" svg:width="2.415cm" svg:height="0.938cm" draw:z-index="4"><draw:object xlink:href="./Object 6" xlink:type="simple" xlink:show="embed" xlink:actuate="onLoad"/><draw:image xlink:href="./ObjectReplacements/Object 6" xlink:type="simple" xlink:show="embed" xlink:actuate="onLoad"/><svg:desc>formule</svg:desc></draw:frame></text:span><text:span text:style-name="T4">where </text:span><text:span text:style-name="T35"><draw:frame draw:style-name="fr1" draw:name="Objet7" text:anchor-type="as-char" svg:y="-0.437cm" svg:width="0.923cm" svg:height="0.591cm" draw:z-index="5"><draw:object xlink:href="./Object 7" xlink:type="simple" xlink:show="embed" xlink:actuate="onLoad"/><draw:image xlink:href="./ObjectReplacements/Object 7" xlink:type="simple" xlink:show="embed" xlink:actuate="onLoad"/></draw:frame></text:span><text:span text:style-name="T35">is the set of neighboring nodes reached by </text:span><text:span text:style-name="T25">i's outgoing edges and </text:span><text:span text:style-name="T25"><draw:frame draw:style-name="fr1" draw:name="Objet8" text:anchor-type="as-char" svg:y="-0.377cm" svg:width="0.669cm" svg:height="0.533cm" draw:z-index="6"><draw:object xlink:href="./Object 8" xlink:type="simple" xlink:show="embed" xlink:actuate="onLoad"/><draw:image xlink:href="./ObjectReplacements/Object 8" xlink:type="simple" xlink:show="embed" xlink:actuate="onLoad"/><svg:desc>formule</svg:desc></draw:frame></text:span><text:span text:style-name="T25">is the value of these edges.</text:span></text:p>
        </text:list-item>
        <text:list-item>
          <text:p text:style-name="P28"><text:span text:style-name="T25">Out-degree: </text:span><text:span text:style-name="Strong_20_Emphasis"><text:span text:style-name="T25">For node i, it is the number of edges outgoing from i towards other nodes. This metric ignores the weight of the edges. </text:span></text:span></text:p>
        </text:list-item>
        <text:list-item>
          <text:p text:style-name="P28"><text:span text:style-name="Strong_20_Emphasis"><text:span text:style-name="T25">Summed in-jaccard similarity: </text:span></text:span><text:change-end text:change-id="ct397848144"/><text:change-start text:change-id="ct785463480"/><text:span text:style-name="Strong_20_Emphasis"><text:span text:style-name="T25">For node i, the summed in-Jaccard index is defined as the sum of the in-Jaccard values from i all other nodes in the network. </text:span></text:span><text:change-end text:change-id="ct785463480"/><text:change-start text:change-id="ct785461192"/><text:span text:style-name="Strong_20_Emphasis"><text:span text:style-name="T25">It captures the </text:span></text:span><text:soft-page-break/><text:span text:style-name="Strong_20_Emphasis"><text:span text:style-name="T25">homogeneity of the connections going towards i vs the rest of the network, or in other words </text:span></text:span><text:change-end text:change-id="ct785461192"/><text:change-start text:change-id="ct249334736"/><text:span text:style-name="Strong_20_Emphasis"><text:span text:style-name="T25">h</text:span></text:span><text:change-end text:change-id="ct249334736"/><text:change-start text:change-id="ct785381736"/><text:span text:style-name="Strong_20_Emphasis"><text:span text:style-name="T25">ow extensively i shares its sources of influence with other nodes in the network</text:span></text:span><text:change-end text:change-id="ct785381736"/><text:change-start text:change-id="ct249333384"/><text:span text:style-name="Strong_20_Emphasis"><text:span text:style-name="T25">. It is defined as </text:span></text:span><text:change-end text:change-id="ct249333384"/><text:span text:style-name="Strong_20_Emphasis"><text:span text:style-name="T25"><draw:frame draw:style-name="fr1" draw:name="Objet9" text:anchor-type="as-char" svg:y="-0.432cm" svg:width="3.083cm" svg:height="0.861cm" draw:z-index="8"><draw:object xlink:href="./Object 10" xlink:type="simple" xlink:show="embed" xlink:actuate="onLoad"/><draw:image xlink:href="./ObjectReplacements/Object 10" xlink:type="simple" xlink:show="embed" xlink:actuate="onLoad"/><svg:desc>formule</svg:desc></draw:frame></text:span></text:span><text:change-start text:change-id="ct785456824"/><text:span text:style-name="Strong_20_Emphasis"><text:span text:style-name="T25">with J(i, j) the </text:span></text:span><text:change-end text:change-id="ct785456824"/><text:change-start text:change-id="ct785456200"/><text:span text:style-name="Strong_20_Emphasis"><text:span text:style-name="T25">in-jaccard similarity between node i and node j given by </text:span></text:span><text:change-end text:change-id="ct785456200"/><text:span text:style-name="Strong_20_Emphasis"><text:span text:style-name="T25"><draw:frame draw:style-name="fr1" draw:name="Objet10" text:anchor-type="as-char" svg:y="-0.743cm" svg:width="4.676cm" svg:height="1.244cm" draw:z-index="9"><draw:object xlink:href="./Object 9" xlink:type="simple" xlink:show="embed" xlink:actuate="onLoad"/><draw:image xlink:href="./ObjectReplacements/Object 9" xlink:type="simple" xlink:show="embed" xlink:actuate="onLoad"/></draw:frame></text:span></text:span><text:change-start text:change-id="ct785454848"/><text:span text:style-name="Strong_20_Emphasis"><text:span text:style-name="T25">with </text:span></text:span><text:change-end text:change-id="ct785454848"/><text:span text:style-name="Strong_20_Emphasis"><text:span text:style-name="T25"><draw:frame draw:style-name="fr1" draw:name="Objet11" text:anchor-type="as-char" svg:y="-0.437cm" svg:width="1.369cm" svg:height="0.593cm" draw:z-index="10"><draw:object xlink:href="./Object 11" xlink:type="simple" xlink:show="embed" xlink:actuate="onLoad"/><draw:image xlink:href="./ObjectReplacements/Object 11" xlink:type="simple" xlink:show="embed" xlink:actuate="onLoad"/><svg:desc>formule</svg:desc></draw:frame></text:span></text:span><text:change-start text:change-id="ct785462128"/><text:span text:style-name="Strong_20_Emphasis"><text:span text:style-name="T25">and </text:span></text:span><text:change-end text:change-id="ct785462128"/><text:span text:style-name="Strong_20_Emphasis"><text:span text:style-name="T25"><draw:frame draw:style-name="fr1" draw:name="Objet12" text:anchor-type="as-char" svg:y="-0.437cm" svg:width="1.369cm" svg:height="0.593cm" draw:z-index="11"><draw:object xlink:href="./Object 12" xlink:type="simple" xlink:show="embed" xlink:actuate="onLoad"/><draw:image xlink:href="./ObjectReplacements/Object 12" xlink:type="simple" xlink:show="embed" xlink:actuate="onLoad"/><svg:desc>formule</svg:desc></draw:frame></text:span></text:span><text:change-start text:change-id="ct785367176"/><text:span text:style-name="Strong_20_Emphasis"><text:span text:style-name="T25">the set of nodes having an edge </text:span></text:span><text:change-end text:change-id="ct785367176"/><text:change-start text:change-id="ct785347520"/><text:span text:style-name="Strong_20_Emphasis"><text:span text:style-name="T25">towards I and j, respectively.</text:span></text:span></text:p>
        </text:list-item>
      </text:list>
      <text:list xml:id="list33829440" text:continue-list="list7896833712329833370" text:style-name="L1">
        <text:list-item>
          <text:p text:style-name="P9"><text:span text:style-name="Strong_20_Emphasis"><text:span text:style-name="T25">Persistence: </text:span></text:span><text:change-end text:change-id="ct785347520"/><text:change-start text:change-id="ct785345544"/><text:span text:style-name="Strong_20_Emphasis"><text:span text:style-name="T25">We define the persistence to be the sum of preserved edges between the graphs of the approach network </text:span></text:span><text:change-end text:change-id="ct785345544"/><text:change-start text:change-id="ct785344608"/><text:span text:style-name="Strong_20_Emphasis"><text:span text:style-name="T25">of two consecutive days. This quantifies the stability of the approach behavior of the mice in the network. We consider that an edge E is preserved if its value </text:span></text:span><text:change-end text:change-id="ct785344608"/><text:change-start text:change-id="ct785346480"/><text:span text:style-name="Strong_20_Emphasis"><text:span text:style-name="T25">at time t and t+1 did not differ by a factor more than 1.5, i.e.</text:span></text:span><text:span text:style-name="Strong_20_Emphasis"><text:span text:style-name="T25"><office:annotation office:name="__Annotation__7055_1410436609"><dc:creator>Corentin Nelias</dc:creator><dc:date>2025-06-26T13:54:04.08</dc:date><text:p text:style-name="P52"><text:span text:style-name="T39">The correl figures show 1.5 instead of 0.5. We need to correct this (0.5 is correct).</text:span></text:p></office:annotation></text:span></text:span><text:span text:style-name="Strong_20_Emphasis"><text:span text:style-name="T25"> </text:span></text:span><text:change-end text:change-id="ct785346480"/><text:span text:style-name="Strong_20_Emphasis"><text:span text:style-name="T25"><draw:frame draw:style-name="fr1" draw:name="Objet13" text:anchor-type="as-char" svg:y="-0.377cm" svg:width="4.673cm" svg:height="0.483cm" draw:z-index="12"><draw:object xlink:href="./Object 13" xlink:type="simple" xlink:show="embed" xlink:actuate="onLoad"/><draw:image xlink:href="./ObjectReplacements/Object 13" xlink:type="simple" xlink:show="embed" xlink:actuate="onLoad"/></draw:frame></text:span></text:span><text:change-start text:change-id="ct249336088"/><text:span text:style-name="Strong_20_Emphasis"><text:span text:style-name="T25">.</text:span></text:span><text:change-end text:change-id="ct249336088"/><text:change-start text:change-id="ct249342120"/><office:annotation-end office:name="__Annotation__7055_1410436609"/><text:change-end text:change-id="ct249342120"/><text:change text:change-id="ct785431136"/><text:change-start text:change-id="ct785432176"/></text:p>
        </text:list-item>
      </text:list>
      <text:p text:style-name="P31">Statistical analysis</text:p>
      <text:p text:style-name="P6"><text:span text:style-name="T4">Data processing was performed using custom-written scripts in Matlab (Mathworks), R </text:span><text:span text:style-name="T19">(</text:span><text:a xlink:type="simple" xlink:href="https://www.r-project.org/" text:style-name="Internet_20_link" text:visited-style-name="Visited_20_Internet_20_Link"><text:span text:style-name="T36">https://www.r-project.org/</text:span></text:a><text:span text:style-name="T19">) </text:span><text:span text:style-name="T4">or python (DeepLabCut, single-animal version </text:span><text:span text:style-name="T5">xx</text:span><text:span text:style-name="T4">). Information about statistical tests used is given either in the related method sections or the figure legends. LME designs are reported in the respective method section and were performed in Matlab. Results are reported with coefficient values and corresponding p-values. Social network analyses were conducted in </text:span><text:change-end text:change-id="ct785432176"/><text:change text:change-id="ct397843360"/><text:change-start text:change-id="ct397844088"/><text:span text:style-name="T4">Python</text:span><text:change-end text:change-id="ct397844088"/><text:change text:change-id="ct397848768"/><text:change-start text:change-id="ct397848456"/><text:span text:style-name="T4"> </text:span><text:change-end text:change-id="ct397848456"/><text:change-start text:change-id="ct785430824"/><text:span text:style-name="T4">using the ‘igraph’</text:span><text:change-end text:change-id="ct785430824"/><text:change text:change-id="ct397848664"/><text:change-start text:change-id="ct785433424"/><text:span text:style-name="T4"> toolboxes</text:span><text:change-end text:change-id="ct785433424"/><text:change-start text:change-id="ct397848560"/><text:span text:style-name="T4"> and the statistical analysis of the results was conducted using the numpy, pandas and scipy </text:span><text:change-end text:change-id="ct397848560"/><text:change-start text:change-id="ct397848872"/><text:span text:style-name="T4">packages</text:span><text:change-end text:change-id="ct397848872"/><text:change-start text:change-id="ct785432696"/><text:span text:style-name="T4">.</text:span></text:p>
      <text:p text:style-name="P39">For graphical visualization of statistical analyses: the sample sizes were reported directly next to the graph or in the respective figure legends; boxplots were centered on the median, solid polygons indicated the 25th and 75th percentiles and whiskers indicated the most extreme data points not including outliers. Outliers were indicated with circles; average values were reported with SEM. In all figures, exact p-values were reported, and the significance threshold was set to α=0.05.</text:p>
      <text:p text:style-name="P1"> </text:p>
      <text:p text:style-name="P5"/>
      <text:p text:style-name="P5"/>
      <text:p text:style-name="P5"/>
      <text:p text:style-name="P12"><text:change-end text:change-id="ct785432696"/><text:change-start text:change-id="ct242472312"/><text:span text:style-name="T4">Mathis, A., Mamidanna, P., Cury, K. M., Abe, T., Murthy, V. N., Mathis, M. W., &amp; Bethge, M. (2018). DeepLabCut: markerless pose estimation of user-defined body parts with deep learning. </text:span><text:span text:style-name="T33">Nat Neurosci</text:span><text:span text:style-name="T4">,</text:span><text:span text:style-name="T33"> 21</text:span><text:span text:style-name="T4">(9), 1281-1289. </text:span><text:a xlink:type="simple" xlink:href="https://doi.org/10.1038/s41593-018-0209-y" text:style-name="Internet_20_link" text:visited-style-name="Visited_20_Internet_20_Link"><text:span text:style-name="T4">https://doi.org/10.1038/s41593-018-0209-y</text:span></text:a><text:span text:style-name="T4"> </text:span></text:p>
      <text:p text:style-name="P12"><text:span text:style-name="T4">Nath, T., Mathis, A., Chen, A. C., Patel, A., Bethge, M., &amp; Mathis, M. W. (2019). Using DeepLabCut for 3D markerless pose estimation across species and behaviors. </text:span><text:span text:style-name="T33">Nat Protoc</text:span><text:span text:style-name="T4">,</text:span><text:span text:style-name="T33"> 14</text:span><text:span text:style-name="T4">(7), 2152-2176. </text:span><text:a xlink:type="simple" xlink:href="https://doi.org/10.1038/s41596-019-0176-0" text:style-name="Internet_20_link" text:visited-style-name="Visited_20_Internet_20_Link"><text:span text:style-name="T4">https://doi.org/10.1038/s41596-019-0176-0</text:span></text:a><text:span text:style-name="T4"> </text:span></text:p>
      <text:p text:style-name="P13"><text:span text:style-name="T4">Wang, F., Kessels, H. W., &amp; Hu, H. (2014). The mouse that roared: neural mechanisms of social hierarchy. </text:span><text:span text:style-name="T33">Trends Neurosci</text:span><text:span text:style-name="T4">,</text:span><text:span text:style-name="T33"> 37</text:span><text:span text:style-name="T4">(11), 674-682. </text:span><text:a xlink:type="simple" xlink:href="https://doi.org/10.1016/j.tins.2014.07.005" text:style-name="Internet_20_link" text:visited-style-name="Visited_20_Internet_20_Link"><text:span text:style-name="T4">https://doi.org/10.1016/j.tins.2014.07.005</text:span></text:a><text:span text:style-name="T4"> </text:span><text:change-end text:change-id="ct242472312"/><text:change-start text:change-id="ct397844400"/></text:p>
      <text:p text:style-name="P10"><text:change-end text:change-id="ct397844400"/><text:change-start text:change-id="ct397845024"/></text:p>
      <text:p text:style-name="P10"><text:change-end text:change-id="ct397845024"/><text:change text:change-id="ct242471064"/><text:change-start text:change-id="ct249314560"/>Colizza, V., Flammini, A., Serrano, M. A. &amp; Vespignani, A. Detecting rich-club</text:p>
      <text:p text:style-name="P15"><text:soft-page-break/><text:span text:style-name="T4">ordering in complex networks. Nature Phys. 2, 110–115 (2006).</text:span><text:change-end text:change-id="ct249314560"/><text:change-start text:change-id="ct249317160"/><text:span text:style-name="T4"> (</text:span><text:a xlink:type="simple" xlink:href="https://doi.org/10.1038/nphys209" text:style-name="Internet_20_link" text:visited-style-name="Visited_20_Internet_20_Link"><text:span text:style-name="T4">https://doi.org/10.1038/nphys209</text:span></text:a><text:span text:style-name="T4">)</text:span><text:change-end text:change-id="ct249317160"/><text:change-start text:change-id="ct397841280"/></text:p>
      <text:p text:style-name="P16"/>
      <text:p text:style-name="P15"><text:span text:style-name="T4">Csardi, G., &amp; Nepusz, T. (2006). The igraph software. </text:span><text:span text:style-name="T31">Complex syst</text:span><text:span text:style-name="T4">, </text:span><text:span text:style-name="T31">1695</text:span><text:span text:style-name="T4">, 1-9.(</text:span><text:change-end text:change-id="ct397841280"/><text:change-start text:change-id="ct397844920"/><text:a xlink:type="simple" xlink:href="https://igraph.org/" text:style-name="Internet_20_link" text:visited-style-name="Visited_20_Internet_20_Link"><text:span text:style-name="T4">https://igraph.org</text:span></text:a><text:change-end text:change-id="ct397844920"/><text:change-start text:change-id="ct397844608"/><text:span text:style-name="T4">)</text:span></text:p>
      <text:p text:style-name="P16"><text:change-end text:change-id="ct397844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1" svg:font-family="'Segoe UI'" style:font-family-generic="swiss"/>
    <style:font-face style:name="Courier New" svg:font-family="'Courier New'"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2" svg:font-family="'Segoe UI'"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3" style:font-size-complex="9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x_5f_msonormal" style:display-name="x_msonormal" style:family="paragraph" style:parent-style-name="Standard" style:default-outline-level="" style:list-style-name="">
      <style:paragraph-properties fo:margin-top="0.176cm" fo:margin-bottom="0.176cm" fo:line-height="100%"/>
      <style:text-properties style:font-name="Times New Roman" fo:font-size="12pt" fo:language="de" fo:country="DE" style:font-name-asian="Times New Roman1" style:font-size-asian="12pt" style:language-asian="de" style:country-asian="DE" style:font-name-complex="Times New Roman1" style:font-size-complex="12pt"/>
    </style:style>
    <style:style style:name="EndNote_20_Bibliography_20_Title" style:display-name="EndNote Bibliography Title" style:family="paragraph" style:parent-style-name="Standard" style:default-outline-level="" style:list-style-name="">
      <style:paragraph-properties fo:margin-top="0cm" fo:margin-bottom="0cm" fo:text-align="center" style:justify-single-word="false"/>
      <style:text-properties style:font-name="Calibri" style:font-name-complex="Calibri2"/>
    </style:style>
    <style:style style:name="EndNote_20_Bibliography" style:display-name="EndNote Bibliography" style:family="paragraph" style:parent-style-name="Standard" style:default-outline-level="" style:list-style-name="">
      <style:paragraph-properties fo:line-height="100%"/>
      <style:text-properties style:font-name="Calibri" style:font-name-complex="Calibri2"/>
    </style:style>
    <style:style style:name="Revision" style:family="paragraph" style:default-outline-level="" style:list-style-name="">
      <style:paragraph-properties fo:margin-top="0cm" fo:margin-bottom="0cm" fo:line-height="100%" fo:orphans="2" fo:widows="2" style:writing-mode="lr-tb"/>
      <style:text-properties style:use-window-font-color="true" fo:language="en" fo:country="US"/>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Sprechblasentext_20_Zchn" style:display-name="Sprechblasentext Zchn" style:family="text" style:parent-style-name="Default_20_Paragraph_20_Font">
      <style:text-properties style:font-name="Segoe UI" fo:font-size="9pt" style:font-size-asian="9pt" style:font-name-complex="Segoe UI3"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dNote_20_Bibliography_20_Title_20_Zchn" style:display-name="EndNote Bibliography Title Zchn" style:family="text" style:parent-style-name="Default_20_Paragraph_20_Font">
      <style:text-properties style:font-name="Calibri" fo:language="en" fo:country="US" style:font-name-complex="Calibri2"/>
    </style:style>
    <style:style style:name="EndNote_20_Bibliography_20_Zchn" style:display-name="EndNote Bibliography Zchn" style:family="text" style:parent-style-name="Default_20_Paragraph_20_Font">
      <style:text-properties style:font-name="Calibri" fo:language="en" fo:country="US" style:font-name-complex="Calibri2"/>
    </style:style>
    <style:style style:name="Unresolved_20_Mention" style:display-name="Unresolved Mention" style:family="text" style:parent-style-name="Default_20_Paragraph_20_Font">
      <style:text-properties fo:color="#605e5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olf, David</meta:initial-creator>
    <dc:creator>Corentin Nelias</dc:creator>
    <meta:editing-cycles>346</meta:editing-cycles>
    <meta:creation-date>2023-12-23T16:13:00</meta:creation-date>
    <dc:date>2025-06-26T13:56:08.50</dc:date>
    <meta:editing-duration>P1DT3H33M4S</meta:editing-duration>
    <meta:generator>OpenOffice/4.1.14$Win32 OpenOffice.org_project/4114m1$Build-9811</meta:generator>
    <meta:document-statistic meta:table-count="0" meta:image-count="0" meta:object-count="13" meta:page-count="9" meta:paragraph-count="151" meta:word-count="6094" meta:character-count="37661"/>
    <meta:user-defined meta:name="AppVersion">16.0000</meta:user-defined>
    <meta:user-defined meta:name="Company">ZI Man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sub>
        <mo stretchy="false">ϕ</mo>
        <mi mathvariant="italic">norm</mi>
      </msub>
      <mrow>
        <mrow>
          <mo stretchy="false">(</mo>
          <mrow>
            <mi>k</mi>
          </mrow>
          <mo stretchy="false">)</mo>
        </mrow>
        <mo stretchy="false">=</mo>
        <mrow>
          <mrow>
            <mo stretchy="false">(</mo>
            <mrow>
              <mfrac>
                <mrow>
                  <mn>2</mn>
                  <mi>E</mi>
                  <mrow>
                    <mo stretchy="false">(</mo>
                    <mrow>
                      <mi>k</mi>
                    </mrow>
                    <mo stretchy="false">)</mo>
                  </mrow>
                </mrow>
                <mrow>
                  <mi>F</mi>
                </mrow>
              </mfrac>
            </mrow>
            <mo stretchy="false">)</mo>
          </mrow>
          <mo stretchy="false">/</mo>
          <mrow>
            <mo stretchy="false">(</mo>
            <mrow>
              <mfrac>
                <mrow>
                  <mn>2</mn>
                  <msub>
                    <mi>E</mi>
                    <mi mathvariant="italic">rand</mi>
                  </msub>
                  <mrow>
                    <mo stretchy="false">(</mo>
                    <mrow>
                      <mi>k</mi>
                    </mrow>
                    <mo stretchy="false">)</mo>
                  </mrow>
                </mrow>
                <mrow>
                  <msub>
                    <mi>F</mi>
                    <mi mathvariant="italic">rand</mi>
                  </msub>
                </mrow>
              </mfrac>
            </mrow>
            <mo stretchy="false">)</mo>
          </mrow>
        </mrow>
      </mrow>
    </mrow>
    <annotation encoding="StarMath 5.0">%phi_norm(k) = ({2E(k)} over {F}) / ({2E_rand(k)} over {F_rand})</annotation>
  </semantics>
</math>
</file>

<file path=Object 10/content.xml><?xml version="1.0" encoding="utf-8"?>
<math xmlns="http://www.w3.org/1998/Math/MathML">
  <semantics>
    <mrow>
      <mover accent="true">
        <mrow>
          <mi>J</mi>
        </mrow>
        <mo>¯</mo>
      </mover>
      <mrow>
        <mrow>
          <mo stretchy="false">(</mo>
          <mrow>
            <mi>i</mi>
          </mrow>
          <mo stretchy="false">)</mo>
        </mrow>
        <mo stretchy="false">=</mo>
        <mrow>
          <munder>
            <mo stretchy="false">∑</mo>
            <mrow>
              <mrow>
                <mi>j</mi>
                <mo stretchy="false">≠</mo>
                <mi>i</mi>
              </mrow>
            </mrow>
          </munder>
          <mi>J</mi>
        </mrow>
      </mrow>
      <mrow>
        <mo stretchy="false">(</mo>
        <mrow>
          <mi>i</mi>
          <mi>,</mi>
          <mi>j</mi>
        </mrow>
        <mo stretchy="false">)</mo>
      </mrow>
    </mrow>
    <annotation encoding="StarMath 5.0">overline {J}(i) = sum from{j &lt;&gt; i} J(i, j)</annotation>
  </semantics>
</math>
</file>

<file path=Object 11/content.xml><?xml version="1.0" encoding="utf-8"?>
<math xmlns="http://www.w3.org/1998/Math/MathML">
  <semantics>
    <mrow>
      <msubsup>
        <mi>N</mi>
        <mi>i</mi>
        <mi mathvariant="italic">ingoing</mi>
      </msubsup>
    </mrow>
    <annotation encoding="StarMath 5.0">N_i^ingoing</annotation>
  </semantics>
</math>
</file>

<file path=Object 12/content.xml><?xml version="1.0" encoding="utf-8"?>
<math xmlns="http://www.w3.org/1998/Math/MathML">
  <semantics>
    <mrow>
      <msubsup>
        <mi>N</mi>
        <mi>j</mi>
        <mi mathvariant="italic">ingoing</mi>
      </msubsup>
    </mrow>
    <annotation encoding="StarMath 5.0">N_j^ingoing</annotation>
  </semantics>
</math>
</file>

<file path=Object 13/content.xml><?xml version="1.0" encoding="utf-8"?>
<math xmlns="http://www.w3.org/1998/Math/MathML">
  <semantics>
    <mrow>
      <mrow>
        <mrow>
          <mo stretchy="false">∣</mo>
          <mrow>
            <mi>E</mi>
            <mrow>
              <mrow>
                <mo stretchy="false">(</mo>
                <mrow>
                  <mi>t</mi>
                </mrow>
                <mo stretchy="false">)</mo>
              </mrow>
              <mo stretchy="false">−</mo>
              <mi>E</mi>
            </mrow>
            <mrow>
              <mo stretchy="false">(</mo>
              <mrow>
                <mrow>
                  <mi>t</mi>
                  <mo stretchy="false">+</mo>
                  <mn>1</mn>
                </mrow>
              </mrow>
              <mo stretchy="false">)</mo>
            </mrow>
          </mrow>
          <mo stretchy="false">∣</mo>
        </mrow>
        <mo stretchy="false">&lt;</mo>
        <mn>0.5</mn>
      </mrow>
      <mi>E</mi>
      <mrow>
        <mo stretchy="false">(</mo>
        <mrow>
          <mi>t</mi>
        </mrow>
        <mo stretchy="false">)</mo>
      </mrow>
    </mrow>
    <annotation encoding="StarMath 5.0">lline E(t) - E(t+1) rline  &lt; 0.5 E(t)</annotation>
  </semantics>
</math>
</file>

<file path=Object 2/content.xml><?xml version="1.0" encoding="utf-8"?>
<math xmlns="http://www.w3.org/1998/Math/MathML">
  <semantics>
    <mrow>
      <msub>
        <mi>E</mi>
        <mi>k</mi>
      </msub>
    </mrow>
    <annotation encoding="StarMath 5.0">E_k</annotation>
  </semantics>
</math>
</file>

<file path=Object 3/content.xml><?xml version="1.0" encoding="utf-8"?>
<math xmlns="http://www.w3.org/1998/Math/MathML">
  <semantics>
    <mrow>
      <mi mathvariant="italic">deg</mi>
      <mrow>
        <mrow>
          <mo stretchy="false">(</mo>
          <mrow>
            <mi>v</mi>
          </mrow>
          <mo stretchy="false">)</mo>
        </mrow>
        <mo stretchy="false">⩾</mo>
        <mi>k</mi>
      </mrow>
    </mrow>
    <annotation encoding="StarMath 5.0">deg(v) geslant k</annotation>
  </semantics>
</math>
</file>

<file path=Object 4/content.xml><?xml version="1.0" encoding="utf-8"?>
<math xmlns="http://www.w3.org/1998/Math/MathML">
  <semantics>
    <mrow>
      <mi mathvariant="italic">deg</mi>
      <mrow>
        <mrow>
          <mo stretchy="false">(</mo>
          <mrow>
            <mi>v</mi>
          </mrow>
          <mo stretchy="false">)</mo>
        </mrow>
        <mo stretchy="false">⩾</mo>
        <mi>k</mi>
      </mrow>
    </mrow>
    <annotation encoding="StarMath 5.0">deg(v) geslant k</annotation>
  </semantics>
</math>
</file>

<file path=Object 5/content.xml><?xml version="1.0" encoding="utf-8"?>
<math xmlns="http://www.w3.org/1998/Math/MathML">
  <semantics>
    <mrow>
      <msubsup>
        <mi>s</mi>
        <mi>i</mi>
        <mi mathvariant="italic">out</mi>
      </msubsup>
    </mrow>
    <annotation encoding="StarMath 5.0">s_i^out</annotation>
  </semantics>
</math>
</file>

<file path=Object 6/content.xml><?xml version="1.0" encoding="utf-8"?>
<math xmlns="http://www.w3.org/1998/Math/MathML">
  <semantics>
    <mrow>
      <mrow>
        <msubsup>
          <mi>s</mi>
          <mi>i</mi>
          <mi mathvariant="italic">out</mi>
        </msubsup>
        <mo stretchy="false">=</mo>
        <mrow>
          <munder>
            <mo stretchy="false">∑</mo>
            <mrow>
              <mi>j</mi>
              <mo stretchy="false">∈</mo>
              <msubsup>
                <mi>N</mi>
                <mi>i</mi>
                <mi mathvariant="italic">out</mi>
              </msubsup>
            </mrow>
          </munder>
          <msub>
            <mi>w</mi>
            <mi mathvariant="italic">ij</mi>
          </msub>
        </mrow>
      </mrow>
    </mrow>
    <annotation encoding="StarMath 5.0">s_i^out = sum from j in N_i^out w_ij
 </annotation>
  </semantics>
</math>
</file>

<file path=Object 7/content.xml><?xml version="1.0" encoding="utf-8"?>
<math xmlns="http://www.w3.org/1998/Math/MathML">
  <semantics>
    <mrow>
      <msubsup>
        <mi>N</mi>
        <mi>i</mi>
        <mi mathvariant="italic">out</mi>
      </msubsup>
    </mrow>
    <annotation encoding="StarMath 5.0">N_i^out</annotation>
  </semantics>
</math>
</file>

<file path=Object 8/content.xml><?xml version="1.0" encoding="utf-8"?>
<math xmlns="http://www.w3.org/1998/Math/MathML">
  <semantics>
    <mrow>
      <msub>
        <mi>w</mi>
        <mi mathvariant="italic">ij</mi>
      </msub>
    </mrow>
    <annotation encoding="StarMath 5.0">w_ij</annotation>
  </semantics>
</math>
</file>

<file path=Object 9/content.xml><?xml version="1.0" encoding="utf-8"?>
<math xmlns="http://www.w3.org/1998/Math/MathML">
  <semantics>
    <mrow>
      <mi>J</mi>
      <mrow>
        <mrow>
          <mo stretchy="false">(</mo>
          <mrow>
            <mi>i</mi>
            <mi>,</mi>
            <mi>j</mi>
          </mrow>
          <mo stretchy="false">)</mo>
        </mrow>
        <mo stretchy="false">=</mo>
        <mfrac>
          <mrow>
            <mrow>
              <mo stretchy="false">∣</mo>
              <mrow>
                <mrow>
                  <msubsup>
                    <mi>N</mi>
                    <mi>i</mi>
                    <mi mathvariant="italic">ingoing</mi>
                  </msubsup>
                  <mo stretchy="false">∩</mo>
                  <msubsup>
                    <mi>N</mi>
                    <mi>j</mi>
                    <mi mathvariant="italic">ingoing</mi>
                  </msubsup>
                </mrow>
              </mrow>
              <mo stretchy="false">∣</mo>
            </mrow>
          </mrow>
          <mrow>
            <mrow>
              <mo stretchy="false">∣</mo>
              <mrow>
                <mrow>
                  <msubsup>
                    <mi>N</mi>
                    <mi>i</mi>
                    <mi mathvariant="italic">ingoing</mi>
                  </msubsup>
                  <mo stretchy="false">∪</mo>
                  <msubsup>
                    <mi>N</mi>
                    <mi>j</mi>
                    <mi mathvariant="italic">ingoing</mi>
                  </msubsup>
                </mrow>
              </mrow>
              <mo stretchy="false">∣</mo>
            </mrow>
          </mrow>
        </mfrac>
      </mrow>
    </mrow>
    <annotation encoding="StarMath 5.0">J(i, j) = {lline N_i^ingoing intersection N_j^ingoing rline} over {lline N_i^ingoing union N_j^ingoing rline} </annotation>
  </semantics>
</math>
</file>